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ce2"/>
        <table:table-column table:style-name="co1" table:default-cell-style-name="ce4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<text:a xlink:href="https://en.wikipedia.org/wiki/Ticker_symbol" xlink:type="simple">Symbol</text:a> 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<text:a xlink:href="https://en.wikipedia.org/wiki/Global_Industry_Classification_Standard" xlink:type="simple">GICS</text:a> Sector</text:p>
          </table:table-cell>
          <table:table-cell table:style-name="ce3" office:value-type="string" calcext:value-type="string">
            <text:p>GICS Sub-Industry</text:p>
          </table:table-cell>
          <table:table-cell table:style-name="ce3" office:value-type="string" calcext:value-type="string">
            <text:p>Headquarters Location</text:p>
          </table:table-cell>
          <table:table-cell table:style-name="ce3" office:value-type="string" calcext:value-type="string">
            <text:p>Date added</text:p>
          </table:table-cell>
          <table:table-cell table:style-name="ce1" office:value-type="string" calcext:value-type="string">
            <text:p><text:a xlink:href="https://en.wikipedia.org/wiki/Central_Index_Key" xlink:type="simple">CIK</text:a></text:p>
          </table:table-cell>
          <table:table-cell table:style-name="ce3" office:value-type="string" calcext:value-type="string">
            <text:p>Founded </text:p>
          </table:table-cell>
        </table:table-row>
        <table:table-row table:style-name="ro2">
          <table:table-cell office:value-type="string" calcext:value-type="string">
            <text:p><text:a xlink:href="https://www.nyse.com/quote/XNYS:MMM" xlink:type="simple">MMM</text:a> </text:p>
          </table:table-cell>
          <table:table-cell office:value-type="string" calcext:value-type="string">
            <text:p><text:a xlink:href="https://en.wikipedia.org/wiki/3M" xlink:type="simple">3M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Saint_Paul,_Minnesota" xlink:type="simple">Saint Paul, Minnesota</text:a></text:p>
          </table:table-cell>
          <table:table-cell office:value-type="string" calcext:value-type="string">
            <text:p>1957-03-04</text:p>
          </table:table-cell>
          <table:table-cell office:value-type="float" office:value="66740" calcext:value-type="float">
            <text:p>66740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<text:a xlink:href="https://www.nyse.com/quote/XNYS:AOS" xlink:type="simple">AOS</text:a> </text:p>
          </table:table-cell>
          <table:table-cell office:value-type="string" calcext:value-type="string">
            <text:p><text:a xlink:href="https://en.wikipedia.org/wiki/A._O._Smith" xlink:type="simple">A. O. Smith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  <table:table-cell office:value-type="string" calcext:value-type="string">
            <text:p>2017-07-26</text:p>
          </table:table-cell>
          <table:table-cell office:value-type="float" office:value="91142" calcext:value-type="float">
            <text:p>91142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<text:a xlink:href="https://www.nyse.com/quote/XNYS:ABT" xlink:type="simple">ABT</text:a> </text:p>
          </table:table-cell>
          <table:table-cell office:value-type="string" calcext:value-type="string">
            <text:p><text:a xlink:href="https://en.wikipedia.org/wiki/Abbott_Laboratories" xlink:type="simple">Abbott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North_Chicago,_Illinois" xlink:type="simple">North Chicago, Illinois</text:a></text:p>
          </table:table-cell>
          <table:table-cell office:value-type="string" calcext:value-type="string">
            <text:p>1957-03-04</text:p>
          </table:table-cell>
          <table:table-cell office:value-type="float" office:value="1800" calcext:value-type="float">
            <text:p>1800</text:p>
          </table:table-cell>
          <table:table-cell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<text:a xlink:href="https://www.nyse.com/quote/XNYS:ABBV" xlink:type="simple">ABBV</text:a> </text:p>
          </table:table-cell>
          <table:table-cell office:value-type="string" calcext:value-type="string">
            <text:p><text:a xlink:href="https://en.wikipedia.org/wiki/AbbVie" xlink:type="simple">AbbVi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orth_Chicago,_Illinois" xlink:type="simple">North Chicago, Illinois</text:a></text:p>
          </table:table-cell>
          <table:table-cell office:value-type="string" calcext:value-type="string">
            <text:p>2012-12-31</text:p>
          </table:table-cell>
          <table:table-cell office:value-type="float" office:value="1551152" calcext:value-type="float">
            <text:p>1551152</text:p>
          </table:table-cell>
          <table:table-cell office:value-type="string" calcext:value-type="string">
            <text:p>2013 (1888) </text:p>
          </table:table-cell>
        </table:table-row>
        <table:table-row table:style-name="ro2">
          <table:table-cell office:value-type="string" calcext:value-type="string">
            <text:p><text:a xlink:href="https://www.nyse.com/quote/XNYS:ACN" xlink:type="simple">ACN</text:a> </text:p>
          </table:table-cell>
          <table:table-cell office:value-type="string" calcext:value-type="string">
            <text:p><text:a xlink:href="https://en.wikipedia.org/wiki/Accenture" xlink:type="simple">Accentur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1-07-06</text:p>
          </table:table-cell>
          <table:table-cell office:value-type="float" office:value="1467373" calcext:value-type="float">
            <text:p>1467373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office:value-type="string" calcext:value-type="string">
            <text:p><text:a xlink:href="http://www.nasdaq.com/symbol/atvi" xlink:type="simple">ATVI</text:a> </text:p>
          </table:table-cell>
          <table:table-cell office:value-type="string" calcext:value-type="string">
            <text:p><text:a xlink:href="https://en.wikipedia.org/wiki/Activision_Blizzard" xlink:type="simple">Activision Blizzard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Home Entertainment</text:p>
          </table:table-cell>
          <table:table-cell office:value-type="string" calcext:value-type="string">
            <text:p><text:a xlink:href="https://en.wikipedia.org/wiki/Santa_Monica,_California" xlink:type="simple">Santa Monica, California</text:a></text:p>
          </table:table-cell>
          <table:table-cell office:value-type="string" calcext:value-type="string">
            <text:p>2015-08-31</text:p>
          </table:table-cell>
          <table:table-cell office:value-type="float" office:value="718877" calcext:value-type="float">
            <text:p>718877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office:value-type="string" calcext:value-type="string">
            <text:p><text:a xlink:href="https://www.nyse.com/quote/XNYS:ADM" xlink:type="simple">ADM</text:a> </text:p>
          </table:table-cell>
          <table:table-cell office:value-type="string" calcext:value-type="string">
            <text:p><text:a xlink:href="https://en.wikipedia.org/wiki/ADM_(company)" xlink:type="simple">ADM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Agricultural Produc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57-03-04</text:p>
          </table:table-cell>
          <table:table-cell office:value-type="float" office:value="7084" calcext:value-type="float">
            <text:p>7084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<text:a xlink:href="http://www.nasdaq.com/symbol/adbe" xlink:type="simple">ADBE</text:a> </text:p>
          </table:table-cell>
          <table:table-cell office:value-type="string" calcext:value-type="string">
            <text:p><text:a xlink:href="https://en.wikipedia.org/wiki/Adobe_Inc." xlink:type="simple">Adobe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1997-05-05</text:p>
          </table:table-cell>
          <table:table-cell office:value-type="float" office:value="796343" calcext:value-type="float">
            <text:p>796343</text:p>
          </table:table-cell>
          <table:table-cell office:value-type="float" office:value="1982" calcext:value-type="float">
            <text:p>1982</text:p>
          </table:table-cell>
        </table:table-row>
        <table:table-row table:style-name="ro3">
          <table:table-cell office:value-type="string" calcext:value-type="string">
            <text:p><text:a xlink:href="http://www.nasdaq.com/symbol/adp" xlink:type="simple">ADP</text:a> </text:p>
          </table:table-cell>
          <table:table-cell office:value-type="string" calcext:value-type="string">
            <text:p><text:a xlink:href="https://en.wikipedia.org/wiki/ADP_(company)" xlink:type="simple">ADP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Roseland,_New_Jersey" xlink:type="simple">Roseland, New Jersey</text:a></text:p>
          </table:table-cell>
          <table:table-cell office:value-type="string" calcext:value-type="string">
            <text:p>1981-03-31</text:p>
          </table:table-cell>
          <table:table-cell office:value-type="float" office:value="8670" calcext:value-type="float">
            <text:p>8670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<text:a xlink:href="https://www.nyse.com/quote/XNYS:AAP" xlink:type="simple">AAP</text:a> </text:p>
          </table:table-cell>
          <table:table-cell office:value-type="string" calcext:value-type="string">
            <text:p><text:a xlink:href="https://en.wikipedia.org/wiki/Advance_Auto_Parts" xlink:type="simple">Advance Auto Pa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tive Retail</text:p>
          </table:table-cell>
          <table:table-cell office:value-type="string" calcext:value-type="string">
            <text:p><text:a xlink:href="https://en.wikipedia.org/wiki/Raleigh,_North_Carolina" xlink:type="simple">Raleigh, North Carolina</text:a></text:p>
          </table:table-cell>
          <table:table-cell office:value-type="string" calcext:value-type="string">
            <text:p>2015-07-09</text:p>
          </table:table-cell>
          <table:table-cell office:value-type="float" office:value="1158449" calcext:value-type="float">
            <text:p>1158449</text:p>
          </table:table-cell>
          <table:table-cell office:value-type="float" office:value="1932" calcext:value-type="float">
            <text:p>1932</text:p>
          </table:table-cell>
        </table:table-row>
        <table:table-row table:style-name="ro4">
          <table:table-cell office:value-type="string" calcext:value-type="string">
            <text:p><text:a xlink:href="https://www.nyse.com/quote/XNYS:AES" xlink:type="simple">AES</text:a> </text:p>
          </table:table-cell>
          <table:table-cell office:value-type="string" calcext:value-type="string">
            <text:p><text:a xlink:href="https://en.wikipedia.org/wiki/AES_Corporation" xlink:type="simple">AES Corporatio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Independent Power Producers &amp; Energy Traders</text:p>
          </table:table-cell>
          <table:table-cell office:value-type="string" calcext:value-type="string">
            <text:p><text:a xlink:href="https://en.wikipedia.org/wiki/Arlington,_Virginia" xlink:type="simple">Arlington, Virginia</text:a></text:p>
          </table:table-cell>
          <table:table-cell office:value-type="string" calcext:value-type="string">
            <text:p>1998-10-02</text:p>
          </table:table-cell>
          <table:table-cell office:value-type="float" office:value="874761" calcext:value-type="float">
            <text:p>874761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<text:a xlink:href="https://www.nyse.com/quote/XNYS:AFL" xlink:type="simple">AFL</text:a> </text:p>
          </table:table-cell>
          <table:table-cell office:value-type="string" calcext:value-type="string">
            <text:p><text:a xlink:href="https://en.wikipedia.org/wiki/Aflac" xlink:type="simple">Aflac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Columbus,_Georgia" xlink:type="simple">Columbus, Georgia</text:a></text:p>
          </table:table-cell>
          <table:table-cell office:value-type="string" calcext:value-type="string">
            <text:p>1999-05-28</text:p>
          </table:table-cell>
          <table:table-cell office:value-type="float" office:value="4977" calcext:value-type="float">
            <text:p>4977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<text:a xlink:href="https://www.nyse.com/quote/XNYS:A" xlink:type="simple">A</text:a> </text:p>
          </table:table-cell>
          <table:table-cell office:value-type="string" calcext:value-type="string">
            <text:p><text:a xlink:href="https://en.wikipedia.org/wiki/Agilent_Technologies" xlink:type="simple">Agilent Technologi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00-06-05</text:p>
          </table:table-cell>
          <table:table-cell office:value-type="float" office:value="1090872" calcext:value-type="float">
            <text:p>1090872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<text:a xlink:href="https://www.nyse.com/quote/XNYS:APD" xlink:type="simple">APD</text:a> </text:p>
          </table:table-cell>
          <table:table-cell office:value-type="string" calcext:value-type="string">
            <text:p><text:a xlink:href="https://en.wikipedia.org/wiki/Air_Products_and_Chemicals" xlink:type="simple">Air Products and Chemical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Industrial Gases</text:p>
          </table:table-cell>
          <table:table-cell office:value-type="string" calcext:value-type="string">
            <text:p><text:a xlink:href="https://en.wikipedia.org/wiki/Allentown,_Pennsylvania" xlink:type="simple">Allentown, Pennsylvania</text:a></text:p>
          </table:table-cell>
          <table:table-cell office:value-type="string" calcext:value-type="string">
            <text:p>1985-04-30</text:p>
          </table:table-cell>
          <table:table-cell office:value-type="float" office:value="2969" calcext:value-type="float">
            <text:p>2969</text:p>
          </table:table-cell>
          <table:table-cell office:value-type="float" office:value="1940" calcext:value-type="float">
            <text:p>1940</text:p>
          </table:table-cell>
        </table:table-row>
        <table:table-row table:style-name="ro2">
          <table:table-cell office:value-type="string" calcext:value-type="string">
            <text:p><text:a xlink:href="http://www.nasdaq.com/symbol/akam" xlink:type="simple">AKAM</text:a> </text:p>
          </table:table-cell>
          <table:table-cell office:value-type="string" calcext:value-type="string">
            <text:p><text:a xlink:href="https://en.wikipedia.org/wiki/Akamai" xlink:type="simple">Akamai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ervices &amp; Infrastructure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  <table:table-cell office:value-type="string" calcext:value-type="string">
            <text:p>2007-07-12</text:p>
          </table:table-cell>
          <table:table-cell office:value-type="float" office:value="1086222" calcext:value-type="float">
            <text:p>1086222</text:p>
          </table:table-cell>
          <table:table-cell office:value-type="float" office:value="1998" calcext:value-type="float">
            <text:p>1998</text:p>
          </table:table-cell>
        </table:table-row>
        <table:table-row table:style-name="ro5">
          <table:table-cell office:value-type="string" calcext:value-type="string">
            <text:p><text:a xlink:href="https://www.nyse.com/quote/XNYS:ALK" xlink:type="simple">ALK</text:a> </text:p>
          </table:table-cell>
          <table:table-cell office:value-type="string" calcext:value-type="string">
            <text:p><text:a xlink:href="https://en.wikipedia.org/wiki/Alaska_Air_Group" xlink:type="simple">Alaska Air Grou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SeaTac,_Washington" xlink:type="simple">SeaTac, Washington</text:a></text:p>
          </table:table-cell>
          <table:table-cell office:value-type="string" calcext:value-type="string">
            <text:p>2016-05-13</text:p>
          </table:table-cell>
          <table:table-cell office:value-type="float" office:value="766421" calcext:value-type="float">
            <text:p>766421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<text:a xlink:href="https://www.nyse.com/quote/XNYS:ALB" xlink:type="simple">ALB</text:a> </text:p>
          </table:table-cell>
          <table:table-cell office:value-type="string" calcext:value-type="string">
            <text:p><text:a xlink:href="https://en.wikipedia.org/wiki/Albemarle_Corporation" xlink:type="simple">Albemarle Corporation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2016-07-01</text:p>
          </table:table-cell>
          <table:table-cell office:value-type="float" office:value="915913" calcext:value-type="float">
            <text:p>915913</text:p>
          </table:table-cell>
          <table:table-cell office:value-type="float" office:value="1994" calcext:value-type="float">
            <text:p>1994</text:p>
          </table:table-cell>
        </table:table-row>
        <table:table-row table:style-name="ro5">
          <table:table-cell office:value-type="string" calcext:value-type="string">
            <text:p><text:a xlink:href="https://www.nyse.com/quote/XNYS:ARE" xlink:type="simple">ARE</text:a> </text:p>
          </table:table-cell>
          <table:table-cell office:value-type="string" calcext:value-type="string">
            <text:p><text:a xlink:href="https://en.wikipedia.org/wiki/Alexandria_Real_Estate_Equities" xlink:type="simple">Alexandria Real Estate Equi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string" calcext:value-type="string">
            <text:p><text:a xlink:href="https://en.wikipedia.org/wiki/Pasadena,_California" xlink:type="simple">Pasadena, California</text:a></text:p>
          </table:table-cell>
          <table:table-cell office:value-type="string" calcext:value-type="string">
            <text:p>2017-03-20</text:p>
          </table:table-cell>
          <table:table-cell office:value-type="float" office:value="1035443" calcext:value-type="float">
            <text:p>1035443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<text:a xlink:href="http://www.nasdaq.com/symbol/algn" xlink:type="simple">ALGN</text:a> </text:p>
          </table:table-cell>
          <table:table-cell office:value-type="string" calcext:value-type="string">
            <text:p><text:a xlink:href="https://en.wikipedia.org/wiki/Align_Technology" xlink:type="simple">Align Technology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Tempe,_Arizona" xlink:type="simple">Tempe, Arizona</text:a></text:p>
          </table:table-cell>
          <table:table-cell office:value-type="string" calcext:value-type="string">
            <text:p>2017-06-19</text:p>
          </table:table-cell>
          <table:table-cell office:value-type="float" office:value="1097149" calcext:value-type="float">
            <text:p>1097149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<text:a xlink:href="https://www.nyse.com/quote/XNYS:ALLE" xlink:type="simple">ALLE</text:a> </text:p>
          </table:table-cell>
          <table:table-cell office:value-type="string" calcext:value-type="string">
            <text:p><text:a xlink:href="https://en.wikipedia.org/wiki/Allegion" xlink:type="simple">Alleg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3-12-02</text:p>
          </table:table-cell>
          <table:table-cell office:value-type="float" office:value="1579241" calcext:value-type="float">
            <text:p>1579241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<text:a xlink:href="http://www.nasdaq.com/symbol/lnt" xlink:type="simple">LNT</text:a> </text:p>
          </table:table-cell>
          <table:table-cell office:value-type="string" calcext:value-type="string">
            <text:p><text:a xlink:href="https://en.wikipedia.org/wiki/Alliant_Energy" xlink:type="simple">Alliant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Madison,_Wisconsin" xlink:type="simple">Madison, Wisconsin</text:a></text:p>
          </table:table-cell>
          <table:table-cell office:value-type="string" calcext:value-type="string">
            <text:p>2016-07-01</text:p>
          </table:table-cell>
          <table:table-cell office:value-type="float" office:value="352541" calcext:value-type="float">
            <text:p>352541</text:p>
          </table:table-cell>
          <table:table-cell office:value-type="float" office:value="1917" calcext:value-type="float">
            <text:p>1917</text:p>
          </table:table-cell>
        </table:table-row>
        <table:table-row table:style-name="ro2">
          <table:table-cell office:value-type="string" calcext:value-type="string">
            <text:p><text:a xlink:href="https://www.nyse.com/quote/XNYS:ALL" xlink:type="simple">ALL</text:a> </text:p>
          </table:table-cell>
          <table:table-cell office:value-type="string" calcext:value-type="string">
            <text:p><text:a xlink:href="https://en.wikipedia.org/wiki/Allstate" xlink:type="simple">Allstat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Northfield_Township,_Illinois" xlink:type="simple">Northfield Township, Illinois</text:a></text:p>
          </table:table-cell>
          <table:table-cell office:value-type="string" calcext:value-type="string">
            <text:p>1995-07-13</text:p>
          </table:table-cell>
          <table:table-cell office:value-type="float" office:value="899051" calcext:value-type="float">
            <text:p>899051</text:p>
          </table:table-cell>
          <table:table-cell office:value-type="float" office:value="1931" calcext:value-type="float">
            <text:p>1931</text:p>
          </table:table-cell>
        </table:table-row>
        <table:table-row table:style-name="ro2">
          <table:table-cell office:value-type="string" calcext:value-type="string">
            <text:p><text:a xlink:href="http://www.nasdaq.com/symbol/googl" xlink:type="simple">GOOGL</text:a> </text:p>
          </table:table-cell>
          <table:table-cell office:value-type="string" calcext:value-type="string">
            <text:p><text:a xlink:href="https://en.wikipedia.org/wiki/Alphabet_Inc." xlink:type="simple">Alphabet Inc.</text:a> (Class A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office:value-type="string" calcext:value-type="string">
            <text:p>2014-04-03</text:p>
          </table:table-cell>
          <table:table-cell office:value-type="float" office:value="1652044" calcext:value-type="float">
            <text:p>1652044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string" calcext:value-type="string">
            <text:p><text:a xlink:href="http://www.nasdaq.com/symbol/goog" xlink:type="simple">GOOG</text:a> </text:p>
          </table:table-cell>
          <table:table-cell office:value-type="string" calcext:value-type="string">
            <text:p><text:a xlink:href="https://en.wikipedia.org/wiki/Alphabet_Inc." xlink:type="simple">Alphabet Inc.</text:a> (Class C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office:value-type="string" calcext:value-type="string">
            <text:p>2006-04-03</text:p>
          </table:table-cell>
          <table:table-cell office:value-type="float" office:value="1652044" calcext:value-type="float">
            <text:p>1652044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<text:a xlink:href="https://www.nyse.com/quote/XNYS:MO" xlink:type="simple">MO</text:a> </text:p>
          </table:table-cell>
          <table:table-cell office:value-type="string" calcext:value-type="string">
            <text:p><text:a xlink:href="https://en.wikipedia.org/wiki/Altria" xlink:type="simple">Altria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  <table:table-cell office:value-type="string" calcext:value-type="string">
            <text:p>1957-03-04</text:p>
          </table:table-cell>
          <table:table-cell office:value-type="float" office:value="764180" calcext:value-type="float">
            <text:p>764180</text:p>
          </table:table-cell>
          <table:table-cell office:value-type="float" office:value="1985" calcext:value-type="float">
            <text:p>1985</text:p>
          </table:table-cell>
        </table:table-row>
        <table:table-row table:style-name="ro3">
          <table:table-cell office:value-type="string" calcext:value-type="string">
            <text:p><text:a xlink:href="http://www.nasdaq.com/symbol/amzn" xlink:type="simple">AMZN</text:a> </text:p>
          </table:table-cell>
          <table:table-cell office:value-type="string" calcext:value-type="string">
            <text:p><text:a xlink:href="https://en.wikipedia.org/wiki/Amazon_(company)" xlink:type="simple">Amaz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05-11-18</text:p>
          </table:table-cell>
          <table:table-cell office:value-type="float" office:value="1018724" calcext:value-type="float">
            <text:p>1018724</text:p>
          </table:table-cell>
          <table:table-cell office:value-type="float" office:value="1994" calcext:value-type="float">
            <text:p>1994</text:p>
          </table:table-cell>
        </table:table-row>
        <table:table-row table:style-name="ro3">
          <table:table-cell office:value-type="string" calcext:value-type="string">
            <text:p><text:a xlink:href="https://www.nyse.com/quote/XNYS:AMCR" xlink:type="simple">AMCR</text:a> </text:p>
          </table:table-cell>
          <table:table-cell office:value-type="string" calcext:value-type="string">
            <text:p><text:a xlink:href="https://en.wikipedia.org/wiki/Amcor" xlink:type="simple">Amcor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Warmley" xlink:type="simple">Warmley</text:a>, <text:a xlink:href="https://en.wikipedia.org/wiki/Bristol" xlink:type="simple">Bristol</text:a>, United Kingdom</text:p>
          </table:table-cell>
          <table:table-cell office:value-type="string" calcext:value-type="string">
            <text:p>2019-06-07</text:p>
          </table:table-cell>
          <table:table-cell office:value-type="float" office:value="1748790" calcext:value-type="float">
            <text:p>1748790</text:p>
          </table:table-cell>
          <table:table-cell office:value-type="string" calcext:value-type="string">
            <text:p>2019 (1860) </text:p>
          </table:table-cell>
        </table:table-row>
        <table:table-row table:style-name="ro1">
          <table:table-cell office:value-type="string" calcext:value-type="string">
            <text:p><text:a xlink:href="http://www.nasdaq.com/symbol/amd" xlink:type="simple">AMD</text:a> </text:p>
          </table:table-cell>
          <table:table-cell office:value-type="string" calcext:value-type="string">
            <text:p><text:a xlink:href="https://en.wikipedia.org/wiki/AMD" xlink:type="simple">AMD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17-03-20</text:p>
          </table:table-cell>
          <table:table-cell office:value-type="float" office:value="2488" calcext:value-type="float">
            <text:p>2488</text:p>
          </table:table-cell>
          <table:table-cell office:value-type="float" office:value="1969" calcext:value-type="float">
            <text:p>1969</text:p>
          </table:table-cell>
        </table:table-row>
        <table:table-row table:style-name="ro5">
          <table:table-cell office:value-type="string" calcext:value-type="string">
            <text:p><text:a xlink:href="https://www.nyse.com/quote/XNYS:AEE" xlink:type="simple">AEE</text:a> </text:p>
          </table:table-cell>
          <table:table-cell office:value-type="string" calcext:value-type="string">
            <text:p><text:a xlink:href="https://en.wikipedia.org/wiki/Ameren" xlink:type="simple">Amere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t._Louis,_Missouri" xlink:type="simple">St. Louis, Missouri</text:a></text:p>
          </table:table-cell>
          <table:table-cell office:value-type="string" calcext:value-type="string">
            <text:p>1991-09-19</text:p>
          </table:table-cell>
          <table:table-cell office:value-type="float" office:value="1002910" calcext:value-type="float">
            <text:p>1002910</text:p>
          </table:table-cell>
          <table:table-cell office:value-type="float" office:value="1902" calcext:value-type="float">
            <text:p>1902</text:p>
          </table:table-cell>
        </table:table-row>
        <table:table-row table:style-name="ro5">
          <table:table-cell office:value-type="string" calcext:value-type="string">
            <text:p><text:a xlink:href="http://www.nasdaq.com/symbol/aal" xlink:type="simple">AAL</text:a> </text:p>
          </table:table-cell>
          <table:table-cell office:value-type="string" calcext:value-type="string">
            <text:p><text:a xlink:href="https://en.wikipedia.org/wiki/American_Airlines_Group" xlink:type="simple">American Airlines Grou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Fort_Worth,_Texas" xlink:type="simple">Fort Worth, Texas</text:a></text:p>
          </table:table-cell>
          <table:table-cell office:value-type="string" calcext:value-type="string">
            <text:p>2015-03-23</text:p>
          </table:table-cell>
          <table:table-cell office:value-type="float" office:value="6201" calcext:value-type="float">
            <text:p>6201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<text:a xlink:href="http://www.nasdaq.com/symbol/aep" xlink:type="simple">AEP</text:a> </text:p>
          </table:table-cell>
          <table:table-cell office:value-type="string" calcext:value-type="string">
            <text:p><text:a xlink:href="https://en.wikipedia.org/wiki/American_Electric_Power" xlink:type="simple">American Electric Power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  <table:table-cell office:value-type="string" calcext:value-type="string">
            <text:p>1957-03-04</text:p>
          </table:table-cell>
          <table:table-cell office:value-type="float" office:value="4904" calcext:value-type="float">
            <text:p>4904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<text:a xlink:href="https://www.nyse.com/quote/XNYS:AXP" xlink:type="simple">AXP</text:a> </text:p>
          </table:table-cell>
          <table:table-cell office:value-type="string" calcext:value-type="string">
            <text:p><text:a xlink:href="https://en.wikipedia.org/wiki/American_Express" xlink:type="simple">American Expres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76-06-30</text:p>
          </table:table-cell>
          <table:table-cell office:value-type="float" office:value="4962" calcext:value-type="float">
            <text:p>4962</text:p>
          </table:table-cell>
          <table:table-cell office:value-type="float" office:value="1850" calcext:value-type="float">
            <text:p>1850</text:p>
          </table:table-cell>
        </table:table-row>
        <table:table-row table:style-name="ro2">
          <table:table-cell office:value-type="string" calcext:value-type="string">
            <text:p><text:a xlink:href="https://www.nyse.com/quote/XNYS:AIG" xlink:type="simple">AIG</text:a> </text:p>
          </table:table-cell>
          <table:table-cell office:value-type="string" calcext:value-type="string">
            <text:p><text:a xlink:href="https://en.wikipedia.org/wiki/American_International_Group" xlink:type="simple">American International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80-03-31</text:p>
          </table:table-cell>
          <table:table-cell office:value-type="float" office:value="5272" calcext:value-type="float">
            <text:p>5272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<text:a xlink:href="https://www.nyse.com/quote/XNYS:AMT" xlink:type="simple">AMT</text:a> </text:p>
          </table:table-cell>
          <table:table-cell office:value-type="string" calcext:value-type="string">
            <text:p><text:a xlink:href="https://en.wikipedia.org/wiki/American_Tower" xlink:type="simple">American Tower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07-11-19</text:p>
          </table:table-cell>
          <table:table-cell office:value-type="float" office:value="1053507" calcext:value-type="float">
            <text:p>1053507</text:p>
          </table:table-cell>
          <table:table-cell office:value-type="float" office:value="1995" calcext:value-type="float">
            <text:p>1995</text:p>
          </table:table-cell>
        </table:table-row>
        <table:table-row table:style-name="ro5">
          <table:table-cell office:value-type="string" calcext:value-type="string">
            <text:p><text:a xlink:href="https://www.nyse.com/quote/XNYS:AWK" xlink:type="simple">AWK</text:a> </text:p>
          </table:table-cell>
          <table:table-cell office:value-type="string" calcext:value-type="string">
            <text:p><text:a xlink:href="https://en.wikipedia.org/wiki/American_Water_Works" xlink:type="simple">American Water Work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Water Utilities</text:p>
          </table:table-cell>
          <table:table-cell office:value-type="string" calcext:value-type="string">
            <text:p><text:a xlink:href="https://en.wikipedia.org/wiki/Camden,_New_Jersey" xlink:type="simple">Camden, New Jersey</text:a></text:p>
          </table:table-cell>
          <table:table-cell office:value-type="string" calcext:value-type="string">
            <text:p>2016-03-04</text:p>
          </table:table-cell>
          <table:table-cell office:value-type="float" office:value="1410636" calcext:value-type="float">
            <text:p>1410636</text:p>
          </table:table-cell>
          <table:table-cell office:value-type="float" office:value="1886" calcext:value-type="float">
            <text:p>1886</text:p>
          </table:table-cell>
        </table:table-row>
        <table:table-row table:style-name="ro3">
          <table:table-cell office:value-type="string" calcext:value-type="string">
            <text:p><text:a xlink:href="https://www.nyse.com/quote/XNYS:AMP" xlink:type="simple">AMP</text:a> </text:p>
          </table:table-cell>
          <table:table-cell office:value-type="string" calcext:value-type="string">
            <text:p><text:a xlink:href="https://en.wikipedia.org/wiki/Ameriprise_Financial" xlink:type="simple">Ameriprise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office:value-type="string" calcext:value-type="string">
            <text:p>2005-10-03</text:p>
          </table:table-cell>
          <table:table-cell office:value-type="float" office:value="820027" calcext:value-type="float">
            <text:p>820027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<text:a xlink:href="https://www.nyse.com/quote/XNYS:ABC" xlink:type="simple">ABC</text:a> </text:p>
          </table:table-cell>
          <table:table-cell office:value-type="string" calcext:value-type="string">
            <text:p><text:a xlink:href="https://en.wikipedia.org/wiki/AmerisourceBergen" xlink:type="simple">AmerisourceBerge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Conshohocken,_Pennsylvania" xlink:type="simple">Conshohocken, Pennsylvania</text:a></text:p>
          </table:table-cell>
          <table:table-cell office:value-type="string" calcext:value-type="string">
            <text:p>2001-08-30</text:p>
          </table:table-cell>
          <table:table-cell office:value-type="float" office:value="1140859" calcext:value-type="float">
            <text:p>1140859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string" calcext:value-type="string">
            <text:p><text:a xlink:href="https://www.nyse.com/quote/XNYS:AME" xlink:type="simple">AME</text:a> </text:p>
          </table:table-cell>
          <table:table-cell office:value-type="string" calcext:value-type="string">
            <text:p><text:a xlink:href="https://en.wikipedia.org/wiki/Ametek" xlink:type="simple">Ametek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Berwyn,_Pennsylvania" xlink:type="simple">Berwyn, Pennsylvania</text:a></text:p>
          </table:table-cell>
          <table:table-cell office:value-type="string" calcext:value-type="string">
            <text:p>2013-09-23</text:p>
          </table:table-cell>
          <table:table-cell office:value-type="float" office:value="1037868" calcext:value-type="float">
            <text:p>1037868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<text:a xlink:href="http://www.nasdaq.com/symbol/amgn" xlink:type="simple">AMGN</text:a> </text:p>
          </table:table-cell>
          <table:table-cell office:value-type="string" calcext:value-type="string">
            <text:p><text:a xlink:href="https://en.wikipedia.org/wiki/Amgen" xlink:type="simple">Amge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Thousand_Oaks,_California" xlink:type="simple">Thousand Oaks, California</text:a></text:p>
          </table:table-cell>
          <table:table-cell office:value-type="string" calcext:value-type="string">
            <text:p>1992-01-02</text:p>
          </table:table-cell>
          <table:table-cell office:value-type="float" office:value="318154" calcext:value-type="float">
            <text:p>318154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<text:a xlink:href="https://www.nyse.com/quote/XNYS:APH" xlink:type="simple">APH</text:a> </text:p>
          </table:table-cell>
          <table:table-cell office:value-type="string" calcext:value-type="string">
            <text:p><text:a xlink:href="https://en.wikipedia.org/wiki/Amphenol" xlink:type="simple">Amphenol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string" calcext:value-type="string">
            <text:p><text:a xlink:href="https://en.wikipedia.org/wiki/Wallingford,_Connecticut" xlink:type="simple">Wallingford, Connecticut</text:a></text:p>
          </table:table-cell>
          <table:table-cell office:value-type="string" calcext:value-type="string">
            <text:p>2008-09-30</text:p>
          </table:table-cell>
          <table:table-cell office:value-type="float" office:value="820313" calcext:value-type="float">
            <text:p>820313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string" calcext:value-type="string">
            <text:p><text:a xlink:href="http://www.nasdaq.com/symbol/adi" xlink:type="simple">ADI</text:a> </text:p>
          </table:table-cell>
          <table:table-cell office:value-type="string" calcext:value-type="string">
            <text:p><text:a xlink:href="https://en.wikipedia.org/wiki/Analog_Devices" xlink:type="simple">Analog Devic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Wilmington,_Massachusetts" xlink:type="simple">Wilmington, Massachusetts</text:a></text:p>
          </table:table-cell>
          <table:table-cell office:value-type="string" calcext:value-type="string">
            <text:p>1999-10-12</text:p>
          </table:table-cell>
          <table:table-cell office:value-type="float" office:value="6281" calcext:value-type="float">
            <text:p>6281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<text:a xlink:href="http://www.nasdaq.com/symbol/anss" xlink:type="simple">ANSS</text:a> </text:p>
          </table:table-cell>
          <table:table-cell office:value-type="string" calcext:value-type="string">
            <text:p><text:a xlink:href="https://en.wikipedia.org/wiki/Ansys" xlink:type="simple">Ansy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Canonsburg,_Pennsylvania" xlink:type="simple">Canonsburg, Pennsylvania</text:a></text:p>
          </table:table-cell>
          <table:table-cell office:value-type="string" calcext:value-type="string">
            <text:p>2017-06-19</text:p>
          </table:table-cell>
          <table:table-cell office:value-type="float" office:value="1013462" calcext:value-type="float">
            <text:p>1013462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<text:a xlink:href="https://www.nyse.com/quote/XNYS:AON" xlink:type="simple">AON</text:a> </text:p>
          </table:table-cell>
          <table:table-cell office:value-type="string" calcext:value-type="string">
            <text:p><text:a xlink:href="https://en.wikipedia.org/wiki/Aon_(company)" xlink:type="simple">A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London,_UK" xlink:type="simple">London, UK</text:a></text:p>
          </table:table-cell>
          <table:table-cell office:value-type="string" calcext:value-type="string">
            <text:p>1996-04-23</text:p>
          </table:table-cell>
          <table:table-cell office:value-type="float" office:value="315293" calcext:value-type="float">
            <text:p>315293</text:p>
          </table:table-cell>
          <table:table-cell office:value-type="string" calcext:value-type="string">
            <text:p>1982 (1919) </text:p>
          </table:table-cell>
        </table:table-row>
        <table:table-row table:style-name="ro2">
          <table:table-cell office:value-type="string" calcext:value-type="string">
            <text:p><text:a xlink:href="http://www.nasdaq.com/symbol/apa" xlink:type="simple">APA</text:a> </text:p>
          </table:table-cell>
          <table:table-cell office:value-type="string" calcext:value-type="string">
            <text:p><text:a xlink:href="https://en.wikipedia.org/wiki/APA_Corporation" xlink:type="simple">APA Corporatio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97-07-28</text:p>
          </table:table-cell>
          <table:table-cell office:value-type="float" office:value="1841666" calcext:value-type="float">
            <text:p>1841666</text:p>
          </table:table-cell>
          <table:table-cell office:value-type="float" office:value="1954" calcext:value-type="float">
            <text:p>1954</text:p>
          </table:table-cell>
        </table:table-row>
        <table:table-row table:style-name="ro3">
          <table:table-cell office:value-type="string" calcext:value-type="string">
            <text:p><text:a xlink:href="http://www.nasdaq.com/symbol/aapl" xlink:type="simple">AAPL</text:a> </text:p>
          </table:table-cell>
          <table:table-cell office:value-type="string" calcext:value-type="string">
            <text:p><text:a xlink:href="https://en.wikipedia.org/wiki/Apple_Inc." xlink:type="simple">Apple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Cupertino,_California" xlink:type="simple">Cupertino, California</text:a></text:p>
          </table:table-cell>
          <table:table-cell office:value-type="string" calcext:value-type="string">
            <text:p>1982-11-30</text:p>
          </table:table-cell>
          <table:table-cell office:value-type="float" office:value="320193" calcext:value-type="float">
            <text:p>320193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<text:a xlink:href="http://www.nasdaq.com/symbol/amat" xlink:type="simple">AMAT</text:a> </text:p>
          </table:table-cell>
          <table:table-cell office:value-type="string" calcext:value-type="string">
            <text:p><text:a xlink:href="https://en.wikipedia.org/wiki/Applied_Materials" xlink:type="simple">Applied Material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1995-03-16</text:p>
          </table:table-cell>
          <table:table-cell office:value-type="float" office:value="6951" calcext:value-type="float">
            <text:p>6951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<text:a xlink:href="https://www.nyse.com/quote/XNYS:APTV" xlink:type="simple">APTV</text:a> </text:p>
          </table:table-cell>
          <table:table-cell office:value-type="string" calcext:value-type="string">
            <text:p><text:a xlink:href="https://en.wikipedia.org/wiki/Aptiv" xlink:type="simple">Aptiv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 Parts &amp; Equipment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2-12-24</text:p>
          </table:table-cell>
          <table:table-cell office:value-type="float" office:value="1521332" calcext:value-type="float">
            <text:p>1521332</text:p>
          </table:table-cell>
          <table:table-cell office:value-type="float" office:value="1994" calcext:value-type="float">
            <text:p>1994</text:p>
          </table:table-cell>
        </table:table-row>
        <table:table-row table:style-name="ro5">
          <table:table-cell office:value-type="string" calcext:value-type="string">
            <text:p><text:a xlink:href="http://www.nasdaq.com/symbol/acgl" xlink:type="simple">ACGL</text:a> </text:p>
          </table:table-cell>
          <table:table-cell office:value-type="string" calcext:value-type="string">
            <text:p><text:a xlink:href="https://en.wikipedia.org/wiki/Arch_Capital_Group" xlink:type="simple">Arch Capital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insurance</text:p>
          </table:table-cell>
          <table:table-cell office:value-type="string" calcext:value-type="string">
            <text:p><text:a xlink:href="https://en.wikipedia.org/wiki/Hamilton,_Bermuda" xlink:type="simple">Hamilton, Bermuda</text:a></text:p>
          </table:table-cell>
          <table:table-cell office:value-type="string" calcext:value-type="string">
            <text:p>2022-11-01</text:p>
          </table:table-cell>
          <table:table-cell office:value-type="float" office:value="947484" calcext:value-type="float">
            <text:p>947484</text:p>
          </table:table-cell>
          <table:table-cell office:value-type="float" office:value="1995" calcext:value-type="float">
            <text:p>1995</text:p>
          </table:table-cell>
        </table:table-row>
        <table:table-row table:style-name="ro2">
          <table:table-cell office:value-type="string" calcext:value-type="string">
            <text:p><text:a xlink:href="https://www.nyse.com/quote/XNYS:ANET" xlink:type="simple">ANET</text:a> </text:p>
          </table:table-cell>
          <table:table-cell office:value-type="string" calcext:value-type="string">
            <text:p><text:a xlink:href="https://en.wikipedia.org/wiki/Arista_Networks" xlink:type="simple">Arista Network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18-08-28</text:p>
          </table:table-cell>
          <table:table-cell office:value-type="float" office:value="1596532" calcext:value-type="float">
            <text:p>1596532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s://www.nyse.com/quote/XNYS:AJG" xlink:type="simple">AJG</text:a> </text:p>
          </table:table-cell>
          <table:table-cell office:value-type="string" calcext:value-type="string">
            <text:p><text:a xlink:href="https://en.wikipedia.org/wiki/Arthur_J._Gallagher_%26_Co." xlink:type="simple">Arthur J. Gallagher &amp; Co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Rolling_Meadows,_Illinois" xlink:type="simple">Rolling Meadows, Illinois</text:a></text:p>
          </table:table-cell>
          <table:table-cell office:value-type="string" calcext:value-type="string">
            <text:p>2016-05-31</text:p>
          </table:table-cell>
          <table:table-cell office:value-type="float" office:value="354190" calcext:value-type="float">
            <text:p>354190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<text:a xlink:href="https://www.nyse.com/quote/XNYS:AIZ" xlink:type="simple">AIZ</text:a> </text:p>
          </table:table-cell>
          <table:table-cell office:value-type="string" calcext:value-type="string">
            <text:p><text:a xlink:href="https://en.wikipedia.org/wiki/Assurant" xlink:type="simple">Assurant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7-04-10</text:p>
          </table:table-cell>
          <table:table-cell office:value-type="float" office:value="1267238" calcext:value-type="float">
            <text:p>1267238</text:p>
          </table:table-cell>
          <table:table-cell office:value-type="float" office:value="1892" calcext:value-type="float">
            <text:p>1892</text:p>
          </table:table-cell>
        </table:table-row>
        <table:table-row table:style-name="ro3">
          <table:table-cell office:value-type="string" calcext:value-type="string">
            <text:p><text:a xlink:href="https://www.nyse.com/quote/XNYS:T" xlink:type="simple">T</text:a> </text:p>
          </table:table-cell>
          <table:table-cell office:value-type="string" calcext:value-type="string">
            <text:p><text:a xlink:href="https://en.wikipedia.org/wiki/AT%26T" xlink:type="simple">AT&amp;T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grated Telecommunication Servic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1983-11-30</text:p>
          </table:table-cell>
          <table:table-cell office:value-type="float" office:value="732717" calcext:value-type="float">
            <text:p>732717</text:p>
          </table:table-cell>
          <table:table-cell office:value-type="string" calcext:value-type="string">
            <text:p>1983 (1885) </text:p>
          </table:table-cell>
        </table:table-row>
        <table:table-row table:style-name="ro5">
          <table:table-cell office:value-type="string" calcext:value-type="string">
            <text:p><text:a xlink:href="https://www.nyse.com/quote/XNYS:ATO" xlink:type="simple">ATO</text:a> </text:p>
          </table:table-cell>
          <table:table-cell office:value-type="string" calcext:value-type="string">
            <text:p><text:a xlink:href="https://en.wikipedia.org/wiki/Atmos_Energy" xlink:type="simple">Atmos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Gas Utiliti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2019-02-15</text:p>
          </table:table-cell>
          <table:table-cell office:value-type="float" office:value="731802" calcext:value-type="float">
            <text:p>731802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<text:a xlink:href="http://www.nasdaq.com/symbol/adsk" xlink:type="simple">ADSK</text:a> </text:p>
          </table:table-cell>
          <table:table-cell office:value-type="string" calcext:value-type="string">
            <text:p><text:a xlink:href="https://en.wikipedia.org/wiki/Autodesk" xlink:type="simple">Autodesk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1989-12-01</text:p>
          </table:table-cell>
          <table:table-cell office:value-type="float" office:value="769397" calcext:value-type="float">
            <text:p>769397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<text:a xlink:href="https://www.nyse.com/quote/XNYS:AZO" xlink:type="simple">AZO</text:a> </text:p>
          </table:table-cell>
          <table:table-cell office:value-type="string" calcext:value-type="string">
            <text:p><text:a xlink:href="https://en.wikipedia.org/wiki/AutoZone" xlink:type="simple">AutoZone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  <table:table-cell office:value-type="string" calcext:value-type="string">
            <text:p>1997-01-02</text:p>
          </table:table-cell>
          <table:table-cell office:value-type="float" office:value="866787" calcext:value-type="float">
            <text:p>866787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<text:a xlink:href="https://www.nyse.com/quote/XNYS:AVB" xlink:type="simple">AVB</text:a> </text:p>
          </table:table-cell>
          <table:table-cell office:value-type="string" calcext:value-type="string">
            <text:p><text:a xlink:href="https://en.wikipedia.org/wiki/AvalonBay_Communities" xlink:type="simple">AvalonBay Communi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Arlington,_Virginia" xlink:type="simple">Arlington, Virginia</text:a></text:p>
          </table:table-cell>
          <table:table-cell office:value-type="string" calcext:value-type="string">
            <text:p>2007-01-10</text:p>
          </table:table-cell>
          <table:table-cell office:value-type="float" office:value="915912" calcext:value-type="float">
            <text:p>915912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<text:a xlink:href="https://www.nyse.com/quote/XNYS:AVY" xlink:type="simple">AVY</text:a> </text:p>
          </table:table-cell>
          <table:table-cell office:value-type="string" calcext:value-type="string">
            <text:p><text:a xlink:href="https://en.wikipedia.org/wiki/Avery_Dennison" xlink:type="simple">Avery Dennison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Glendale,_California" xlink:type="simple">Glendale, California</text:a></text:p>
          </table:table-cell>
          <table:table-cell office:value-type="string" calcext:value-type="string">
            <text:p>1987-12-31</text:p>
          </table:table-cell>
          <table:table-cell office:value-type="float" office:value="8818" calcext:value-type="float">
            <text:p>8818</text:p>
          </table:table-cell>
          <table:table-cell office:value-type="float" office:value="1990" calcext:value-type="float">
            <text:p>1990</text:p>
          </table:table-cell>
        </table:table-row>
        <table:table-row table:style-name="ro2">
          <table:table-cell office:value-type="string" calcext:value-type="string">
            <text:p><text:a xlink:href="http://www.nasdaq.com/symbol/bkr" xlink:type="simple">BKR</text:a> </text:p>
          </table:table-cell>
          <table:table-cell office:value-type="string" calcext:value-type="string">
            <text:p><text:a xlink:href="https://en.wikipedia.org/wiki/Baker_Hughes" xlink:type="simple">Baker Hugh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7-07-07</text:p>
          </table:table-cell>
          <table:table-cell office:value-type="float" office:value="1701605" calcext:value-type="float">
            <text:p>1701605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<text:a xlink:href="https://www.nyse.com/quote/XNYS:BALL" xlink:type="simple">BALL</text:a> </text:p>
          </table:table-cell>
          <table:table-cell office:value-type="string" calcext:value-type="string">
            <text:p><text:a xlink:href="https://en.wikipedia.org/wiki/Ball_Corporation" xlink:type="simple">Ball Corporation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 &amp; Glass Containers</text:p>
          </table:table-cell>
          <table:table-cell office:value-type="string" calcext:value-type="string">
            <text:p><text:a xlink:href="https://en.wikipedia.org/wiki/Broomfield,_Colorado" xlink:type="simple">Broomfield, Colorado</text:a></text:p>
          </table:table-cell>
          <table:table-cell office:value-type="string" calcext:value-type="string">
            <text:p>1984-10-31</text:p>
          </table:table-cell>
          <table:table-cell office:value-type="float" office:value="9389" calcext:value-type="float">
            <text:p>9389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<text:a xlink:href="https://www.nyse.com/quote/XNYS:BAC" xlink:type="simple">BAC</text:a> </text:p>
          </table:table-cell>
          <table:table-cell office:value-type="string" calcext:value-type="string">
            <text:p><text:a xlink:href="https://en.wikipedia.org/wiki/Bank_of_America" xlink:type="simple">Bank of America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76-06-30</text:p>
          </table:table-cell>
          <table:table-cell office:value-type="float" office:value="70858" calcext:value-type="float">
            <text:p>70858</text:p>
          </table:table-cell>
          <table:table-cell office:value-type="string" calcext:value-type="string">
            <text:p>1998 (1923 / 1874) </text:p>
          </table:table-cell>
        </table:table-row>
        <table:table-row table:style-name="ro1">
          <table:table-cell office:value-type="string" calcext:value-type="string">
            <text:p><text:a xlink:href="https://www.nyse.com/quote/XNYS:BBWI" xlink:type="simple">BBWI</text:a> </text:p>
          </table:table-cell>
          <table:table-cell office:value-type="string" calcext:value-type="string">
            <text:p><text:a xlink:href="https://en.wikipedia.org/wiki/Bath_%26_Body_Works,_Inc." xlink:type="simple">Bath &amp; Body Works,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  <table:table-cell office:value-type="string" calcext:value-type="string">
            <text:p>1983-09-30</text:p>
          </table:table-cell>
          <table:table-cell office:value-type="float" office:value="701985" calcext:value-type="float">
            <text:p>701985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<text:a xlink:href="https://www.nyse.com/quote/XNYS:BAX" xlink:type="simple">BAX</text:a> </text:p>
          </table:table-cell>
          <table:table-cell office:value-type="string" calcext:value-type="string">
            <text:p><text:a xlink:href="https://en.wikipedia.org/wiki/Baxter_International" xlink:type="simple">Baxter International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  <table:table-cell office:value-type="string" calcext:value-type="string">
            <text:p>1972-09-30</text:p>
          </table:table-cell>
          <table:table-cell office:value-type="float" office:value="10456" calcext:value-type="float">
            <text:p>10456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<text:a xlink:href="https://www.nyse.com/quote/XNYS:BDX" xlink:type="simple">BDX</text:a> </text:p>
          </table:table-cell>
          <table:table-cell office:value-type="string" calcext:value-type="string">
            <text:p><text:a xlink:href="https://en.wikipedia.org/wiki/BD_(company)" xlink:type="simple">Becton Dickins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Franklin_Lakes,_New_Jersey" xlink:type="simple">Franklin Lakes, New Jersey</text:a></text:p>
          </table:table-cell>
          <table:table-cell office:value-type="string" calcext:value-type="string">
            <text:p>1972-09-30</text:p>
          </table:table-cell>
          <table:table-cell office:value-type="float" office:value="10795" calcext:value-type="float">
            <text:p>10795</text:p>
          </table:table-cell>
          <table:table-cell office:value-type="float" office:value="1897" calcext:value-type="float">
            <text:p>1897</text:p>
          </table:table-cell>
        </table:table-row>
        <table:table-row table:style-name="ro2">
          <table:table-cell office:value-type="string" calcext:value-type="string">
            <text:p><text:a xlink:href="https://www.nyse.com/quote/XNYS:WRB" xlink:type="simple">WRB</text:a> </text:p>
          </table:table-cell>
          <table:table-cell office:value-type="string" calcext:value-type="string">
            <text:p><text:a xlink:href="https://en.wikipedia.org/wiki/W._R._Berkley_Corporation" xlink:type="simple">Berkley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Greenwich,_Connecticut" xlink:type="simple">Greenwich, Connecticut</text:a></text:p>
          </table:table-cell>
          <table:table-cell office:value-type="string" calcext:value-type="string">
            <text:p>2019-12-05</text:p>
          </table:table-cell>
          <table:table-cell office:value-type="float" office:value="11544" calcext:value-type="float">
            <text:p>11544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<text:a xlink:href="https://www.nyse.com/quote/XNYS:BRK.B" xlink:type="simple">BRK.B</text:a> </text:p>
          </table:table-cell>
          <table:table-cell office:value-type="string" calcext:value-type="string">
            <text:p><text:a xlink:href="https://en.wikipedia.org/wiki/Berkshire_Hathaway" xlink:type="simple">Berkshire Hathaway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Sector Holdings</text:p>
          </table:table-cell>
          <table:table-cell office:value-type="string" calcext:value-type="string">
            <text:p><text:a xlink:href="https://en.wikipedia.org/wiki/Omaha,_Nebraska" xlink:type="simple">Omaha, Nebraska</text:a></text:p>
          </table:table-cell>
          <table:table-cell office:value-type="string" calcext:value-type="string">
            <text:p>2010-02-16</text:p>
          </table:table-cell>
          <table:table-cell office:value-type="float" office:value="1067983" calcext:value-type="float">
            <text:p>1067983</text:p>
          </table:table-cell>
          <table:table-cell office:value-type="float" office:value="1839" calcext:value-type="float">
            <text:p>1839</text:p>
          </table:table-cell>
        </table:table-row>
        <table:table-row table:style-name="ro2">
          <table:table-cell office:value-type="string" calcext:value-type="string">
            <text:p><text:a xlink:href="https://www.nyse.com/quote/XNYS:BBY" xlink:type="simple">BBY</text:a> </text:p>
          </table:table-cell>
          <table:table-cell office:value-type="string" calcext:value-type="string">
            <text:p><text:a xlink:href="https://en.wikipedia.org/wiki/Best_Buy" xlink:type="simple">Best Bu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omputer &amp; Electronics Retail</text:p>
          </table:table-cell>
          <table:table-cell office:value-type="string" calcext:value-type="string">
            <text:p><text:a xlink:href="https://en.wikipedia.org/wiki/Richfield,_Minnesota" xlink:type="simple">Richfield, Minnesota</text:a></text:p>
          </table:table-cell>
          <table:table-cell office:value-type="string" calcext:value-type="string">
            <text:p>1999-06-29</text:p>
          </table:table-cell>
          <table:table-cell office:value-type="float" office:value="764478" calcext:value-type="float">
            <text:p>764478</text:p>
          </table:table-cell>
          <table:table-cell office:value-type="float" office:value="1966" calcext:value-type="float">
            <text:p>1966</text:p>
          </table:table-cell>
        </table:table-row>
        <table:table-row table:style-name="ro2">
          <table:table-cell office:value-type="string" calcext:value-type="string">
            <text:p><text:a xlink:href="https://www.nyse.com/quote/XNYS:BIO" xlink:type="simple">BIO</text:a> </text:p>
          </table:table-cell>
          <table:table-cell office:value-type="string" calcext:value-type="string">
            <text:p><text:a xlink:href="https://en.wikipedia.org/wiki/Bio-Rad" xlink:type="simple">Bio-Rad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Hercules,_California" xlink:type="simple">Hercules, California</text:a></text:p>
          </table:table-cell>
          <table:table-cell office:value-type="string" calcext:value-type="string">
            <text:p>2020-06-22</text:p>
          </table:table-cell>
          <table:table-cell office:value-type="float" office:value="12208" calcext:value-type="float">
            <text:p>12208</text:p>
          </table:table-cell>
          <table:table-cell office:value-type="float" office:value="1952" calcext:value-type="float">
            <text:p>1952</text:p>
          </table:table-cell>
        </table:table-row>
        <table:table-row table:style-name="ro2">
          <table:table-cell office:value-type="string" calcext:value-type="string">
            <text:p><text:a xlink:href="http://www.nasdaq.com/symbol/tech" xlink:type="simple">TECH</text:a> </text:p>
          </table:table-cell>
          <table:table-cell office:value-type="string" calcext:value-type="string">
            <text:p><text:a xlink:href="https://en.wikipedia.org/wiki/Bio-Techne" xlink:type="simple">Bio-Techn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office:value-type="string" calcext:value-type="string">
            <text:p>2021-08-30</text:p>
          </table:table-cell>
          <table:table-cell office:value-type="float" office:value="842023" calcext:value-type="float">
            <text:p>842023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<text:a xlink:href="http://www.nasdaq.com/symbol/biib" xlink:type="simple">BIIB</text:a> </text:p>
          </table:table-cell>
          <table:table-cell office:value-type="string" calcext:value-type="string">
            <text:p><text:a xlink:href="https://en.wikipedia.org/wiki/Biogen" xlink:type="simple">Bioge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  <table:table-cell office:value-type="string" calcext:value-type="string">
            <text:p>2003-11-13</text:p>
          </table:table-cell>
          <table:table-cell office:value-type="float" office:value="875045" calcext:value-type="float">
            <text:p>875045</text:p>
          </table:table-cell>
          <table:table-cell office:value-type="float" office:value="1978" calcext:value-type="float">
            <text:p>1978</text:p>
          </table:table-cell>
        </table:table-row>
        <table:table-row table:style-name="ro3">
          <table:table-cell office:value-type="string" calcext:value-type="string">
            <text:p><text:a xlink:href="https://www.nyse.com/quote/XNYS:BLK" xlink:type="simple">BLK</text:a> </text:p>
          </table:table-cell>
          <table:table-cell office:value-type="string" calcext:value-type="string">
            <text:p><text:a xlink:href="https://en.wikipedia.org/wiki/BlackRock" xlink:type="simple">BlackRoc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1-04-04</text:p>
          </table:table-cell>
          <table:table-cell office:value-type="float" office:value="1364742" calcext:value-type="float">
            <text:p>1364742</text:p>
          </table:table-cell>
          <table:table-cell office:value-type="float" office:value="1988" calcext:value-type="float">
            <text:p>1988</text:p>
          </table:table-cell>
        </table:table-row>
        <table:table-row table:style-name="ro3">
          <table:table-cell office:value-type="string" calcext:value-type="string">
            <text:p><text:a xlink:href="https://www.nyse.com/quote/XNYS:BK" xlink:type="simple">BK</text:a> </text:p>
          </table:table-cell>
          <table:table-cell office:value-type="string" calcext:value-type="string">
            <text:p><text:a xlink:href="https://en.wikipedia.org/wiki/BNY_Mellon" xlink:type="simple">BNY Mell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5-03-31</text:p>
          </table:table-cell>
          <table:table-cell office:value-type="float" office:value="1390777" calcext:value-type="float">
            <text:p>1390777</text:p>
          </table:table-cell>
          <table:table-cell office:value-type="float" office:value="1784" calcext:value-type="float">
            <text:p>1784</text:p>
          </table:table-cell>
        </table:table-row>
        <table:table-row table:style-name="ro1">
          <table:table-cell office:value-type="string" calcext:value-type="string">
            <text:p><text:a xlink:href="https://www.nyse.com/quote/XNYS:BA" xlink:type="simple">BA</text:a> </text:p>
          </table:table-cell>
          <table:table-cell office:value-type="string" calcext:value-type="string">
            <text:p><text:a xlink:href="https://en.wikipedia.org/wiki/Boeing" xlink:type="simple">Boeing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57-03-04</text:p>
          </table:table-cell>
          <table:table-cell office:value-type="float" office:value="12927" calcext:value-type="float">
            <text:p>12927</text:p>
          </table:table-cell>
          <table:table-cell office:value-type="float" office:value="1916" calcext:value-type="float">
            <text:p>1916</text:p>
          </table:table-cell>
        </table:table-row>
        <table:table-row table:style-name="ro3">
          <table:table-cell office:value-type="string" calcext:value-type="string">
            <text:p><text:a xlink:href="http://www.nasdaq.com/symbol/bkng" xlink:type="simple">BKNG</text:a> </text:p>
          </table:table-cell>
          <table:table-cell office:value-type="string" calcext:value-type="string">
            <text:p><text:a xlink:href="https://en.wikipedia.org/wiki/Booking_Holdings" xlink:type="simple">Booking Holding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Norwalk,_Connecticut" xlink:type="simple">Norwalk, Connecticut</text:a></text:p>
          </table:table-cell>
          <table:table-cell office:value-type="string" calcext:value-type="string">
            <text:p>2009-11-06</text:p>
          </table:table-cell>
          <table:table-cell office:value-type="float" office:value="1075531" calcext:value-type="float">
            <text:p>107553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<text:a xlink:href="https://www.nyse.com/quote/XNYS:BWA" xlink:type="simple">BWA</text:a> </text:p>
          </table:table-cell>
          <table:table-cell office:value-type="string" calcext:value-type="string">
            <text:p><text:a xlink:href="https://en.wikipedia.org/wiki/BorgWarner" xlink:type="simple">BorgWarner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 Parts &amp; Equipment</text:p>
          </table:table-cell>
          <table:table-cell office:value-type="string" calcext:value-type="string">
            <text:p><text:a xlink:href="https://en.wikipedia.org/wiki/Auburn_Hills,_Michigan" xlink:type="simple">Auburn Hills, Michigan</text:a></text:p>
          </table:table-cell>
          <table:table-cell office:value-type="string" calcext:value-type="string">
            <text:p>2011-12-19</text:p>
          </table:table-cell>
          <table:table-cell office:value-type="float" office:value="908255" calcext:value-type="float">
            <text:p>908255</text:p>
          </table:table-cell>
          <table:table-cell office:value-type="float" office:value="1880" calcext:value-type="float">
            <text:p>1880</text:p>
          </table:table-cell>
        </table:table-row>
        <table:table-row table:style-name="ro5">
          <table:table-cell office:value-type="string" calcext:value-type="string">
            <text:p><text:a xlink:href="https://www.nyse.com/quote/XNYS:BXP" xlink:type="simple">BXP</text:a> </text:p>
          </table:table-cell>
          <table:table-cell office:value-type="string" calcext:value-type="string">
            <text:p><text:a xlink:href="https://en.wikipedia.org/wiki/Boston_Properties" xlink:type="simple">Boston Proper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06-04-03</text:p>
          </table:table-cell>
          <table:table-cell office:value-type="float" office:value="1037540" calcext:value-type="float">
            <text:p>1037540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<text:a xlink:href="https://www.nyse.com/quote/XNYS:BSX" xlink:type="simple">BSX</text:a> </text:p>
          </table:table-cell>
          <table:table-cell office:value-type="string" calcext:value-type="string">
            <text:p><text:a xlink:href="https://en.wikipedia.org/wiki/Boston_Scientific" xlink:type="simple">Boston Scientifi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Marlborough,_Massachusetts" xlink:type="simple">Marlborough, Massachusetts</text:a></text:p>
          </table:table-cell>
          <table:table-cell office:value-type="string" calcext:value-type="string">
            <text:p>1995-02-24</text:p>
          </table:table-cell>
          <table:table-cell office:value-type="float" office:value="885725" calcext:value-type="float">
            <text:p>885725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<text:a xlink:href="https://www.nyse.com/quote/XNYS:BMY" xlink:type="simple">BMY</text:a> </text:p>
          </table:table-cell>
          <table:table-cell office:value-type="string" calcext:value-type="string">
            <text:p><text:a xlink:href="https://en.wikipedia.org/wiki/Bristol_Myers_Squibb" xlink:type="simple">Bristol Myers Squibb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14272" calcext:value-type="float">
            <text:p>14272</text:p>
          </table:table-cell>
          <table:table-cell office:value-type="string" calcext:value-type="string">
            <text:p>1989 (1887) </text:p>
          </table:table-cell>
        </table:table-row>
        <table:table-row table:style-name="ro1">
          <table:table-cell office:value-type="string" calcext:value-type="string">
            <text:p><text:a xlink:href="http://www.nasdaq.com/symbol/avgo" xlink:type="simple">AVGO</text:a> </text:p>
          </table:table-cell>
          <table:table-cell office:value-type="string" calcext:value-type="string">
            <text:p><text:a xlink:href="https://en.wikipedia.org/wiki/Broadcom_Inc." xlink:type="simple">Broadcom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14-05-08</text:p>
          </table:table-cell>
          <table:table-cell office:value-type="float" office:value="1730168" calcext:value-type="float">
            <text:p>1730168</text:p>
          </table:table-cell>
          <table:table-cell office:value-type="float" office:value="1961" calcext:value-type="float">
            <text:p>1961</text:p>
          </table:table-cell>
        </table:table-row>
        <table:table-row table:style-name="ro3">
          <table:table-cell office:value-type="string" calcext:value-type="string">
            <text:p><text:a xlink:href="https://www.nyse.com/quote/XNYS:BR" xlink:type="simple">BR</text:a> </text:p>
          </table:table-cell>
          <table:table-cell office:value-type="string" calcext:value-type="string">
            <text:p><text:a xlink:href="https://en.wikipedia.org/wiki/Broadridge_Financial_Solutions" xlink:type="simple">Broadridge Financial Solution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Lake_Success,_New_York" xlink:type="simple">Lake Success, New York</text:a></text:p>
          </table:table-cell>
          <table:table-cell office:value-type="string" calcext:value-type="string">
            <text:p>2018-06-18</text:p>
          </table:table-cell>
          <table:table-cell office:value-type="float" office:value="1383312" calcext:value-type="float">
            <text:p>1383312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<text:a xlink:href="https://www.nyse.com/quote/XNYS:BRO" xlink:type="simple">BRO</text:a> </text:p>
          </table:table-cell>
          <table:table-cell office:value-type="string" calcext:value-type="string">
            <text:p><text:a xlink:href="https://en.wikipedia.org/wiki/Brown_%26_Brown" xlink:type="simple">Brown &amp; Brow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Daytona_Beach,_Florida" xlink:type="simple">Daytona Beach, Florida</text:a></text:p>
          </table:table-cell>
          <table:table-cell office:value-type="string" calcext:value-type="string">
            <text:p>2021-09-20</text:p>
          </table:table-cell>
          <table:table-cell office:value-type="float" office:value="79282" calcext:value-type="float">
            <text:p>79282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string" calcext:value-type="string">
            <text:p><text:a xlink:href="https://www.nyse.com/quote/XNYS:BF.B" xlink:type="simple">BF.B</text:a> </text:p>
          </table:table-cell>
          <table:table-cell office:value-type="string" calcext:value-type="string">
            <text:p><text:a xlink:href="https://en.wikipedia.org/wiki/Brown–Forman" xlink:type="simple">Brown–Forman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istillers &amp; Vintners</text:p>
          </table:table-cell>
          <table:table-cell office:value-type="string" calcext:value-type="string">
            <text:p><text:a xlink:href="https://en.wikipedia.org/wiki/Louisville,_Kentucky" xlink:type="simple">Louisville, Kentucky</text:a></text:p>
          </table:table-cell>
          <table:table-cell office:value-type="string" calcext:value-type="string">
            <text:p>1982-10-31</text:p>
          </table:table-cell>
          <table:table-cell office:value-type="float" office:value="14693" calcext:value-type="float">
            <text:p>14693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<text:a xlink:href="http://www.nasdaq.com/symbol/chrw" xlink:type="simple">CHRW</text:a> </text:p>
          </table:table-cell>
          <table:table-cell office:value-type="string" calcext:value-type="string">
            <text:p><text:a xlink:href="https://en.wikipedia.org/wiki/C.H._Robinson" xlink:type="simple">C.H. Robins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Eden_Prairie,_Minnesota" xlink:type="simple">Eden Prairie, Minnesota</text:a></text:p>
          </table:table-cell>
          <table:table-cell office:value-type="string" calcext:value-type="string">
            <text:p>2007-03-02</text:p>
          </table:table-cell>
          <table:table-cell office:value-type="float" office:value="1043277" calcext:value-type="float">
            <text:p>1043277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<text:a xlink:href="http://www.nasdaq.com/symbol/cdns" xlink:type="simple">CDNS</text:a> </text:p>
          </table:table-cell>
          <table:table-cell office:value-type="string" calcext:value-type="string">
            <text:p><text:a xlink:href="https://en.wikipedia.org/wiki/Cadence_Design_Systems" xlink:type="simple">Cadence Design System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17-09-18</text:p>
          </table:table-cell>
          <table:table-cell office:value-type="float" office:value="813672" calcext:value-type="float">
            <text:p>813672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<text:a xlink:href="http://www.nasdaq.com/symbol/czr" xlink:type="simple">CZR</text:a> </text:p>
          </table:table-cell>
          <table:table-cell office:value-type="string" calcext:value-type="string">
            <text:p><text:a xlink:href="https://en.wikipedia.org/wiki/Caesars_Entertainment_(2020)" xlink:type="simple">Caesars Entertainment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Reno,_Nevada" xlink:type="simple">Reno, Nevada</text:a></text:p>
          </table:table-cell>
          <table:table-cell office:value-type="string" calcext:value-type="string">
            <text:p>2021-03-22</text:p>
          </table:table-cell>
          <table:table-cell office:value-type="float" office:value="1590895" calcext:value-type="float">
            <text:p>1590895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<text:a xlink:href="https://www.nyse.com/quote/XNYS:CPT" xlink:type="simple">CPT</text:a> </text:p>
          </table:table-cell>
          <table:table-cell office:value-type="string" calcext:value-type="string">
            <text:p><text:a xlink:href="https://en.wikipedia.org/wiki/Camden_Property_Trust" xlink:type="simple">Camden Property Trust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22-04-04</text:p>
          </table:table-cell>
          <table:table-cell office:value-type="float" office:value="906345" calcext:value-type="float">
            <text:p>906345</text:p>
          </table:table-cell>
          <table:table-cell office:value-type="float" office:value="1981" calcext:value-type="float">
            <text:p>1981</text:p>
          </table:table-cell>
        </table:table-row>
        <table:table-row table:style-name="ro2">
          <table:table-cell office:value-type="string" calcext:value-type="string">
            <text:p><text:a xlink:href="https://www.nyse.com/quote/XNYS:CPB" xlink:type="simple">CPB</text:a> </text:p>
          </table:table-cell>
          <table:table-cell office:value-type="string" calcext:value-type="string">
            <text:p><text:a xlink:href="https://en.wikipedia.org/wiki/Campbell_Soup_Company" xlink:type="simple">Campbell Soup Company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amden,_New_Jersey" xlink:type="simple">Camden, New Jersey</text:a></text:p>
          </table:table-cell>
          <table:table-cell office:value-type="string" calcext:value-type="string">
            <text:p>1957-03-04</text:p>
          </table:table-cell>
          <table:table-cell office:value-type="float" office:value="16732" calcext:value-type="float">
            <text:p>16732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office:value-type="string" calcext:value-type="string">
            <text:p><text:a xlink:href="https://www.nyse.com/quote/XNYS:COF" xlink:type="simple">COF</text:a> </text:p>
          </table:table-cell>
          <table:table-cell office:value-type="string" calcext:value-type="string">
            <text:p><text:a xlink:href="https://en.wikipedia.org/wiki/Capital_One" xlink:type="simple">Capital On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Tysons_Corner,_Virginia" xlink:type="simple">Tysons Corner, Virginia</text:a></text:p>
          </table:table-cell>
          <table:table-cell office:value-type="string" calcext:value-type="string">
            <text:p>1998-07-01</text:p>
          </table:table-cell>
          <table:table-cell office:value-type="float" office:value="927628" calcext:value-type="float">
            <text:p>927628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<text:a xlink:href="https://www.nyse.com/quote/XNYS:CAH" xlink:type="simple">CAH</text:a> </text:p>
          </table:table-cell>
          <table:table-cell office:value-type="string" calcext:value-type="string">
            <text:p><text:a xlink:href="https://en.wikipedia.org/wiki/Cardinal_Health" xlink:type="simple">Cardinal Health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Dublin,_Ohio" xlink:type="simple">Dublin, Ohio</text:a></text:p>
          </table:table-cell>
          <table:table-cell office:value-type="string" calcext:value-type="string">
            <text:p>1997-05-27</text:p>
          </table:table-cell>
          <table:table-cell office:value-type="float" office:value="721371" calcext:value-type="float">
            <text:p>721371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<text:a xlink:href="https://www.nyse.com/quote/XNYS:KMX" xlink:type="simple">KMX</text:a> </text:p>
          </table:table-cell>
          <table:table-cell office:value-type="string" calcext:value-type="string">
            <text:p><text:a xlink:href="https://en.wikipedia.org/wiki/CarMax" xlink:type="simple">CarMax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tive Retail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  <table:table-cell office:value-type="string" calcext:value-type="string">
            <text:p>2010-06-28</text:p>
          </table:table-cell>
          <table:table-cell office:value-type="float" office:value="1170010" calcext:value-type="float">
            <text:p>1170010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<text:a xlink:href="https://www.nyse.com/quote/XNYS:CCL" xlink:type="simple">CCL</text:a> </text:p>
          </table:table-cell>
          <table:table-cell office:value-type="string" calcext:value-type="string">
            <text:p><text:a xlink:href="https://en.wikipedia.org/wiki/Carnival_Corporation_%26_plc" xlink:type="simple">Carnival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  <table:table-cell office:value-type="string" calcext:value-type="string">
            <text:p>1998-12-22</text:p>
          </table:table-cell>
          <table:table-cell office:value-type="float" office:value="815097" calcext:value-type="float">
            <text:p>815097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<text:a xlink:href="https://www.nyse.com/quote/XNYS:CARR" xlink:type="simple">CARR</text:a> </text:p>
          </table:table-cell>
          <table:table-cell office:value-type="string" calcext:value-type="string">
            <text:p><text:a xlink:href="https://en.wikipedia.org/wiki/Carrier_Global" xlink:type="simple">Carrier Global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Palm_Beach_Gardens,_Florida" xlink:type="simple">Palm Beach Gardens, Florida</text:a></text:p>
          </table:table-cell>
          <table:table-cell office:value-type="string" calcext:value-type="string">
            <text:p>2020-04-03</text:p>
          </table:table-cell>
          <table:table-cell office:value-type="float" office:value="1783180" calcext:value-type="float">
            <text:p>1783180</text:p>
          </table:table-cell>
          <table:table-cell office:value-type="string" calcext:value-type="string">
            <text:p>2020 (1915) </text:p>
          </table:table-cell>
        </table:table-row>
        <table:table-row table:style-name="ro1">
          <table:table-cell office:value-type="string" calcext:value-type="string">
            <text:p><text:a xlink:href="https://www.nyse.com/quote/XNYS:CTLT" xlink:type="simple">CTLT</text:a> </text:p>
          </table:table-cell>
          <table:table-cell office:value-type="string" calcext:value-type="string">
            <text:p><text:a xlink:href="https://en.wikipedia.org/wiki/Catalent" xlink:type="simple">Catalent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Somerset,_New_Jersey" xlink:type="simple">Somerset, New Jersey</text:a></text:p>
          </table:table-cell>
          <table:table-cell office:value-type="string" calcext:value-type="string">
            <text:p>2020-09-21</text:p>
          </table:table-cell>
          <table:table-cell office:value-type="float" office:value="1596783" calcext:value-type="float">
            <text:p>15967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<text:a xlink:href="https://www.nyse.com/quote/XNYS:CAT" xlink:type="simple">CAT</text:a> </text:p>
          </table:table-cell>
          <table:table-cell office:value-type="string" calcext:value-type="string">
            <text:p><text:a xlink:href="https://en.wikipedia.org/wiki/Caterpillar_Inc." xlink:type="simple">Caterpillar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1957-03-04</text:p>
          </table:table-cell>
          <table:table-cell office:value-type="float" office:value="18230" calcext:value-type="float">
            <text:p>18230</text:p>
          </table:table-cell>
          <table:table-cell office:value-type="float" office:value="1925" calcext:value-type="float">
            <text:p>1925</text:p>
          </table:table-cell>
        </table:table-row>
        <table:table-row table:style-name="ro2">
          <table:table-cell office:value-type="string" calcext:value-type="string">
            <text:p><text:a xlink:href="https://markets.cboe.com/us/equities/listings/listed_products/symbols/CBOE" xlink:type="simple">CBOE</text:a> </text:p>
          </table:table-cell>
          <table:table-cell office:value-type="string" calcext:value-type="string">
            <text:p><text:a xlink:href="https://en.wikipedia.org/wiki/Cboe_Global_Markets" xlink:type="simple">Cboe Global Marke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17-03-01</text:p>
          </table:table-cell>
          <table:table-cell office:value-type="float" office:value="1374310" calcext:value-type="float">
            <text:p>1374310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<text:a xlink:href="https://www.nyse.com/quote/XNYS:CBRE" xlink:type="simple">CBRE</text:a> </text:p>
          </table:table-cell>
          <table:table-cell office:value-type="string" calcext:value-type="string">
            <text:p><text:a xlink:href="https://en.wikipedia.org/wiki/CBRE_Group" xlink:type="simple">CBRE Group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al Estate Servic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2006-11-10</text:p>
          </table:table-cell>
          <table:table-cell office:value-type="float" office:value="1138118" calcext:value-type="float">
            <text:p>1138118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<text:a xlink:href="http://www.nasdaq.com/symbol/cdw" xlink:type="simple">CDW</text:a> </text:p>
          </table:table-cell>
          <table:table-cell office:value-type="string" calcext:value-type="string">
            <text:p><text:a xlink:href="https://en.wikipedia.org/wiki/CDW" xlink:type="simple">CDW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Distributors</text:p>
          </table:table-cell>
          <table:table-cell office:value-type="string" calcext:value-type="string">
            <text:p><text:a xlink:href="https://en.wikipedia.org/wiki/Lincolnshire,_Illinois" xlink:type="simple">Lincolnshire, Illinois</text:a></text:p>
          </table:table-cell>
          <table:table-cell office:value-type="string" calcext:value-type="string">
            <text:p>2019-09-23</text:p>
          </table:table-cell>
          <table:table-cell office:value-type="float" office:value="1402057" calcext:value-type="float">
            <text:p>140205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<text:a xlink:href="https://www.nyse.com/quote/XNYS:CE" xlink:type="simple">CE</text:a> </text:p>
          </table:table-cell>
          <table:table-cell office:value-type="string" calcext:value-type="string">
            <text:p><text:a xlink:href="https://en.wikipedia.org/wiki/Celanese" xlink:type="simple">Celanese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2018-12-24</text:p>
          </table:table-cell>
          <table:table-cell office:value-type="float" office:value="1306830" calcext:value-type="float">
            <text:p>1306830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<text:a xlink:href="https://www.nyse.com/quote/XNYS:CNC" xlink:type="simple">CNC</text:a> </text:p>
          </table:table-cell>
          <table:table-cell office:value-type="string" calcext:value-type="string">
            <text:p><text:a xlink:href="https://en.wikipedia.org/wiki/Centene_Corporation" xlink:type="simple">Centene Corporati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St._Louis,_Missouri" xlink:type="simple">St. Louis, Missouri</text:a></text:p>
          </table:table-cell>
          <table:table-cell office:value-type="string" calcext:value-type="string">
            <text:p>2016-03-30</text:p>
          </table:table-cell>
          <table:table-cell office:value-type="float" office:value="1071739" calcext:value-type="float">
            <text:p>1071739</text:p>
          </table:table-cell>
          <table:table-cell office:value-type="float" office:value="1984" calcext:value-type="float">
            <text:p>1984</text:p>
          </table:table-cell>
        </table:table-row>
        <table:table-row table:style-name="ro5">
          <table:table-cell office:value-type="string" calcext:value-type="string">
            <text:p><text:a xlink:href="https://www.nyse.com/quote/XNYS:CNP" xlink:type="simple">CNP</text:a> </text:p>
          </table:table-cell>
          <table:table-cell office:value-type="string" calcext:value-type="string">
            <text:p><text:a xlink:href="https://en.wikipedia.org/wiki/CenterPoint_Energy" xlink:type="simple">CenterPoint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85-07-31</text:p>
          </table:table-cell>
          <table:table-cell office:value-type="float" office:value="1130310" calcext:value-type="float">
            <text:p>1130310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<text:a xlink:href="https://www.nyse.com/quote/XNYS:CDAY" xlink:type="simple">CDAY</text:a> </text:p>
          </table:table-cell>
          <table:table-cell office:value-type="string" calcext:value-type="string">
            <text:p><text:a xlink:href="https://en.wikipedia.org/wiki/Ceridian" xlink:type="simple">Ceridian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office:value-type="string" calcext:value-type="string">
            <text:p>2021-09-20</text:p>
          </table:table-cell>
          <table:table-cell office:value-type="float" office:value="1725057" calcext:value-type="float">
            <text:p>1725057</text:p>
          </table:table-cell>
          <table:table-cell office:value-type="float" office:value="1992" calcext:value-type="float">
            <text:p>1992</text:p>
          </table:table-cell>
        </table:table-row>
        <table:table-row table:style-name="ro2">
          <table:table-cell office:value-type="string" calcext:value-type="string">
            <text:p><text:a xlink:href="https://www.nyse.com/quote/XNYS:CF" xlink:type="simple">CF</text:a> </text:p>
          </table:table-cell>
          <table:table-cell office:value-type="string" calcext:value-type="string">
            <text:p><text:a xlink:href="https://en.wikipedia.org/wiki/CF_Industries" xlink:type="simple">CF Industrie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  <table:table-cell office:value-type="string" calcext:value-type="string">
            <text:p>2008-08-27</text:p>
          </table:table-cell>
          <table:table-cell office:value-type="float" office:value="1324404" calcext:value-type="float">
            <text:p>13244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2">
          <table:table-cell office:value-type="string" calcext:value-type="string">
            <text:p><text:a xlink:href="https://www.nyse.com/quote/XNYS:CRL" xlink:type="simple">CRL</text:a> </text:p>
          </table:table-cell>
          <table:table-cell office:value-type="string" calcext:value-type="string">
            <text:p><text:a xlink:href="https://en.wikipedia.org/wiki/Charles_River_Laboratories" xlink:type="simple">Charles River Laboratori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Wilmington,_Massachusetts" xlink:type="simple">Wilmington, Massachusetts</text:a></text:p>
          </table:table-cell>
          <table:table-cell office:value-type="string" calcext:value-type="string">
            <text:p>2021-05-14</text:p>
          </table:table-cell>
          <table:table-cell office:value-type="float" office:value="1100682" calcext:value-type="float">
            <text:p>1100682</text:p>
          </table:table-cell>
          <table:table-cell office:value-type="float" office:value="1947" calcext:value-type="float">
            <text:p>1947</text:p>
          </table:table-cell>
        </table:table-row>
        <table:table-row table:style-name="ro2">
          <table:table-cell office:value-type="string" calcext:value-type="string">
            <text:p><text:a xlink:href="https://www.nyse.com/quote/XNYS:SCHW" xlink:type="simple">SCHW</text:a> </text:p>
          </table:table-cell>
          <table:table-cell office:value-type="string" calcext:value-type="string">
            <text:p><text:a xlink:href="https://en.wikipedia.org/wiki/Charles_Schwab_Corporation" xlink:type="simple">Charles Schwab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Westlake,_Texas" xlink:type="simple">Westlake, Texas</text:a></text:p>
          </table:table-cell>
          <table:table-cell office:value-type="string" calcext:value-type="string">
            <text:p>1997-06-02</text:p>
          </table:table-cell>
          <table:table-cell office:value-type="float" office:value="316709" calcext:value-type="float">
            <text:p>316709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<text:a xlink:href="http://www.nasdaq.com/symbol/chtr" xlink:type="simple">CHTR</text:a> </text:p>
          </table:table-cell>
          <table:table-cell office:value-type="string" calcext:value-type="string">
            <text:p><text:a xlink:href="https://en.wikipedia.org/wiki/Charter_Communications" xlink:type="simple">Charter Communication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  <table:table-cell office:value-type="string" calcext:value-type="string">
            <text:p>2016-09-08</text:p>
          </table:table-cell>
          <table:table-cell office:value-type="float" office:value="1091667" calcext:value-type="float">
            <text:p>1091667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<text:a xlink:href="https://www.nyse.com/quote/XNYS:CVX" xlink:type="simple">CVX</text:a> </text:p>
          </table:table-cell>
          <table:table-cell office:value-type="string" calcext:value-type="string">
            <text:p><text:a xlink:href="https://en.wikipedia.org/wiki/Chevron_Corporation" xlink:type="simple">Chevron Corporatio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string" calcext:value-type="string">
            <text:p><text:a xlink:href="https://en.wikipedia.org/wiki/San_Ramon,_California" xlink:type="simple">San Ramon, California</text:a></text:p>
          </table:table-cell>
          <table:table-cell office:value-type="string" calcext:value-type="string">
            <text:p>1957-03-04</text:p>
          </table:table-cell>
          <table:table-cell office:value-type="float" office:value="93410" calcext:value-type="float">
            <text:p>93410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string" calcext:value-type="string">
            <text:p><text:a xlink:href="https://www.nyse.com/quote/XNYS:CMG" xlink:type="simple">CMG</text:a> </text:p>
          </table:table-cell>
          <table:table-cell office:value-type="string" calcext:value-type="string">
            <text:p><text:a xlink:href="https://en.wikipedia.org/wiki/Chipotle_Mexican_Grill" xlink:type="simple">Chipotle Mexican Grill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Newport_Beach,_California" xlink:type="simple">Newport Beach, California</text:a></text:p>
          </table:table-cell>
          <table:table-cell office:value-type="string" calcext:value-type="string">
            <text:p>2011-04-28</text:p>
          </table:table-cell>
          <table:table-cell office:value-type="float" office:value="1058090" calcext:value-type="float">
            <text:p>1058090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<text:a xlink:href="https://www.nyse.com/quote/XNYS:CB" xlink:type="simple">CB</text:a> </text:p>
          </table:table-cell>
          <table:table-cell office:value-type="string" calcext:value-type="string">
            <text:p><text:a xlink:href="https://en.wikipedia.org/wiki/Chubb_Limited" xlink:type="simple">Chubb Limited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Zurich,_Switzerland" xlink:type="simple">Zurich, Switzerland</text:a></text:p>
          </table:table-cell>
          <table:table-cell office:value-type="string" calcext:value-type="string">
            <text:p>2010-07-15</text:p>
          </table:table-cell>
          <table:table-cell office:value-type="float" office:value="896159" calcext:value-type="float">
            <text:p>89615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<text:a xlink:href="https://www.nyse.com/quote/XNYS:CHD" xlink:type="simple">CHD</text:a> </text:p>
          </table:table-cell>
          <table:table-cell office:value-type="string" calcext:value-type="string">
            <text:p><text:a xlink:href="https://en.wikipedia.org/wiki/Church_%26_Dwight" xlink:type="simple">Church &amp; Dwight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Ewing,_New_Jersey" xlink:type="simple">Ewing, New Jersey</text:a></text:p>
          </table:table-cell>
          <table:table-cell office:value-type="string" calcext:value-type="string">
            <text:p>2015-12-29</text:p>
          </table:table-cell>
          <table:table-cell office:value-type="float" office:value="313927" calcext:value-type="float">
            <text:p>313927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string" calcext:value-type="string">
            <text:p><text:a xlink:href="https://www.nyse.com/quote/XNYS:CI" xlink:type="simple">CI</text:a> </text:p>
          </table:table-cell>
          <table:table-cell office:value-type="string" calcext:value-type="string">
            <text:p><text:a xlink:href="https://en.wikipedia.org/wiki/Cigna" xlink:type="simple">Cign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Bloomfield,_Connecticut" xlink:type="simple">Bloomfield, Connecticut</text:a></text:p>
          </table:table-cell>
          <table:table-cell office:value-type="string" calcext:value-type="string">
            <text:p>1976-06-30</text:p>
          </table:table-cell>
          <table:table-cell office:value-type="float" office:value="1739940" calcext:value-type="float">
            <text:p>1739940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string" calcext:value-type="string">
            <text:p><text:a xlink:href="http://www.nasdaq.com/symbol/cinf" xlink:type="simple">CINF</text:a> </text:p>
          </table:table-cell>
          <table:table-cell office:value-type="string" calcext:value-type="string">
            <text:p><text:a xlink:href="https://en.wikipedia.org/wiki/Cincinnati_Financial" xlink:type="simple">Cincinnati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Fairfield,_Ohio" xlink:type="simple">Fairfield, Ohio</text:a></text:p>
          </table:table-cell>
          <table:table-cell office:value-type="string" calcext:value-type="string">
            <text:p>1997-12-18</text:p>
          </table:table-cell>
          <table:table-cell office:value-type="float" office:value="20286" calcext:value-type="float">
            <text:p>20286</text:p>
          </table:table-cell>
          <table:table-cell office:value-type="float" office:value="1950" calcext:value-type="float">
            <text:p>1950</text:p>
          </table:table-cell>
        </table:table-row>
        <table:table-row table:style-name="ro2">
          <table:table-cell office:value-type="string" calcext:value-type="string">
            <text:p><text:a xlink:href="http://www.nasdaq.com/symbol/ctas" xlink:type="simple">CTAS</text:a> </text:p>
          </table:table-cell>
          <table:table-cell office:value-type="string" calcext:value-type="string">
            <text:p><text:a xlink:href="https://en.wikipedia.org/wiki/Cintas" xlink:type="simple">Cinta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Diversified Support Services</text:p>
          </table:table-cell>
          <table:table-cell office:value-type="string" calcext:value-type="string">
            <text:p><text:a xlink:href="https://en.wikipedia.org/wiki/Mason,_Ohio" xlink:type="simple">Mason, Ohio</text:a></text:p>
          </table:table-cell>
          <table:table-cell office:value-type="string" calcext:value-type="string">
            <text:p>2001-03-01</text:p>
          </table:table-cell>
          <table:table-cell office:value-type="float" office:value="723254" calcext:value-type="float">
            <text:p>723254</text:p>
          </table:table-cell>
          <table:table-cell office:value-type="float" office:value="1929" calcext:value-type="float">
            <text:p>1929</text:p>
          </table:table-cell>
        </table:table-row>
        <table:table-row table:style-name="ro2">
          <table:table-cell office:value-type="string" calcext:value-type="string">
            <text:p><text:a xlink:href="http://www.nasdaq.com/symbol/csco" xlink:type="simple">CSCO</text:a> </text:p>
          </table:table-cell>
          <table:table-cell office:value-type="string" calcext:value-type="string">
            <text:p><text:a xlink:href="https://en.wikipedia.org/wiki/Cisco" xlink:type="simple">Cisco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1993-12-01</text:p>
          </table:table-cell>
          <table:table-cell office:value-type="float" office:value="858877" calcext:value-type="float">
            <text:p>858877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string" calcext:value-type="string">
            <text:p><text:a xlink:href="https://www.nyse.com/quote/XNYS:C" xlink:type="simple">C</text:a> </text:p>
          </table:table-cell>
          <table:table-cell office:value-type="string" calcext:value-type="string">
            <text:p><text:a xlink:href="https://en.wikipedia.org/wiki/Citigroup" xlink:type="simple">Citi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88-05-31</text:p>
          </table:table-cell>
          <table:table-cell office:value-type="float" office:value="831001" calcext:value-type="float">
            <text:p>831001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<text:a xlink:href="https://www.nyse.com/quote/XNYS:CFG" xlink:type="simple">CFG</text:a> </text:p>
          </table:table-cell>
          <table:table-cell office:value-type="string" calcext:value-type="string">
            <text:p><text:a xlink:href="https://en.wikipedia.org/wiki/Citizens_Financial_Group" xlink:type="simple">Citizens Financial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Providence,_Rhode_Island" xlink:type="simple">Providence, Rhode Island</text:a></text:p>
          </table:table-cell>
          <table:table-cell office:value-type="string" calcext:value-type="string">
            <text:p>2016-01-29</text:p>
          </table:table-cell>
          <table:table-cell office:value-type="float" office:value="759944" calcext:value-type="float">
            <text:p>759944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<text:a xlink:href="https://www.nyse.com/quote/XNYS:CLX" xlink:type="simple">CLX</text:a> </text:p>
          </table:table-cell>
          <table:table-cell office:value-type="string" calcext:value-type="string">
            <text:p><text:a xlink:href="https://en.wikipedia.org/wiki/Clorox" xlink:type="simple">Clorox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Oakland,_California" xlink:type="simple">Oakland, California</text:a></text:p>
          </table:table-cell>
          <table:table-cell office:value-type="string" calcext:value-type="string">
            <text:p>1969-03-31</text:p>
          </table:table-cell>
          <table:table-cell office:value-type="float" office:value="21076" calcext:value-type="float">
            <text:p>21076</text:p>
          </table:table-cell>
          <table:table-cell office:value-type="float" office:value="1913" calcext:value-type="float">
            <text:p>1913</text:p>
          </table:table-cell>
        </table:table-row>
        <table:table-row table:style-name="ro2">
          <table:table-cell office:value-type="string" calcext:value-type="string">
            <text:p><text:a xlink:href="http://www.nasdaq.com/symbol/cme" xlink:type="simple">CME</text:a> </text:p>
          </table:table-cell>
          <table:table-cell office:value-type="string" calcext:value-type="string">
            <text:p><text:a xlink:href="https://en.wikipedia.org/wiki/CME_Group" xlink:type="simple">CME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06-08-11</text:p>
          </table:table-cell>
          <table:table-cell office:value-type="float" office:value="1156375" calcext:value-type="float">
            <text:p>1156375</text:p>
          </table:table-cell>
          <table:table-cell office:value-type="float" office:value="1848" calcext:value-type="float">
            <text:p>1848</text:p>
          </table:table-cell>
        </table:table-row>
        <table:table-row table:style-name="ro5">
          <table:table-cell office:value-type="string" calcext:value-type="string">
            <text:p><text:a xlink:href="https://www.nyse.com/quote/XNYS:CMS" xlink:type="simple">CMS</text:a> </text:p>
          </table:table-cell>
          <table:table-cell office:value-type="string" calcext:value-type="string">
            <text:p><text:a xlink:href="https://en.wikipedia.org/wiki/CMS_Energy" xlink:type="simple">CMS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Jackson,_Michigan" xlink:type="simple">Jackson, Michigan</text:a></text:p>
          </table:table-cell>
          <table:table-cell office:value-type="string" calcext:value-type="string">
            <text:p>1957-03-04</text:p>
          </table:table-cell>
          <table:table-cell office:value-type="float" office:value="811156" calcext:value-type="float">
            <text:p>811156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<text:a xlink:href="https://www.nyse.com/quote/XNYS:KO" xlink:type="simple">KO</text:a> </text:p>
          </table:table-cell>
          <table:table-cell office:value-type="string" calcext:value-type="string">
            <text:p><text:a xlink:href="https://en.wikipedia.org/wiki/The_Coca-Cola_Company" xlink:type="simple">Coca-Cola Company (The)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57-03-04</text:p>
          </table:table-cell>
          <table:table-cell office:value-type="float" office:value="21344" calcext:value-type="float">
            <text:p>21344</text:p>
          </table:table-cell>
          <table:table-cell office:value-type="float" office:value="1886" calcext:value-type="float">
            <text:p>1886</text:p>
          </table:table-cell>
        </table:table-row>
        <table:table-row table:style-name="ro2">
          <table:table-cell office:value-type="string" calcext:value-type="string">
            <text:p><text:a xlink:href="http://www.nasdaq.com/symbol/ctsh" xlink:type="simple">CTSH</text:a> </text:p>
          </table:table-cell>
          <table:table-cell office:value-type="string" calcext:value-type="string">
            <text:p><text:a xlink:href="https://en.wikipedia.org/wiki/Cognizant" xlink:type="simple">Cognizant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Teaneck,_New_Jersey" xlink:type="simple">Teaneck, New Jersey</text:a></text:p>
          </table:table-cell>
          <table:table-cell office:value-type="string" calcext:value-type="string">
            <text:p>2006-11-17</text:p>
          </table:table-cell>
          <table:table-cell office:value-type="float" office:value="1058290" calcext:value-type="float">
            <text:p>1058290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<text:a xlink:href="https://www.nyse.com/quote/XNYS:CL" xlink:type="simple">CL</text:a> </text:p>
          </table:table-cell>
          <table:table-cell office:value-type="string" calcext:value-type="string">
            <text:p><text:a xlink:href="https://en.wikipedia.org/wiki/Colgate-Palmolive" xlink:type="simple">Colgate-Palmolive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21665" calcext:value-type="float">
            <text:p>21665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<text:a xlink:href="http://www.nasdaq.com/symbol/cmcsa" xlink:type="simple">CMCSA</text:a> </text:p>
          </table:table-cell>
          <table:table-cell office:value-type="string" calcext:value-type="string">
            <text:p><text:a xlink:href="https://en.wikipedia.org/wiki/Comcast" xlink:type="simple">Comcast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Philadelphia,_Pennsylvania" xlink:type="simple">Philadelphia, Pennsylvania</text:a></text:p>
          </table:table-cell>
          <table:table-cell office:value-type="string" calcext:value-type="string">
            <text:p>2002-11-19</text:p>
          </table:table-cell>
          <table:table-cell office:value-type="float" office:value="1166691" calcext:value-type="float">
            <text:p>1166691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<text:a xlink:href="https://www.nyse.com/quote/XNYS:CMA" xlink:type="simple">CMA</text:a> </text:p>
          </table:table-cell>
          <table:table-cell office:value-type="string" calcext:value-type="string">
            <text:p><text:a xlink:href="https://en.wikipedia.org/wiki/Comerica" xlink:type="simple">Comerica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1995-12-01</text:p>
          </table:table-cell>
          <table:table-cell office:value-type="float" office:value="28412" calcext:value-type="float">
            <text:p>28412</text:p>
          </table:table-cell>
          <table:table-cell office:value-type="float" office:value="1849" calcext:value-type="float">
            <text:p>1849</text:p>
          </table:table-cell>
        </table:table-row>
        <table:table-row table:style-name="ro2">
          <table:table-cell office:value-type="string" calcext:value-type="string">
            <text:p><text:a xlink:href="https://www.nyse.com/quote/XNYS:CAG" xlink:type="simple">CAG</text:a> </text:p>
          </table:table-cell>
          <table:table-cell office:value-type="string" calcext:value-type="string">
            <text:p><text:a xlink:href="https://en.wikipedia.org/wiki/Conagra_Brands" xlink:type="simple">Conagra Brand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83-08-31</text:p>
          </table:table-cell>
          <table:table-cell office:value-type="float" office:value="23217" calcext:value-type="float">
            <text:p>23217</text:p>
          </table:table-cell>
          <table:table-cell office:value-type="float" office:value="1919" calcext:value-type="float">
            <text:p>1919</text:p>
          </table:table-cell>
        </table:table-row>
        <table:table-row table:style-name="ro2">
          <table:table-cell office:value-type="string" calcext:value-type="string">
            <text:p><text:a xlink:href="https://www.nyse.com/quote/XNYS:COP" xlink:type="simple">COP</text:a> 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57-03-04</text:p>
          </table:table-cell>
          <table:table-cell office:value-type="float" office:value="1163165" calcext:value-type="float">
            <text:p>1163165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<text:a xlink:href="https://www.nyse.com/quote/XNYS:ED" xlink:type="simple">ED</text:a> </text:p>
          </table:table-cell>
          <table:table-cell office:value-type="string" calcext:value-type="string">
            <text:p><text:a xlink:href="https://en.wikipedia.org/wiki/Consolidated_Edison" xlink:type="simple">Consolidated Ediso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1047862" calcext:value-type="float">
            <text:p>1047862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string" calcext:value-type="string">
            <text:p><text:a xlink:href="https://www.nyse.com/quote/XNYS:STZ" xlink:type="simple">STZ</text:a> </text:p>
          </table:table-cell>
          <table:table-cell office:value-type="string" calcext:value-type="string">
            <text:p><text:a xlink:href="https://en.wikipedia.org/wiki/Constellation_Brands" xlink:type="simple">Constellation Brand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istillers &amp; Vintners</text:p>
          </table:table-cell>
          <table:table-cell office:value-type="string" calcext:value-type="string">
            <text:p><text:a xlink:href="https://en.wikipedia.org/wiki/Victor,_New_York" xlink:type="simple">Victor, New York</text:a></text:p>
          </table:table-cell>
          <table:table-cell office:value-type="string" calcext:value-type="string">
            <text:p>2005-07-01</text:p>
          </table:table-cell>
          <table:table-cell office:value-type="float" office:value="16918" calcext:value-type="float">
            <text:p>16918</text:p>
          </table:table-cell>
          <table:table-cell office:value-type="float" office:value="1945" calcext:value-type="float">
            <text:p>1945</text:p>
          </table:table-cell>
        </table:table-row>
        <table:table-row table:style-name="ro5">
          <table:table-cell office:value-type="string" calcext:value-type="string">
            <text:p><text:a xlink:href="http://www.nasdaq.com/symbol/ceg" xlink:type="simple">CEG</text:a> </text:p>
          </table:table-cell>
          <table:table-cell office:value-type="string" calcext:value-type="string">
            <text:p><text:a xlink:href="https://en.wikipedia.org/wiki/Constellation_Energy" xlink:type="simple">Constellation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Baltimore,_Maryland" xlink:type="simple">Baltimore, Maryland</text:a></text:p>
          </table:table-cell>
          <table:table-cell office:value-type="string" calcext:value-type="string">
            <text:p>2022-02-02</text:p>
          </table:table-cell>
          <table:table-cell office:value-type="float" office:value="1868275" calcext:value-type="float">
            <text:p>1868275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<text:a xlink:href="https://www.nyse.com/quote/XNYS:COO" xlink:type="simple">COO</text:a> </text:p>
          </table:table-cell>
          <table:table-cell office:value-type="string" calcext:value-type="string">
            <text:p><text:a xlink:href="https://en.wikipedia.org/wiki/CooperCompanies" xlink:type="simple">CooperCompani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San_Ramon,_California" xlink:type="simple">San Ramon, California</text:a></text:p>
          </table:table-cell>
          <table:table-cell office:value-type="string" calcext:value-type="string">
            <text:p>2016-09-23</text:p>
          </table:table-cell>
          <table:table-cell office:value-type="float" office:value="711404" calcext:value-type="float">
            <text:p>711404</text:p>
          </table:table-cell>
          <table:table-cell office:value-type="float" office:value="1958" calcext:value-type="float">
            <text:p>1958</text:p>
          </table:table-cell>
        </table:table-row>
        <table:table-row table:style-name="ro2">
          <table:table-cell office:value-type="string" calcext:value-type="string">
            <text:p><text:a xlink:href="http://www.nasdaq.com/symbol/cprt" xlink:type="simple">CPRT</text:a> </text:p>
          </table:table-cell>
          <table:table-cell office:value-type="string" calcext:value-type="string">
            <text:p><text:a xlink:href="https://en.wikipedia.org/wiki/Copart" xlink:type="simple">Copart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Diversified Support Servic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2018-07-02</text:p>
          </table:table-cell>
          <table:table-cell office:value-type="float" office:value="900075" calcext:value-type="float">
            <text:p>900075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<text:a xlink:href="https://www.nyse.com/quote/XNYS:GLW" xlink:type="simple">GLW</text:a> </text:p>
          </table:table-cell>
          <table:table-cell office:value-type="string" calcext:value-type="string">
            <text:p><text:a xlink:href="https://en.wikipedia.org/wiki/Corning_Inc." xlink:type="simple">Corning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string" calcext:value-type="string">
            <text:p><text:a xlink:href="https://en.wikipedia.org/wiki/Corning_(city),_New_York" xlink:type="simple">Corning, New York</text:a></text:p>
          </table:table-cell>
          <table:table-cell office:value-type="string" calcext:value-type="string">
            <text:p>1995-02-27</text:p>
          </table:table-cell>
          <table:table-cell office:value-type="float" office:value="24741" calcext:value-type="float">
            <text:p>24741</text:p>
          </table:table-cell>
          <table:table-cell office:value-type="float" office:value="1851" calcext:value-type="float">
            <text:p>1851</text:p>
          </table:table-cell>
        </table:table-row>
        <table:table-row table:style-name="ro2">
          <table:table-cell office:value-type="string" calcext:value-type="string">
            <text:p><text:a xlink:href="https://www.nyse.com/quote/XNYS:CTVA" xlink:type="simple">CTVA</text:a> </text:p>
          </table:table-cell>
          <table:table-cell office:value-type="string" calcext:value-type="string">
            <text:p><text:a xlink:href="https://en.wikipedia.org/wiki/Corteva" xlink:type="simple">Corteva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  <table:table-cell office:value-type="string" calcext:value-type="string">
            <text:p>2019-06-03</text:p>
          </table:table-cell>
          <table:table-cell office:value-type="float" office:value="1755672" calcext:value-type="float">
            <text:p>1755672</text:p>
          </table:table-cell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string" calcext:value-type="string">
            <text:p><text:a xlink:href="http://www.nasdaq.com/symbol/csgp" xlink:type="simple">CSGP</text:a> </text:p>
          </table:table-cell>
          <table:table-cell office:value-type="string" calcext:value-type="string">
            <text:p><text:a xlink:href="https://en.wikipedia.org/wiki/CoStar_Group" xlink:type="simple">CoStar Grou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Washington,_D.C." xlink:type="simple">Washington, D.C.</text:a></text:p>
          </table:table-cell>
          <table:table-cell office:value-type="string" calcext:value-type="string">
            <text:p>2022-09-19</text:p>
          </table:table-cell>
          <table:table-cell office:value-type="float" office:value="1057352" calcext:value-type="float">
            <text:p>1057352</text:p>
          </table:table-cell>
          <table:table-cell office:value-type="float" office:value="1987" calcext:value-type="float">
            <text:p>1987</text:p>
          </table:table-cell>
        </table:table-row>
        <table:table-row table:style-name="ro2">
          <table:table-cell office:value-type="string" calcext:value-type="string">
            <text:p><text:a xlink:href="http://www.nasdaq.com/symbol/cost" xlink:type="simple">COST</text:a> </text:p>
          </table:table-cell>
          <table:table-cell office:value-type="string" calcext:value-type="string">
            <text:p><text:a xlink:href="https://en.wikipedia.org/wiki/Costco" xlink:type="simple">Costco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ypermarkets &amp; Super Centers</text:p>
          </table:table-cell>
          <table:table-cell office:value-type="string" calcext:value-type="string">
            <text:p><text:a xlink:href="https://en.wikipedia.org/wiki/Issaquah,_Washington" xlink:type="simple">Issaquah, Washington</text:a></text:p>
          </table:table-cell>
          <table:table-cell office:value-type="string" calcext:value-type="string">
            <text:p>1993-10-01</text:p>
          </table:table-cell>
          <table:table-cell office:value-type="float" office:value="909832" calcext:value-type="float">
            <text:p>909832</text:p>
          </table:table-cell>
          <table:table-cell office:value-type="float" office:value="1976" calcext:value-type="float">
            <text:p>1976</text:p>
          </table:table-cell>
        </table:table-row>
        <table:table-row table:style-name="ro2">
          <table:table-cell office:value-type="string" calcext:value-type="string">
            <text:p><text:a xlink:href="https://www.nyse.com/quote/XNYS:CTRA" xlink:type="simple">CTRA</text:a> </text:p>
          </table:table-cell>
          <table:table-cell office:value-type="string" calcext:value-type="string">
            <text:p><text:a xlink:href="https://en.wikipedia.org/wiki/Coterra" xlink:type="simple">Coterra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08-06-23</text:p>
          </table:table-cell>
          <table:table-cell office:value-type="float" office:value="858470" calcext:value-type="float">
            <text:p>858470</text:p>
          </table:table-cell>
          <table:table-cell office:value-type="string" calcext:value-type="string">
            <text:p>2021 (1989) </text:p>
          </table:table-cell>
        </table:table-row>
        <table:table-row table:style-name="ro1">
          <table:table-cell office:value-type="string" calcext:value-type="string">
            <text:p><text:a xlink:href="https://www.nyse.com/quote/XNYS:CCI" xlink:type="simple">CCI</text:a> </text:p>
          </table:table-cell>
          <table:table-cell office:value-type="string" calcext:value-type="string">
            <text:p><text:a xlink:href="https://en.wikipedia.org/wiki/Crown_Castle" xlink:type="simple">Crown Castle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2-03-14</text:p>
          </table:table-cell>
          <table:table-cell office:value-type="float" office:value="1051470" calcext:value-type="float">
            <text:p>1051470</text:p>
          </table:table-cell>
          <table:table-cell office:value-type="float" office:value="1994" calcext:value-type="float">
            <text:p>1994</text:p>
          </table:table-cell>
        </table:table-row>
        <table:table-row table:style-name="ro5">
          <table:table-cell office:value-type="string" calcext:value-type="string">
            <text:p><text:a xlink:href="http://www.nasdaq.com/symbol/csx" xlink:type="simple">CSX</text:a> </text:p>
          </table:table-cell>
          <table:table-cell office:value-type="string" calcext:value-type="string">
            <text:p><text:a xlink:href="https://en.wikipedia.org/wiki/CSX_Corporation" xlink:type="simple">CSX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Jacksonville,_Florida" xlink:type="simple">Jacksonville, Florida</text:a></text:p>
          </table:table-cell>
          <table:table-cell office:value-type="string" calcext:value-type="string">
            <text:p>1957-03-04</text:p>
          </table:table-cell>
          <table:table-cell office:value-type="float" office:value="277948" calcext:value-type="float">
            <text:p>277948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<text:a xlink:href="https://www.nyse.com/quote/XNYS:CMI" xlink:type="simple">CMI</text:a> </text:p>
          </table:table-cell>
          <table:table-cell office:value-type="string" calcext:value-type="string">
            <text:p><text:a xlink:href="https://en.wikipedia.org/wiki/Cummins" xlink:type="simple">Cummin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Columbus,_Indiana" xlink:type="simple">Columbus, Indiana</text:a></text:p>
          </table:table-cell>
          <table:table-cell office:value-type="string" calcext:value-type="string">
            <text:p>1965-03-31</text:p>
          </table:table-cell>
          <table:table-cell office:value-type="float" office:value="26172" calcext:value-type="float">
            <text:p>26172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<text:a xlink:href="https://www.nyse.com/quote/XNYS:CVS" xlink:type="simple">CVS</text:a> </text:p>
          </table:table-cell>
          <table:table-cell office:value-type="string" calcext:value-type="string">
            <text:p><text:a xlink:href="https://en.wikipedia.org/wiki/CVS_Health" xlink:type="simple">CVS Health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<text:a xlink:href="https://en.wikipedia.org/wiki/Woonsocket,_Rhode_Island" xlink:type="simple">Woonsocket, Rhode Island</text:a></text:p>
          </table:table-cell>
          <table:table-cell office:value-type="string" calcext:value-type="string">
            <text:p>1957-03-04</text:p>
          </table:table-cell>
          <table:table-cell office:value-type="float" office:value="64803" calcext:value-type="float">
            <text:p>6480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<text:a xlink:href="https://www.nyse.com/quote/XNYS:DHI" xlink:type="simple">DHI</text:a> </text:p>
          </table:table-cell>
          <table:table-cell office:value-type="string" calcext:value-type="string">
            <text:p><text:a xlink:href="https://en.wikipedia.org/wiki/D.R._Horton" xlink:type="simple">D.R. Hort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Arlington,_Texas" xlink:type="simple">Arlington, Texas</text:a></text:p>
          </table:table-cell>
          <table:table-cell office:value-type="string" calcext:value-type="string">
            <text:p>2005-06-22</text:p>
          </table:table-cell>
          <table:table-cell office:value-type="float" office:value="882184" calcext:value-type="float">
            <text:p>882184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<text:a xlink:href="https://www.nyse.com/quote/XNYS:DHR" xlink:type="simple">DHR</text:a> </text:p>
          </table:table-cell>
          <table:table-cell office:value-type="string" calcext:value-type="string">
            <text:p><text:a xlink:href="https://en.wikipedia.org/wiki/Danaher_Corporation" xlink:type="simple">Danaher Corporati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shington,_D.C." xlink:type="simple">Washington, D.C.</text:a></text:p>
          </table:table-cell>
          <table:table-cell office:value-type="string" calcext:value-type="string">
            <text:p>1998-11-18</text:p>
          </table:table-cell>
          <table:table-cell office:value-type="float" office:value="313616" calcext:value-type="float">
            <text:p>313616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<text:a xlink:href="https://www.nyse.com/quote/XNYS:DRI" xlink:type="simple">DRI</text:a> </text:p>
          </table:table-cell>
          <table:table-cell office:value-type="string" calcext:value-type="string">
            <text:p><text:a xlink:href="https://en.wikipedia.org/wiki/Darden_Restaurants" xlink:type="simple">Darden Restauran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Orlando,_Florida" xlink:type="simple">Orlando, Florida</text:a></text:p>
          </table:table-cell>
          <table:table-cell office:value-type="string" calcext:value-type="string">
            <text:p>1995-05-31</text:p>
          </table:table-cell>
          <table:table-cell office:value-type="float" office:value="940944" calcext:value-type="float">
            <text:p>940944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<text:a xlink:href="https://www.nyse.com/quote/XNYS:DVA" xlink:type="simple">DVA</text:a> </text:p>
          </table:table-cell>
          <table:table-cell office:value-type="string" calcext:value-type="string">
            <text:p><text:a xlink:href="https://en.wikipedia.org/wiki/DaVita_Inc." xlink:type="simple">DaVita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  <table:table-cell office:value-type="string" calcext:value-type="string">
            <text:p>2008-07-31</text:p>
          </table:table-cell>
          <table:table-cell office:value-type="float" office:value="927066" calcext:value-type="float">
            <text:p>927066</text:p>
          </table:table-cell>
          <table:table-cell office:value-type="float" office:value="1979" calcext:value-type="float">
            <text:p>1979</text:p>
          </table:table-cell>
        </table:table-row>
        <table:table-row table:style-name="ro2">
          <table:table-cell office:value-type="string" calcext:value-type="string">
            <text:p><text:a xlink:href="https://www.nyse.com/quote/XNYS:DE" xlink:type="simple">DE</text:a> </text:p>
          </table:table-cell>
          <table:table-cell office:value-type="string" calcext:value-type="string">
            <text:p><text:a xlink:href="https://en.wikipedia.org/wiki/John_Deere" xlink:type="simple">John Deer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gricultural &amp; Farm Machinery</text:p>
          </table:table-cell>
          <table:table-cell office:value-type="string" calcext:value-type="string">
            <text:p><text:a xlink:href="https://en.wikipedia.org/wiki/Moline,_Illinois" xlink:type="simple">Moline, Illinois</text:a></text:p>
          </table:table-cell>
          <table:table-cell office:value-type="string" calcext:value-type="string">
            <text:p>1957-03-04</text:p>
          </table:table-cell>
          <table:table-cell office:value-type="float" office:value="315189" calcext:value-type="float">
            <text:p>315189</text:p>
          </table:table-cell>
          <table:table-cell office:value-type="float" office:value="1837" calcext:value-type="float">
            <text:p>1837</text:p>
          </table:table-cell>
        </table:table-row>
        <table:table-row table:style-name="ro5">
          <table:table-cell office:value-type="string" calcext:value-type="string">
            <text:p><text:a xlink:href="https://www.nyse.com/quote/XNYS:DAL" xlink:type="simple">DAL</text:a> </text:p>
          </table:table-cell>
          <table:table-cell office:value-type="string" calcext:value-type="string">
            <text:p><text:a xlink:href="https://en.wikipedia.org/wiki/Delta_Air_Lines" xlink:type="simple">Delta Air Lin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13-09-11</text:p>
          </table:table-cell>
          <table:table-cell office:value-type="float" office:value="27904" calcext:value-type="float">
            <text:p>27904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<text:a xlink:href="http://www.nasdaq.com/symbol/xray" xlink:type="simple">XRAY</text:a> </text:p>
          </table:table-cell>
          <table:table-cell office:value-type="string" calcext:value-type="string">
            <text:p><text:a xlink:href="https://en.wikipedia.org/wiki/Dentsply_Sirona" xlink:type="simple">Dentsply Siron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2008-11-14</text:p>
          </table:table-cell>
          <table:table-cell office:value-type="float" office:value="818479" calcext:value-type="float">
            <text:p>818479</text:p>
          </table:table-cell>
          <table:table-cell office:value-type="string" calcext:value-type="string">
            <text:p>2016 (1969) </text:p>
          </table:table-cell>
        </table:table-row>
        <table:table-row table:style-name="ro2">
          <table:table-cell office:value-type="string" calcext:value-type="string">
            <text:p><text:a xlink:href="https://www.nyse.com/quote/XNYS:DVN" xlink:type="simple">DVN</text:a> </text:p>
          </table:table-cell>
          <table:table-cell office:value-type="string" calcext:value-type="string">
            <text:p><text:a xlink:href="https://en.wikipedia.org/wiki/Devon_Energy" xlink:type="simple">Devon Energy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Oklahoma_City,_Oklahoma" xlink:type="simple">Oklahoma City, Oklahoma</text:a></text:p>
          </table:table-cell>
          <table:table-cell office:value-type="string" calcext:value-type="string">
            <text:p>2000-08-30</text:p>
          </table:table-cell>
          <table:table-cell office:value-type="float" office:value="1090012" calcext:value-type="float">
            <text:p>1090012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<text:a xlink:href="http://www.nasdaq.com/symbol/dxcm" xlink:type="simple">DXCM</text:a> </text:p>
          </table:table-cell>
          <table:table-cell office:value-type="string" calcext:value-type="string">
            <text:p><text:a xlink:href="https://en.wikipedia.org/wiki/Dexcom" xlink:type="simple">Dexcom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2020-05-12</text:p>
          </table:table-cell>
          <table:table-cell office:value-type="float" office:value="1093557" calcext:value-type="float">
            <text:p>1093557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string" calcext:value-type="string">
            <text:p><text:a xlink:href="http://www.nasdaq.com/symbol/fang" xlink:type="simple">FANG</text:a> </text:p>
          </table:table-cell>
          <table:table-cell office:value-type="string" calcext:value-type="string">
            <text:p><text:a xlink:href="https://en.wikipedia.org/wiki/Diamondback_Energy" xlink:type="simple">Diamondback Energy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Midland,_Texas" xlink:type="simple">Midland, Texas</text:a></text:p>
          </table:table-cell>
          <table:table-cell office:value-type="string" calcext:value-type="string">
            <text:p>2018-12-03</text:p>
          </table:table-cell>
          <table:table-cell office:value-type="float" office:value="1539838" calcext:value-type="float">
            <text:p>153983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s://www.nyse.com/quote/XNYS:DLR" xlink:type="simple">DLR</text:a> </text:p>
          </table:table-cell>
          <table:table-cell office:value-type="string" calcext:value-type="string">
            <text:p><text:a xlink:href="https://en.wikipedia.org/wiki/Digital_Realty" xlink:type="simple">Digital Realty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Austin,_Texas" xlink:type="simple">Austin, Texas</text:a></text:p>
          </table:table-cell>
          <table:table-cell office:value-type="string" calcext:value-type="string">
            <text:p>2016-05-18</text:p>
          </table:table-cell>
          <table:table-cell office:value-type="float" office:value="1297996" calcext:value-type="float">
            <text:p>1297996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s://www.nyse.com/quote/XNYS:DFS" xlink:type="simple">DFS</text:a> </text:p>
          </table:table-cell>
          <table:table-cell office:value-type="string" calcext:value-type="string">
            <text:p><text:a xlink:href="https://en.wikipedia.org/wiki/Discover_Financial" xlink:type="simple">Discover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Riverwoods,_Illinois" xlink:type="simple">Riverwoods, Illinois</text:a></text:p>
          </table:table-cell>
          <table:table-cell office:value-type="string" calcext:value-type="string">
            <text:p>2007-07-02</text:p>
          </table:table-cell>
          <table:table-cell office:value-type="float" office:value="1393612" calcext:value-type="float">
            <text:p>1393612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<text:a xlink:href="http://www.nasdaq.com/symbol/dish" xlink:type="simple">DISH</text:a> </text:p>
          </table:table-cell>
          <table:table-cell office:value-type="string" calcext:value-type="string">
            <text:p><text:a xlink:href="https://en.wikipedia.org/wiki/Dish_Network" xlink:type="simple">Dish Network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Meridian,_Colorado" xlink:type="simple">Meridian, Colorado</text:a></text:p>
          </table:table-cell>
          <table:table-cell office:value-type="string" calcext:value-type="string">
            <text:p>2017-03-13</text:p>
          </table:table-cell>
          <table:table-cell office:value-type="float" office:value="1001082" calcext:value-type="float">
            <text:p>1001082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<text:a xlink:href="https://www.nyse.com/quote/XNYS:DIS" xlink:type="simple">DIS</text:a> </text:p>
          </table:table-cell>
          <table:table-cell office:value-type="string" calcext:value-type="string">
            <text:p><text:a xlink:href="https://en.wikipedia.org/wiki/Disney" xlink:type="simple">Disney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Burbank,_California" xlink:type="simple">Burbank, California</text:a></text:p>
          </table:table-cell>
          <table:table-cell office:value-type="string" calcext:value-type="string">
            <text:p>1976-06-30</text:p>
          </table:table-cell>
          <table:table-cell office:value-type="float" office:value="1744489" calcext:value-type="float">
            <text:p>1744489</text:p>
          </table:table-cell>
          <table:table-cell office:value-type="float" office:value="1923" calcext:value-type="float">
            <text:p>1923</text:p>
          </table:table-cell>
        </table:table-row>
        <table:table-row table:style-name="ro2">
          <table:table-cell office:value-type="string" calcext:value-type="string">
            <text:p><text:a xlink:href="https://www.nyse.com/quote/XNYS:DG" xlink:type="simple">DG</text:a> </text:p>
          </table:table-cell>
          <table:table-cell office:value-type="string" calcext:value-type="string">
            <text:p><text:a xlink:href="https://en.wikipedia.org/wiki/Dollar_General" xlink:type="simple">Dollar General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Goodlettsville,_Tennessee" xlink:type="simple">Goodlettsville, Tennessee</text:a></text:p>
          </table:table-cell>
          <table:table-cell office:value-type="string" calcext:value-type="string">
            <text:p>2012-12-03</text:p>
          </table:table-cell>
          <table:table-cell office:value-type="float" office:value="29534" calcext:value-type="float">
            <text:p>29534</text:p>
          </table:table-cell>
          <table:table-cell office:value-type="float" office:value="1939" calcext:value-type="float">
            <text:p>1939</text:p>
          </table:table-cell>
        </table:table-row>
        <table:table-row table:style-name="ro2">
          <table:table-cell office:value-type="string" calcext:value-type="string">
            <text:p><text:a xlink:href="http://www.nasdaq.com/symbol/dltr" xlink:type="simple">DLTR</text:a> </text:p>
          </table:table-cell>
          <table:table-cell office:value-type="string" calcext:value-type="string">
            <text:p><text:a xlink:href="https://en.wikipedia.org/wiki/Dollar_Tree" xlink:type="simple">Dollar Tree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Chesapeake,_Virginia" xlink:type="simple">Chesapeake, Virginia</text:a></text:p>
          </table:table-cell>
          <table:table-cell office:value-type="string" calcext:value-type="string">
            <text:p>2011-12-19</text:p>
          </table:table-cell>
          <table:table-cell office:value-type="float" office:value="935703" calcext:value-type="float">
            <text:p>935703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<text:a xlink:href="https://www.nyse.com/quote/XNYS:D" xlink:type="simple">D</text:a> </text:p>
          </table:table-cell>
          <table:table-cell office:value-type="string" calcext:value-type="string">
            <text:p><text:a xlink:href="https://en.wikipedia.org/wiki/Dominion_Energy" xlink:type="simple">Dominion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  <table:table-cell table:style-name="ce5"/>
          <table:table-cell office:value-type="float" office:value="715957" calcext:value-type="float">
            <text:p>715957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<text:a xlink:href="https://www.nyse.com/quote/XNYS:DPZ" xlink:type="simple">DPZ</text:a> </text:p>
          </table:table-cell>
          <table:table-cell office:value-type="string" calcext:value-type="string">
            <text:p><text:a xlink:href="https://en.wikipedia.org/wiki/Domino%27s" xlink:type="simple">Domino'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Ann_Arbor,_Michigan" xlink:type="simple">Ann Arbor, Michigan</text:a></text:p>
          </table:table-cell>
          <table:table-cell office:value-type="string" calcext:value-type="string">
            <text:p>2020-05-12</text:p>
          </table:table-cell>
          <table:table-cell office:value-type="float" office:value="1286681" calcext:value-type="float">
            <text:p>1286681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<text:a xlink:href="https://www.nyse.com/quote/XNYS:DOV" xlink:type="simple">DOV</text:a> </text:p>
          </table:table-cell>
          <table:table-cell office:value-type="string" calcext:value-type="string">
            <text:p><text:a xlink:href="https://en.wikipedia.org/wiki/Dover_Corporation" xlink:type="simple">Dover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Downers_Grove,_Illinois" xlink:type="simple">Downers Grove, Illinois</text:a></text:p>
          </table:table-cell>
          <table:table-cell office:value-type="string" calcext:value-type="string">
            <text:p>1985-10-31</text:p>
          </table:table-cell>
          <table:table-cell office:value-type="float" office:value="29905" calcext:value-type="float">
            <text:p>2990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<text:a xlink:href="https://www.nyse.com/quote/XNYS:DOW" xlink:type="simple">DOW</text:a> </text:p>
          </table:table-cell>
          <table:table-cell office:value-type="string" calcext:value-type="string">
            <text:p><text:a xlink:href="https://en.wikipedia.org/wiki/Dow_Inc." xlink:type="simple">Dow Inc.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mmodity Chemicals</text:p>
          </table:table-cell>
          <table:table-cell office:value-type="string" calcext:value-type="string">
            <text:p><text:a xlink:href="https://en.wikipedia.org/wiki/Midland,_Michigan" xlink:type="simple">Midland, Michigan</text:a></text:p>
          </table:table-cell>
          <table:table-cell office:value-type="string" calcext:value-type="string">
            <text:p>2019-04-01</text:p>
          </table:table-cell>
          <table:table-cell office:value-type="float" office:value="1751788" calcext:value-type="float">
            <text:p>1751788</text:p>
          </table:table-cell>
          <table:table-cell office:value-type="float" office:value="2019" calcext:value-type="float">
            <text:p>2019</text:p>
          </table:table-cell>
        </table:table-row>
        <table:table-row table:style-name="ro5">
          <table:table-cell office:value-type="string" calcext:value-type="string">
            <text:p><text:a xlink:href="https://www.nyse.com/quote/XNYS:DTE" xlink:type="simple">DTE</text:a> </text:p>
          </table:table-cell>
          <table:table-cell office:value-type="string" calcext:value-type="string">
            <text:p><text:a xlink:href="https://en.wikipedia.org/wiki/DTE_Energy" xlink:type="simple">DTE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Detroit,_Michigan" xlink:type="simple">Detroit, Michigan</text:a></text:p>
          </table:table-cell>
          <table:table-cell office:value-type="string" calcext:value-type="string">
            <text:p>1957-03-04</text:p>
          </table:table-cell>
          <table:table-cell office:value-type="float" office:value="936340" calcext:value-type="float">
            <text:p>93634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<text:a xlink:href="https://www.nyse.com/quote/XNYS:DUK" xlink:type="simple">DUK</text:a> </text:p>
          </table:table-cell>
          <table:table-cell office:value-type="string" calcext:value-type="string">
            <text:p><text:a xlink:href="https://en.wikipedia.org/wiki/Duke_Energy" xlink:type="simple">Duke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76-06-30</text:p>
          </table:table-cell>
          <table:table-cell office:value-type="float" office:value="1326160" calcext:value-type="float">
            <text:p>1326160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<text:a xlink:href="https://www.nyse.com/quote/XNYS:DD" xlink:type="simple">DD</text:a> </text:p>
          </table:table-cell>
          <table:table-cell office:value-type="string" calcext:value-type="string">
            <text:p><text:a xlink:href="https://en.wikipedia.org/wiki/DuPont" xlink:type="simple">DuPont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Wilmington,_Delaware" xlink:type="simple">Wilmington, Delaware</text:a></text:p>
          </table:table-cell>
          <table:table-cell office:value-type="string" calcext:value-type="string">
            <text:p>2019-04-02</text:p>
          </table:table-cell>
          <table:table-cell office:value-type="float" office:value="1666700" calcext:value-type="float">
            <text:p>16667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<text:a xlink:href="https://www.nyse.com/quote/XNYS:DXC" xlink:type="simple">DXC</text:a> </text:p>
          </table:table-cell>
          <table:table-cell office:value-type="string" calcext:value-type="string">
            <text:p><text:a xlink:href="https://en.wikipedia.org/wiki/DXC_Technology" xlink:type="simple">DXC Technolog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Tysons_Corner,_Virginia" xlink:type="simple">Tysons Corner, Virginia</text:a></text:p>
          </table:table-cell>
          <table:table-cell office:value-type="string" calcext:value-type="string">
            <text:p>2017-04-04</text:p>
          </table:table-cell>
          <table:table-cell office:value-type="float" office:value="1688568" calcext:value-type="float">
            <text:p>16885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<text:a xlink:href="https://www.nyse.com/quote/XNYS:EMN" xlink:type="simple">EMN</text:a> </text:p>
          </table:table-cell>
          <table:table-cell office:value-type="string" calcext:value-type="string">
            <text:p><text:a xlink:href="https://en.wikipedia.org/wiki/Eastman_Chemical_Company" xlink:type="simple">Eastman Chemical Company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Diversified Chemicals</text:p>
          </table:table-cell>
          <table:table-cell office:value-type="string" calcext:value-type="string">
            <text:p><text:a xlink:href="https://en.wikipedia.org/wiki/Kingsport,_Tennessee" xlink:type="simple">Kingsport, Tennessee</text:a></text:p>
          </table:table-cell>
          <table:table-cell office:value-type="string" calcext:value-type="string">
            <text:p>1994-01-01</text:p>
          </table:table-cell>
          <table:table-cell office:value-type="float" office:value="915389" calcext:value-type="float">
            <text:p>915389</text:p>
          </table:table-cell>
          <table:table-cell office:value-type="float" office:value="1920" calcext:value-type="float">
            <text:p>1920</text:p>
          </table:table-cell>
        </table:table-row>
        <table:table-row table:style-name="ro2">
          <table:table-cell office:value-type="string" calcext:value-type="string">
            <text:p><text:a xlink:href="https://www.nyse.com/quote/XNYS:ETN" xlink:type="simple">ETN</text:a> </text:p>
          </table:table-cell>
          <table:table-cell office:value-type="string" calcext:value-type="string">
            <text:p><text:a xlink:href="https://en.wikipedia.org/wiki/Eaton_Corporation" xlink:type="simple">Eaton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1957-03-04</text:p>
          </table:table-cell>
          <table:table-cell office:value-type="float" office:value="1551182" calcext:value-type="float">
            <text:p>1551182</text:p>
          </table:table-cell>
          <table:table-cell office:value-type="float" office:value="1911" calcext:value-type="float">
            <text:p>1911</text:p>
          </table:table-cell>
        </table:table-row>
        <table:table-row table:style-name="ro3">
          <table:table-cell office:value-type="string" calcext:value-type="string">
            <text:p><text:a xlink:href="http://www.nasdaq.com/symbol/ebay" xlink:type="simple">EBAY</text:a> </text:p>
          </table:table-cell>
          <table:table-cell office:value-type="string" calcext:value-type="string">
            <text:p><text:a xlink:href="https://en.wikipedia.org/wiki/EBay" xlink:type="simple">eBa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02-07-22</text:p>
          </table:table-cell>
          <table:table-cell office:value-type="float" office:value="1065088" calcext:value-type="float">
            <text:p>1065088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<text:a xlink:href="https://www.nyse.com/quote/XNYS:ECL" xlink:type="simple">ECL</text:a> </text:p>
          </table:table-cell>
          <table:table-cell office:value-type="string" calcext:value-type="string">
            <text:p><text:a xlink:href="https://en.wikipedia.org/wiki/Ecolab" xlink:type="simple">Ecolab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Saint_Paul,_Minnesota" xlink:type="simple">Saint Paul, Minnesota</text:a></text:p>
          </table:table-cell>
          <table:table-cell office:value-type="string" calcext:value-type="string">
            <text:p>1989-01-31</text:p>
          </table:table-cell>
          <table:table-cell office:value-type="float" office:value="31462" calcext:value-type="float">
            <text:p>31462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<text:a xlink:href="https://www.nyse.com/quote/XNYS:EIX" xlink:type="simple">EIX</text:a> </text:p>
          </table:table-cell>
          <table:table-cell office:value-type="string" calcext:value-type="string">
            <text:p><text:a xlink:href="https://en.wikipedia.org/wiki/Edison_International" xlink:type="simple">Edison International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Rosemead,_California" xlink:type="simple">Rosemead, California</text:a></text:p>
          </table:table-cell>
          <table:table-cell office:value-type="string" calcext:value-type="string">
            <text:p>1957-03-04</text:p>
          </table:table-cell>
          <table:table-cell office:value-type="float" office:value="827052" calcext:value-type="float">
            <text:p>827052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<text:a xlink:href="https://www.nyse.com/quote/XNYS:EW" xlink:type="simple">EW</text:a> </text:p>
          </table:table-cell>
          <table:table-cell office:value-type="string" calcext:value-type="string">
            <text:p><text:a xlink:href="https://en.wikipedia.org/wiki/Edwards_Lifesciences" xlink:type="simple">Edwards Lifescienc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Irvine,_California" xlink:type="simple">Irvine, California</text:a></text:p>
          </table:table-cell>
          <table:table-cell office:value-type="string" calcext:value-type="string">
            <text:p>2011-04-01</text:p>
          </table:table-cell>
          <table:table-cell office:value-type="float" office:value="1099800" calcext:value-type="float">
            <text:p>1099800</text:p>
          </table:table-cell>
          <table:table-cell office:value-type="float" office:value="1958" calcext:value-type="float">
            <text:p>1958</text:p>
          </table:table-cell>
        </table:table-row>
        <table:table-row table:style-name="ro2">
          <table:table-cell office:value-type="string" calcext:value-type="string">
            <text:p><text:a xlink:href="http://www.nasdaq.com/symbol/ea" xlink:type="simple">EA</text:a> </text:p>
          </table:table-cell>
          <table:table-cell office:value-type="string" calcext:value-type="string">
            <text:p><text:a xlink:href="https://en.wikipedia.org/wiki/Electronic_Arts" xlink:type="simple">Electronic Art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Home Entertainment</text:p>
          </table:table-cell>
          <table:table-cell office:value-type="string" calcext:value-type="string">
            <text:p><text:a xlink:href="https://en.wikipedia.org/wiki/Redwood_City,_California" xlink:type="simple">Redwood City, California</text:a></text:p>
          </table:table-cell>
          <table:table-cell office:value-type="string" calcext:value-type="string">
            <text:p>2002-07-22</text:p>
          </table:table-cell>
          <table:table-cell office:value-type="float" office:value="712515" calcext:value-type="float">
            <text:p>712515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<text:a xlink:href="https://www.nyse.com/quote/XNYS:ELV" xlink:type="simple">ELV</text:a> </text:p>
          </table:table-cell>
          <table:table-cell office:value-type="string" calcext:value-type="string">
            <text:p><text:a xlink:href="https://en.wikipedia.org/wiki/Elevance_Health" xlink:type="simple">Elevance Health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  <table:table-cell office:value-type="string" calcext:value-type="string">
            <text:p>2002-07-25</text:p>
          </table:table-cell>
          <table:table-cell office:value-type="float" office:value="1156039" calcext:value-type="float">
            <text:p>1156039</text:p>
          </table:table-cell>
          <table:table-cell office:value-type="string" calcext:value-type="string">
            <text:p>2014 (1946) </text:p>
          </table:table-cell>
        </table:table-row>
        <table:table-row table:style-name="ro1">
          <table:table-cell office:value-type="string" calcext:value-type="string">
            <text:p><text:a xlink:href="https://www.nyse.com/quote/XNYS:LLY" xlink:type="simple">LLY</text:a> </text:p>
          </table:table-cell>
          <table:table-cell office:value-type="string" calcext:value-type="string">
            <text:p><text:a xlink:href="https://en.wikipedia.org/wiki/Eli_Lilly_and_Company" xlink:type="simple">Eli Lilly and Company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  <table:table-cell office:value-type="string" calcext:value-type="string">
            <text:p>1970-12-31</text:p>
          </table:table-cell>
          <table:table-cell office:value-type="float" office:value="59478" calcext:value-type="float">
            <text:p>59478</text:p>
          </table:table-cell>
          <table:table-cell office:value-type="float" office:value="1876" calcext:value-type="float">
            <text:p>1876</text:p>
          </table:table-cell>
        </table:table-row>
        <table:table-row table:style-name="ro2">
          <table:table-cell office:value-type="string" calcext:value-type="string">
            <text:p><text:a xlink:href="https://www.nyse.com/quote/XNYS:EMR" xlink:type="simple">EMR</text:a> </text:p>
          </table:table-cell>
          <table:table-cell office:value-type="string" calcext:value-type="string">
            <text:p><text:a xlink:href="https://en.wikipedia.org/wiki/Emerson_Electric" xlink:type="simple">Emerson Electri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Ferguson,_Missouri" xlink:type="simple">Ferguson, Missouri</text:a></text:p>
          </table:table-cell>
          <table:table-cell office:value-type="string" calcext:value-type="string">
            <text:p>1965-03-31</text:p>
          </table:table-cell>
          <table:table-cell office:value-type="float" office:value="32604" calcext:value-type="float">
            <text:p>32604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string" calcext:value-type="string">
            <text:p><text:a xlink:href="http://www.nasdaq.com/symbol/enph" xlink:type="simple">ENPH</text:a> </text:p>
          </table:table-cell>
          <table:table-cell office:value-type="string" calcext:value-type="string">
            <text:p><text:a xlink:href="https://en.wikipedia.org/wiki/Enphase" xlink:type="simple">Enphas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string" calcext:value-type="string">
            <text:p><text:a xlink:href="https://en.wikipedia.org/wiki/Fremont,_California" xlink:type="simple">Fremont, California</text:a></text:p>
          </table:table-cell>
          <table:table-cell office:value-type="string" calcext:value-type="string">
            <text:p>2021-01-07</text:p>
          </table:table-cell>
          <table:table-cell office:value-type="float" office:value="1463101" calcext:value-type="float">
            <text:p>14631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s://www.nyse.com/quote/XNYS:ETR" xlink:type="simple">ETR</text:a> </text:p>
          </table:table-cell>
          <table:table-cell office:value-type="string" calcext:value-type="string">
            <text:p><text:a xlink:href="https://en.wikipedia.org/wiki/Entergy" xlink:type="simple">Ent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New_Orleans,_Louisiana" xlink:type="simple">New Orleans, Louisiana</text:a></text:p>
          </table:table-cell>
          <table:table-cell office:value-type="string" calcext:value-type="string">
            <text:p>1957-03-04</text:p>
          </table:table-cell>
          <table:table-cell office:value-type="float" office:value="65984" calcext:value-type="float">
            <text:p>65984</text:p>
          </table:table-cell>
          <table:table-cell office:value-type="float" office:value="1913" calcext:value-type="float">
            <text:p>1913</text:p>
          </table:table-cell>
        </table:table-row>
        <table:table-row table:style-name="ro2">
          <table:table-cell office:value-type="string" calcext:value-type="string">
            <text:p><text:a xlink:href="https://www.nyse.com/quote/XNYS:EOG" xlink:type="simple">EOG</text:a> </text:p>
          </table:table-cell>
          <table:table-cell office:value-type="string" calcext:value-type="string">
            <text:p><text:a xlink:href="https://en.wikipedia.org/wiki/EOG_Resources" xlink:type="simple">EOG Resourc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00-11-02</text:p>
          </table:table-cell>
          <table:table-cell office:value-type="float" office:value="821189" calcext:value-type="float">
            <text:p>821189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string" calcext:value-type="string">
            <text:p><text:a xlink:href="https://www.nyse.com/quote/XNYS:EPAM" xlink:type="simple">EPAM</text:a> </text:p>
          </table:table-cell>
          <table:table-cell office:value-type="string" calcext:value-type="string">
            <text:p><text:a xlink:href="https://en.wikipedia.org/wiki/EPAM_Systems" xlink:type="simple">EPAM System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Newtown,_Bucks_County,_Pennsylvania" xlink:type="simple">Newtown, Pennsylvania</text:a></text:p>
          </table:table-cell>
          <table:table-cell office:value-type="string" calcext:value-type="string">
            <text:p>2021-12-14</text:p>
          </table:table-cell>
          <table:table-cell office:value-type="float" office:value="1352010" calcext:value-type="float">
            <text:p>1352010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<text:a xlink:href="https://www.nyse.com/quote/XNYS:EQT" xlink:type="simple">EQT</text:a> </text:p>
          </table:table-cell>
          <table:table-cell office:value-type="string" calcext:value-type="string">
            <text:p><text:a xlink:href="https://en.wikipedia.org/wiki/EQT" xlink:type="simple">EQT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2022-10-03</text:p>
          </table:table-cell>
          <table:table-cell office:value-type="float" office:value="33213" calcext:value-type="float">
            <text:p>33213</text:p>
          </table:table-cell>
          <table:table-cell office:value-type="float" office:value="1888" calcext:value-type="float">
            <text:p>1888</text:p>
          </table:table-cell>
        </table:table-row>
        <table:table-row table:style-name="ro2">
          <table:table-cell office:value-type="string" calcext:value-type="string">
            <text:p><text:a xlink:href="https://www.nyse.com/quote/XNYS:EFX" xlink:type="simple">EFX</text:a> </text:p>
          </table:table-cell>
          <table:table-cell office:value-type="string" calcext:value-type="string">
            <text:p><text:a xlink:href="https://en.wikipedia.org/wiki/Equifax" xlink:type="simple">Equifax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97-06-19</text:p>
          </table:table-cell>
          <table:table-cell office:value-type="float" office:value="33185" calcext:value-type="float">
            <text:p>33185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<text:a xlink:href="http://www.nasdaq.com/symbol/eqix" xlink:type="simple">EQIX</text:a> </text:p>
          </table:table-cell>
          <table:table-cell office:value-type="string" calcext:value-type="string">
            <text:p><text:a xlink:href="https://en.wikipedia.org/wiki/Equinix" xlink:type="simple">Equinix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Redwood_City,_California" xlink:type="simple">Redwood City, California</text:a></text:p>
          </table:table-cell>
          <table:table-cell office:value-type="string" calcext:value-type="string">
            <text:p>2015-03-20</text:p>
          </table:table-cell>
          <table:table-cell office:value-type="float" office:value="1101239" calcext:value-type="float">
            <text:p>1101239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<text:a xlink:href="https://www.nyse.com/quote/XNYS:EQR" xlink:type="simple">EQR</text:a> </text:p>
          </table:table-cell>
          <table:table-cell office:value-type="string" calcext:value-type="string">
            <text:p><text:a xlink:href="https://en.wikipedia.org/wiki/Equity_Residential" xlink:type="simple">Equity Residential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01-12-03</text:p>
          </table:table-cell>
          <table:table-cell office:value-type="float" office:value="906107" calcext:value-type="float">
            <text:p>906107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<text:a xlink:href="https://www.nyse.com/quote/XNYS:ESS" xlink:type="simple">ESS</text:a> </text:p>
          </table:table-cell>
          <table:table-cell office:value-type="string" calcext:value-type="string">
            <text:p><text:a xlink:href="https://en.wikipedia.org/wiki/Essex_Property_Trust" xlink:type="simple">Essex Property Trust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San_Mateo,_California" xlink:type="simple">San Mateo, California</text:a></text:p>
          </table:table-cell>
          <table:table-cell office:value-type="string" calcext:value-type="string">
            <text:p>2014-04-02</text:p>
          </table:table-cell>
          <table:table-cell office:value-type="float" office:value="920522" calcext:value-type="float">
            <text:p>920522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<text:a xlink:href="https://www.nyse.com/quote/XNYS:EL" xlink:type="simple">EL</text:a> </text:p>
          </table:table-cell>
          <table:table-cell office:value-type="string" calcext:value-type="string">
            <text:p><text:a xlink:href="https://en.wikipedia.org/wiki/The_Estée_Lauder_Companies" xlink:type="simple">Estée Lauder Companies (The)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6-01-05</text:p>
          </table:table-cell>
          <table:table-cell office:value-type="float" office:value="1001250" calcext:value-type="float">
            <text:p>10012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3">
          <table:table-cell office:value-type="string" calcext:value-type="string">
            <text:p><text:a xlink:href="http://www.nasdaq.com/symbol/etsy" xlink:type="simple">ETSY</text:a> </text:p>
          </table:table-cell>
          <table:table-cell office:value-type="string" calcext:value-type="string">
            <text:p><text:a xlink:href="https://en.wikipedia.org/wiki/Etsy" xlink:type="simple">Ets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20-09-21</text:p>
          </table:table-cell>
          <table:table-cell office:value-type="float" office:value="1370637" calcext:value-type="float">
            <text:p>1370637</text:p>
          </table:table-cell>
          <table:table-cell office:value-type="float" office:value="2005" calcext:value-type="float">
            <text:p>2005</text:p>
          </table:table-cell>
        </table:table-row>
        <table:table-row table:style-name="ro5">
          <table:table-cell office:value-type="string" calcext:value-type="string">
            <text:p><text:a xlink:href="https://www.nyse.com/quote/XNYS:RE" xlink:type="simple">RE</text:a> </text:p>
          </table:table-cell>
          <table:table-cell office:value-type="string" calcext:value-type="string">
            <text:p><text:a xlink:href="https://en.wikipedia.org/wiki/Everest_Re" xlink:type="simple">Everest R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insurance</text:p>
          </table:table-cell>
          <table:table-cell office:value-type="string" calcext:value-type="string">
            <text:p><text:a xlink:href="https://en.wikipedia.org/wiki/Hamilton,_Bermuda" xlink:type="simple">Hamilton, Bermuda</text:a></text:p>
          </table:table-cell>
          <table:table-cell office:value-type="string" calcext:value-type="string">
            <text:p>2017-06-19</text:p>
          </table:table-cell>
          <table:table-cell office:value-type="float" office:value="1095073" calcext:value-type="float">
            <text:p>1095073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string" calcext:value-type="string">
            <text:p><text:a xlink:href="https://www.nyse.com/quote/XNYS:EVRG" xlink:type="simple">EVRG</text:a> </text:p>
          </table:table-cell>
          <table:table-cell office:value-type="string" calcext:value-type="string">
            <text:p><text:a xlink:href="https://en.wikipedia.org/wiki/Evergy" xlink:type="simple">Ev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Kansas_City,_Missouri" xlink:type="simple">Kansas City, Missouri</text:a></text:p>
          </table:table-cell>
          <table:table-cell office:value-type="string" calcext:value-type="string">
            <text:p>2018-06-05</text:p>
          </table:table-cell>
          <table:table-cell office:value-type="float" office:value="1711269" calcext:value-type="float">
            <text:p>1711269</text:p>
          </table:table-cell>
          <table:table-cell office:value-type="float" office:value="1909" calcext:value-type="float">
            <text:p>1909</text:p>
          </table:table-cell>
        </table:table-row>
        <table:table-row table:style-name="ro5">
          <table:table-cell office:value-type="string" calcext:value-type="string">
            <text:p><text:a xlink:href="https://www.nyse.com/quote/XNYS:ES" xlink:type="simple">ES</text:a> </text:p>
          </table:table-cell>
          <table:table-cell office:value-type="string" calcext:value-type="string">
            <text:p><text:a xlink:href="https://en.wikipedia.org/wiki/Eversource" xlink:type="simple">Eversource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Hartford,_Connecticut" xlink:type="simple">Hartford, Connecticut</text:a></text:p>
          </table:table-cell>
          <table:table-cell table:style-name="ce2" office:value-type="float" office:value="2009" calcext:value-type="float">
            <text:p>2009</text:p>
          </table:table-cell>
          <table:table-cell office:value-type="float" office:value="72741" calcext:value-type="float">
            <text:p>72741</text:p>
          </table:table-cell>
          <table:table-cell office:value-type="float" office:value="1966" calcext:value-type="float">
            <text:p>1966</text:p>
          </table:table-cell>
        </table:table-row>
        <table:table-row table:style-name="ro5">
          <table:table-cell office:value-type="string" calcext:value-type="string">
            <text:p><text:a xlink:href="http://www.nasdaq.com/symbol/exc" xlink:type="simple">EXC</text:a> </text:p>
          </table:table-cell>
          <table:table-cell office:value-type="string" calcext:value-type="string">
            <text:p><text:a xlink:href="https://en.wikipedia.org/wiki/Exelon" xlink:type="simple">Exelo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57-03-04</text:p>
          </table:table-cell>
          <table:table-cell office:value-type="float" office:value="1109357" calcext:value-type="float">
            <text:p>1109357</text:p>
          </table:table-cell>
          <table:table-cell office:value-type="float" office:value="2000" calcext:value-type="float">
            <text:p>2000</text:p>
          </table:table-cell>
        </table:table-row>
        <table:table-row table:style-name="ro3">
          <table:table-cell office:value-type="string" calcext:value-type="string">
            <text:p><text:a xlink:href="http://www.nasdaq.com/symbol/expe" xlink:type="simple">EXPE</text:a> </text:p>
          </table:table-cell>
          <table:table-cell office:value-type="string" calcext:value-type="string">
            <text:p><text:a xlink:href="https://en.wikipedia.org/wiki/Expedia_Group" xlink:type="simple">Expedia Group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07-10-02</text:p>
          </table:table-cell>
          <table:table-cell office:value-type="float" office:value="1324424" calcext:value-type="float">
            <text:p>132442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<text:a xlink:href="http://www.nasdaq.com/symbol/expd" xlink:type="simple">EXPD</text:a> </text:p>
          </table:table-cell>
          <table:table-cell office:value-type="string" calcext:value-type="string">
            <text:p><text:a xlink:href="https://en.wikipedia.org/wiki/Expeditors_International" xlink:type="simple">Expeditors International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07-10-10</text:p>
          </table:table-cell>
          <table:table-cell office:value-type="float" office:value="746515" calcext:value-type="float">
            <text:p>746515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<text:a xlink:href="https://www.nyse.com/quote/XNYS:EXR" xlink:type="simple">EXR</text:a> </text:p>
          </table:table-cell>
          <table:table-cell office:value-type="string" calcext:value-type="string">
            <text:p><text:a xlink:href="https://en.wikipedia.org/wiki/Extra_Space_Storage" xlink:type="simple">Extra Space Storage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Salt_Lake_City,_Utah" xlink:type="simple">Salt Lake City, Utah</text:a></text:p>
          </table:table-cell>
          <table:table-cell office:value-type="string" calcext:value-type="string">
            <text:p>2016-01-19</text:p>
          </table:table-cell>
          <table:table-cell office:value-type="float" office:value="1289490" calcext:value-type="float">
            <text:p>1289490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<text:a xlink:href="https://www.nyse.com/quote/XNYS:XOM" xlink:type="simple">XOM</text:a> </text:p>
          </table:table-cell>
          <table:table-cell office:value-type="string" calcext:value-type="string">
            <text:p><text:a xlink:href="https://en.wikipedia.org/wiki/ExxonMobil" xlink:type="simple">ExxonMobil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1957-03-04</text:p>
          </table:table-cell>
          <table:table-cell office:value-type="float" office:value="34088" calcext:value-type="float">
            <text:p>34088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string" calcext:value-type="string">
            <text:p><text:a xlink:href="http://www.nasdaq.com/symbol/ffiv" xlink:type="simple">FFIV</text:a> </text:p>
          </table:table-cell>
          <table:table-cell office:value-type="string" calcext:value-type="string">
            <text:p><text:a xlink:href="https://en.wikipedia.org/wiki/F5,_Inc." xlink:type="simple">F5,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10-12-20</text:p>
          </table:table-cell>
          <table:table-cell office:value-type="float" office:value="1048695" calcext:value-type="float">
            <text:p>1048695</text:p>
          </table:table-cell>
          <table:table-cell office:value-type="float" office:value="1996" calcext:value-type="float">
            <text:p>1996</text:p>
          </table:table-cell>
        </table:table-row>
        <table:table-row table:style-name="ro2">
          <table:table-cell office:value-type="string" calcext:value-type="string">
            <text:p><text:a xlink:href="https://www.nyse.com/quote/XNYS:FDS" xlink:type="simple">FDS</text:a> </text:p>
          </table:table-cell>
          <table:table-cell office:value-type="string" calcext:value-type="string">
            <text:p><text:a xlink:href="https://en.wikipedia.org/wiki/FactSet" xlink:type="simple">FactSet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orwalk,_Connecticut" xlink:type="simple">Norwalk, Connecticut</text:a></text:p>
          </table:table-cell>
          <table:table-cell office:value-type="string" calcext:value-type="string">
            <text:p>2021-12-20</text:p>
          </table:table-cell>
          <table:table-cell office:value-type="float" office:value="1013237" calcext:value-type="float">
            <text:p>101323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<text:a xlink:href="http://www.nasdaq.com/symbol/fast" xlink:type="simple">FAST</text:a> </text:p>
          </table:table-cell>
          <table:table-cell office:value-type="string" calcext:value-type="string">
            <text:p><text:a xlink:href="https://en.wikipedia.org/wiki/Fastenal" xlink:type="simple">Fastenal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Winona,_Minnesota" xlink:type="simple">Winona, Minnesota</text:a></text:p>
          </table:table-cell>
          <table:table-cell office:value-type="string" calcext:value-type="string">
            <text:p>2008-09-15</text:p>
          </table:table-cell>
          <table:table-cell office:value-type="float" office:value="815556" calcext:value-type="float">
            <text:p>815556</text:p>
          </table:table-cell>
          <table:table-cell office:value-type="float" office:value="1967" calcext:value-type="float">
            <text:p>1967</text:p>
          </table:table-cell>
        </table:table-row>
        <table:table-row table:style-name="ro5">
          <table:table-cell office:value-type="string" calcext:value-type="string">
            <text:p><text:a xlink:href="https://www.nyse.com/quote/XNYS:FRT" xlink:type="simple">FRT</text:a> </text:p>
          </table:table-cell>
          <table:table-cell office:value-type="string" calcext:value-type="string">
            <text:p><text:a xlink:href="https://en.wikipedia.org/wiki/Federal_Realty" xlink:type="simple">Federal Realty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Rockville,_Maryland" xlink:type="simple">Rockville, Maryland</text:a></text:p>
          </table:table-cell>
          <table:table-cell office:value-type="string" calcext:value-type="string">
            <text:p>2016-02-01</text:p>
          </table:table-cell>
          <table:table-cell office:value-type="float" office:value="34903" calcext:value-type="float">
            <text:p>34903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<text:a xlink:href="https://www.nyse.com/quote/XNYS:FDX" xlink:type="simple">FDX</text:a> </text:p>
          </table:table-cell>
          <table:table-cell office:value-type="string" calcext:value-type="string">
            <text:p><text:a xlink:href="https://en.wikipedia.org/wiki/FedEx" xlink:type="simple">FedEx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  <table:table-cell office:value-type="string" calcext:value-type="string">
            <text:p>1980-12-31</text:p>
          </table:table-cell>
          <table:table-cell office:value-type="float" office:value="1048911" calcext:value-type="float">
            <text:p>1048911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<text:a xlink:href="http://www.nasdaq.com/symbol/fitb" xlink:type="simple">FITB</text:a> </text:p>
          </table:table-cell>
          <table:table-cell office:value-type="string" calcext:value-type="string">
            <text:p><text:a xlink:href="https://en.wikipedia.org/wiki/Fifth_Third_Bank" xlink:type="simple">Fifth Third Ban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  <table:table-cell office:value-type="string" calcext:value-type="string">
            <text:p>1996-03-29</text:p>
          </table:table-cell>
          <table:table-cell office:value-type="float" office:value="35527" calcext:value-type="float">
            <text:p>35527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string" calcext:value-type="string">
            <text:p><text:a xlink:href="https://www.nyse.com/quote/XNYS:FRC" xlink:type="simple">FRC</text:a> </text:p>
          </table:table-cell>
          <table:table-cell office:value-type="string" calcext:value-type="string">
            <text:p><text:a xlink:href="https://en.wikipedia.org/wiki/First_Republic_Bank" xlink:type="simple">First Republic Ban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19-01-02</text:p>
          </table:table-cell>
          <table:table-cell office:value-type="float" office:value="1132979" calcext:value-type="float">
            <text:p>1132979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<text:a xlink:href="http://www.nasdaq.com/symbol/fslr" xlink:type="simple">FSLR</text:a> </text:p>
          </table:table-cell>
          <table:table-cell office:value-type="string" calcext:value-type="string">
            <text:p><text:a xlink:href="https://en.wikipedia.org/wiki/First_Solar" xlink:type="simple">First Solar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Tempe,_Arizona" xlink:type="simple">Tempe, Arizona</text:a></text:p>
          </table:table-cell>
          <table:table-cell office:value-type="string" calcext:value-type="string">
            <text:p>2022-12-19</text:p>
          </table:table-cell>
          <table:table-cell office:value-type="float" office:value="1274494" calcext:value-type="float">
            <text:p>127449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<text:a xlink:href="https://www.nyse.com/quote/XNYS:FE" xlink:type="simple">FE</text:a> </text:p>
          </table:table-cell>
          <table:table-cell office:value-type="string" calcext:value-type="string">
            <text:p><text:a xlink:href="https://en.wikipedia.org/wiki/FirstEnergy" xlink:type="simple">First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Akron,_Ohio" xlink:type="simple">Akron, Ohio</text:a></text:p>
          </table:table-cell>
          <table:table-cell office:value-type="string" calcext:value-type="string">
            <text:p>1997-11-28</text:p>
          </table:table-cell>
          <table:table-cell office:value-type="float" office:value="1031296" calcext:value-type="float">
            <text:p>1031296</text:p>
          </table:table-cell>
          <table:table-cell office:value-type="float" office:value="1997" calcext:value-type="float">
            <text:p>1997</text:p>
          </table:table-cell>
        </table:table-row>
        <table:table-row table:style-name="ro3">
          <table:table-cell office:value-type="string" calcext:value-type="string">
            <text:p><text:a xlink:href="https://www.nyse.com/quote/XNYS:FIS" xlink:type="simple">FIS</text:a> </text:p>
          </table:table-cell>
          <table:table-cell office:value-type="string" calcext:value-type="string">
            <text:p><text:a xlink:href="https://en.wikipedia.org/wiki/FIS_(company)" xlink:type="simple">FI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Jacksonville,_Florida" xlink:type="simple">Jacksonville, Florida</text:a></text:p>
          </table:table-cell>
          <table:table-cell office:value-type="string" calcext:value-type="string">
            <text:p>2006-11-10</text:p>
          </table:table-cell>
          <table:table-cell office:value-type="float" office:value="1136893" calcext:value-type="float">
            <text:p>1136893</text:p>
          </table:table-cell>
          <table:table-cell office:value-type="float" office:value="1968" calcext:value-type="float">
            <text:p>1968</text:p>
          </table:table-cell>
        </table:table-row>
        <table:table-row table:style-name="ro3">
          <table:table-cell office:value-type="string" calcext:value-type="string">
            <text:p><text:a xlink:href="http://www.nasdaq.com/symbol/fisv" xlink:type="simple">FISV</text:a> </text:p>
          </table:table-cell>
          <table:table-cell office:value-type="string" calcext:value-type="string">
            <text:p><text:a xlink:href="https://en.wikipedia.org/wiki/Fiserv" xlink:type="simple">Fiserv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Brookfield,_Wisconsin" xlink:type="simple">Brookfield, Wisconsin</text:a></text:p>
          </table:table-cell>
          <table:table-cell office:value-type="string" calcext:value-type="string">
            <text:p>2001-04-02</text:p>
          </table:table-cell>
          <table:table-cell office:value-type="float" office:value="798354" calcext:value-type="float">
            <text:p>798354</text:p>
          </table:table-cell>
          <table:table-cell office:value-type="float" office:value="1984" calcext:value-type="float">
            <text:p>1984</text:p>
          </table:table-cell>
        </table:table-row>
        <table:table-row table:style-name="ro3">
          <table:table-cell office:value-type="string" calcext:value-type="string">
            <text:p><text:a xlink:href="https://www.nyse.com/quote/XNYS:FLT" xlink:type="simple">FLT</text:a> </text:p>
          </table:table-cell>
          <table:table-cell office:value-type="string" calcext:value-type="string">
            <text:p><text:a xlink:href="https://en.wikipedia.org/wiki/Fleetcor" xlink:type="simple">Fleetcor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18-06-20</text:p>
          </table:table-cell>
          <table:table-cell office:value-type="float" office:value="1175454" calcext:value-type="float">
            <text:p>1175454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<text:a xlink:href="https://www.nyse.com/quote/XNYS:FMC" xlink:type="simple">FMC</text:a> </text:p>
          </table:table-cell>
          <table:table-cell office:value-type="string" calcext:value-type="string">
            <text:p><text:a xlink:href="https://en.wikipedia.org/wiki/FMC_Corporation" xlink:type="simple">FMC Corporation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Philadelphia,_Pennsylvania" xlink:type="simple">Philadelphia, Pennsylvania</text:a></text:p>
          </table:table-cell>
          <table:table-cell office:value-type="string" calcext:value-type="string">
            <text:p>2009-08-19</text:p>
          </table:table-cell>
          <table:table-cell office:value-type="float" office:value="37785" calcext:value-type="float">
            <text:p>37785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<text:a xlink:href="https://www.nyse.com/quote/XNYS:F" xlink:type="simple">F</text:a> </text:p>
          </table:table-cell>
          <table:table-cell office:value-type="string" calcext:value-type="string">
            <text:p><text:a xlink:href="https://en.wikipedia.org/wiki/Ford_Motor_Company" xlink:type="simple">Ford Motor Compan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string" calcext:value-type="string">
            <text:p><text:a xlink:href="https://en.wikipedia.org/wiki/Dearborn,_Michigan" xlink:type="simple">Dearborn, Michigan</text:a></text:p>
          </table:table-cell>
          <table:table-cell office:value-type="string" calcext:value-type="string">
            <text:p>1957-03-04</text:p>
          </table:table-cell>
          <table:table-cell office:value-type="float" office:value="37996" calcext:value-type="float">
            <text:p>37996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<text:a xlink:href="http://www.nasdaq.com/symbol/ftnt" xlink:type="simple">FTNT</text:a> </text:p>
          </table:table-cell>
          <table:table-cell office:value-type="string" calcext:value-type="string">
            <text:p><text:a xlink:href="https://en.wikipedia.org/wiki/Fortinet" xlink:type="simple">Fortinet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  <table:table-cell office:value-type="string" calcext:value-type="string">
            <text:p>2018-10-11</text:p>
          </table:table-cell>
          <table:table-cell office:value-type="float" office:value="1262039" calcext:value-type="float">
            <text:p>126203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<text:a xlink:href="https://www.nyse.com/quote/XNYS:FTV" xlink:type="simple">FTV</text:a> </text:p>
          </table:table-cell>
          <table:table-cell office:value-type="string" calcext:value-type="string">
            <text:p><text:a xlink:href="https://en.wikipedia.org/wiki/Fortive" xlink:type="simple">Fortiv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Everett,_Washington" xlink:type="simple">Everett, Washington</text:a></text:p>
          </table:table-cell>
          <table:table-cell office:value-type="string" calcext:value-type="string">
            <text:p>2016-07-01</text:p>
          </table:table-cell>
          <table:table-cell office:value-type="float" office:value="1659166" calcext:value-type="float">
            <text:p>165916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<text:a xlink:href="http://www.nasdaq.com/symbol/foxa" xlink:type="simple">FOXA</text:a> </text:p>
          </table:table-cell>
          <table:table-cell office:value-type="string" calcext:value-type="string">
            <text:p><text:a xlink:href="https://en.wikipedia.org/wiki/Fox_Corporation" xlink:type="simple">Fox Corporation</text:a> (Class A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3-07-01</text:p>
          </table:table-cell>
          <table:table-cell office:value-type="float" office:value="1754301" calcext:value-type="float">
            <text:p>1754301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<text:a xlink:href="http://www.nasdaq.com/symbol/fox" xlink:type="simple">FOX</text:a> </text:p>
          </table:table-cell>
          <table:table-cell office:value-type="string" calcext:value-type="string">
            <text:p><text:a xlink:href="https://en.wikipedia.org/wiki/Fox_Corporation" xlink:type="simple">Fox Corporation</text:a> (Class B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5-09-18</text:p>
          </table:table-cell>
          <table:table-cell office:value-type="float" office:value="1754301" calcext:value-type="float">
            <text:p>1754301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 office:value-type="string" calcext:value-type="string">
            <text:p><text:a xlink:href="https://www.nyse.com/quote/XNYS:BEN" xlink:type="simple">BEN</text:a> </text:p>
          </table:table-cell>
          <table:table-cell office:value-type="string" calcext:value-type="string">
            <text:p><text:a xlink:href="https://en.wikipedia.org/wiki/Franklin_Templeton" xlink:type="simple">Franklin Templet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San_Mateo,_California" xlink:type="simple">San Mateo, California</text:a></text:p>
          </table:table-cell>
          <table:table-cell office:value-type="string" calcext:value-type="string">
            <text:p>1998-04-30</text:p>
          </table:table-cell>
          <table:table-cell office:value-type="float" office:value="38777" calcext:value-type="float">
            <text:p>38777</text:p>
          </table:table-cell>
          <table:table-cell office:value-type="float" office:value="1947" calcext:value-type="float">
            <text:p>1947</text:p>
          </table:table-cell>
        </table:table-row>
        <table:table-row table:style-name="ro5">
          <table:table-cell office:value-type="string" calcext:value-type="string">
            <text:p><text:a xlink:href="https://www.nyse.com/quote/XNYS:FCX" xlink:type="simple">FCX</text:a> </text:p>
          </table:table-cell>
          <table:table-cell office:value-type="string" calcext:value-type="string">
            <text:p><text:a xlink:href="https://en.wikipedia.org/wiki/Freeport-McMoRan" xlink:type="simple">Freeport-McMoRan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  <table:table-cell table:style-name="ce5"/>
          <table:table-cell office:value-type="float" office:value="831259" calcext:value-type="float">
            <text:p>831259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<text:a xlink:href="https://www.nyse.com/quote/XNYS:GRMN" xlink:type="simple">GRMN</text:a> </text:p>
          </table:table-cell>
          <table:table-cell office:value-type="string" calcext:value-type="string">
            <text:p><text:a xlink:href="https://en.wikipedia.org/wiki/Garmin" xlink:type="simple">Garmi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<text:a xlink:href="https://en.wikipedia.org/wiki/Schaffhausen,_Switzerland" xlink:type="simple">Schaffhausen, Switzerland</text:a></text:p>
          </table:table-cell>
          <table:table-cell office:value-type="string" calcext:value-type="string">
            <text:p>2012-12-12</text:p>
          </table:table-cell>
          <table:table-cell office:value-type="float" office:value="1121788" calcext:value-type="float">
            <text:p>1121788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office:value-type="string" calcext:value-type="string">
            <text:p><text:a xlink:href="https://www.nyse.com/quote/XNYS:IT" xlink:type="simple">IT</text:a> </text:p>
          </table:table-cell>
          <table:table-cell office:value-type="string" calcext:value-type="string">
            <text:p><text:a xlink:href="https://en.wikipedia.org/wiki/Gartner" xlink:type="simple">Gartner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  <table:table-cell office:value-type="string" calcext:value-type="string">
            <text:p>2017-04-05</text:p>
          </table:table-cell>
          <table:table-cell office:value-type="float" office:value="749251" calcext:value-type="float">
            <text:p>749251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<text:a xlink:href="http://www.nasdaq.com/symbol/gehc" xlink:type="simple">GEHC</text:a> </text:p>
          </table:table-cell>
          <table:table-cell office:value-type="string" calcext:value-type="string">
            <text:p><text:a xlink:href="https://en.wikipedia.org/wiki/GE_HealthCare" xlink:type="simple">GE HealthCar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Technology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23-01-04</text:p>
          </table:table-cell>
          <table:table-cell office:value-type="float" office:value="1932393" calcext:value-type="float">
            <text:p>1932393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<text:a xlink:href="http://www.nasdaq.com/symbol/gen" xlink:type="simple">GEN</text:a> </text:p>
          </table:table-cell>
          <table:table-cell office:value-type="string" calcext:value-type="string">
            <text:p><text:a xlink:href="https://en.wikipedia.org/wiki/Gen_Digital" xlink:type="simple">Gen Digital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Tempe,_Arizona" xlink:type="simple">Tempe, Arizona</text:a></text:p>
          </table:table-cell>
          <table:table-cell office:value-type="string" calcext:value-type="string">
            <text:p>2003-03-25</text:p>
          </table:table-cell>
          <table:table-cell office:value-type="float" office:value="849399" calcext:value-type="float">
            <text:p>849399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string" calcext:value-type="string">
            <text:p><text:a xlink:href="https://www.nyse.com/quote/XNYS:GNRC" xlink:type="simple">GNRC</text:a> </text:p>
          </table:table-cell>
          <table:table-cell office:value-type="string" calcext:value-type="string">
            <text:p><text:a xlink:href="https://en.wikipedia.org/wiki/Generac" xlink:type="simple">Genera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Waukesha,_Wisconsin" xlink:type="simple">Waukesha, Wisconsin</text:a></text:p>
          </table:table-cell>
          <table:table-cell office:value-type="string" calcext:value-type="string">
            <text:p>2021-03-22</text:p>
          </table:table-cell>
          <table:table-cell office:value-type="float" office:value="1474735" calcext:value-type="float">
            <text:p>1474735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<text:a xlink:href="https://www.nyse.com/quote/XNYS:GD" xlink:type="simple">GD</text:a> </text:p>
          </table:table-cell>
          <table:table-cell office:value-type="string" calcext:value-type="string">
            <text:p><text:a xlink:href="https://en.wikipedia.org/wiki/General_Dynamics" xlink:type="simple">General Dynamic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Falls_Church,_Virginia" xlink:type="simple">Falls Church, Virginia</text:a></text:p>
          </table:table-cell>
          <table:table-cell office:value-type="string" calcext:value-type="string">
            <text:p>1957-03-04</text:p>
          </table:table-cell>
          <table:table-cell office:value-type="float" office:value="40533" calcext:value-type="float">
            <text:p>40533</text:p>
          </table:table-cell>
          <table:table-cell office:value-type="float" office:value="1899" calcext:value-type="float">
            <text:p>1899</text:p>
          </table:table-cell>
        </table:table-row>
        <table:table-row table:style-name="ro2">
          <table:table-cell office:value-type="string" calcext:value-type="string">
            <text:p><text:a xlink:href="https://www.nyse.com/quote/XNYS:GE" xlink:type="simple">GE</text:a> </text:p>
          </table:table-cell>
          <table:table-cell office:value-type="string" calcext:value-type="string">
            <text:p><text:a xlink:href="https://en.wikipedia.org/wiki/General_Electric" xlink:type="simple">General Electri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1957-03-04</text:p>
          </table:table-cell>
          <table:table-cell office:value-type="float" office:value="40545" calcext:value-type="float">
            <text:p>40545</text:p>
          </table:table-cell>
          <table:table-cell office:value-type="float" office:value="1892" calcext:value-type="float">
            <text:p>1892</text:p>
          </table:table-cell>
        </table:table-row>
        <table:table-row table:style-name="ro2">
          <table:table-cell office:value-type="string" calcext:value-type="string">
            <text:p><text:a xlink:href="https://www.nyse.com/quote/XNYS:GIS" xlink:type="simple">GIS</text:a> </text:p>
          </table:table-cell>
          <table:table-cell office:value-type="string" calcext:value-type="string">
            <text:p><text:a xlink:href="https://en.wikipedia.org/wiki/General_Mills" xlink:type="simple">General Mill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Golden_Valley,_Minnesota" xlink:type="simple">Golden Valley, Minnesota</text:a></text:p>
          </table:table-cell>
          <table:table-cell office:value-type="string" calcext:value-type="string">
            <text:p>1957-03-04</text:p>
          </table:table-cell>
          <table:table-cell office:value-type="float" office:value="40704" calcext:value-type="float">
            <text:p>40704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string" calcext:value-type="string">
            <text:p><text:a xlink:href="https://www.nyse.com/quote/XNYS:GM" xlink:type="simple">GM</text:a> </text:p>
          </table:table-cell>
          <table:table-cell office:value-type="string" calcext:value-type="string">
            <text:p><text:a xlink:href="https://en.wikipedia.org/wiki/General_Motors" xlink:type="simple">General Motor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string" calcext:value-type="string">
            <text:p><text:a xlink:href="https://en.wikipedia.org/wiki/Detroit,_Michigan" xlink:type="simple">Detroit, Michigan</text:a></text:p>
          </table:table-cell>
          <table:table-cell office:value-type="string" calcext:value-type="string">
            <text:p>2013-06-06</text:p>
          </table:table-cell>
          <table:table-cell office:value-type="float" office:value="1467858" calcext:value-type="float">
            <text:p>1467858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<text:a xlink:href="https://www.nyse.com/quote/XNYS:GPC" xlink:type="simple">GPC</text:a> </text:p>
          </table:table-cell>
          <table:table-cell office:value-type="string" calcext:value-type="string">
            <text:p><text:a xlink:href="https://en.wikipedia.org/wiki/Genuine_Parts_Company" xlink:type="simple">Genuine Parts Compan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73-12-31</text:p>
          </table:table-cell>
          <table:table-cell office:value-type="float" office:value="40987" calcext:value-type="float">
            <text:p>4098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string" calcext:value-type="string">
            <text:p><text:a xlink:href="http://www.nasdaq.com/symbol/gild" xlink:type="simple">GILD</text:a> </text:p>
          </table:table-cell>
          <table:table-cell office:value-type="string" calcext:value-type="string">
            <text:p><text:a xlink:href="https://en.wikipedia.org/wiki/Gilead_Sciences" xlink:type="simple">Gilead Scienc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Foster_City,_California" xlink:type="simple">Foster City, California</text:a></text:p>
          </table:table-cell>
          <table:table-cell office:value-type="string" calcext:value-type="string">
            <text:p>2004-07-01</text:p>
          </table:table-cell>
          <table:table-cell office:value-type="float" office:value="882095" calcext:value-type="float">
            <text:p>882095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<text:a xlink:href="https://www.nyse.com/quote/XNYS:GL" xlink:type="simple">GL</text:a> </text:p>
          </table:table-cell>
          <table:table-cell office:value-type="string" calcext:value-type="string">
            <text:p><text:a xlink:href="https://en.wikipedia.org/wiki/Globe_Life" xlink:type="simple">Globe Lif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McKinney,_Texas" xlink:type="simple">McKinney, Texas</text:a></text:p>
          </table:table-cell>
          <table:table-cell office:value-type="string" calcext:value-type="string">
            <text:p>1989-04-30</text:p>
          </table:table-cell>
          <table:table-cell office:value-type="float" office:value="320335" calcext:value-type="float">
            <text:p>320335</text:p>
          </table:table-cell>
          <table:table-cell office:value-type="float" office:value="1900" calcext:value-type="float">
            <text:p>1900</text:p>
          </table:table-cell>
        </table:table-row>
        <table:table-row table:style-name="ro3">
          <table:table-cell office:value-type="string" calcext:value-type="string">
            <text:p><text:a xlink:href="https://www.nyse.com/quote/XNYS:GPN" xlink:type="simple">GPN</text:a> </text:p>
          </table:table-cell>
          <table:table-cell office:value-type="string" calcext:value-type="string">
            <text:p><text:a xlink:href="https://en.wikipedia.org/wiki/Global_Payments" xlink:type="simple">Global Paymen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16-04-25</text:p>
          </table:table-cell>
          <table:table-cell office:value-type="float" office:value="1123360" calcext:value-type="float">
            <text:p>1123360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<text:a xlink:href="https://www.nyse.com/quote/XNYS:GS" xlink:type="simple">GS</text:a> </text:p>
          </table:table-cell>
          <table:table-cell office:value-type="string" calcext:value-type="string">
            <text:p><text:a xlink:href="https://en.wikipedia.org/wiki/Goldman_Sachs" xlink:type="simple">Goldman Sach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2-07-22</text:p>
          </table:table-cell>
          <table:table-cell office:value-type="float" office:value="886982" calcext:value-type="float">
            <text:p>886982</text:p>
          </table:table-cell>
          <table:table-cell office:value-type="float" office:value="1869" calcext:value-type="float">
            <text:p>1869</text:p>
          </table:table-cell>
        </table:table-row>
        <table:table-row table:style-name="ro2">
          <table:table-cell office:value-type="string" calcext:value-type="string">
            <text:p><text:a xlink:href="https://www.nyse.com/quote/XNYS:HAL" xlink:type="simple">HAL</text:a> </text:p>
          </table:table-cell>
          <table:table-cell office:value-type="string" calcext:value-type="string">
            <text:p><text:a xlink:href="https://en.wikipedia.org/wiki/Halliburton" xlink:type="simple">Halliburto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57-03-04</text:p>
          </table:table-cell>
          <table:table-cell office:value-type="float" office:value="45012" calcext:value-type="float">
            <text:p>45012</text:p>
          </table:table-cell>
          <table:table-cell office:value-type="float" office:value="1919" calcext:value-type="float">
            <text:p>1919</text:p>
          </table:table-cell>
        </table:table-row>
        <table:table-row table:style-name="ro2">
          <table:table-cell office:value-type="string" calcext:value-type="string">
            <text:p><text:a xlink:href="https://www.nyse.com/quote/XNYS:HIG" xlink:type="simple">HIG</text:a> </text:p>
          </table:table-cell>
          <table:table-cell office:value-type="string" calcext:value-type="string">
            <text:p><text:a xlink:href="https://en.wikipedia.org/wiki/The_Hartford" xlink:type="simple">Hartford (The)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Hartford,_Connecticut" xlink:type="simple">Hartford, Connecticut</text:a></text:p>
          </table:table-cell>
          <table:table-cell office:value-type="string" calcext:value-type="string">
            <text:p>1957-03-04</text:p>
          </table:table-cell>
          <table:table-cell office:value-type="float" office:value="874766" calcext:value-type="float">
            <text:p>874766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<text:a xlink:href="http://www.nasdaq.com/symbol/has" xlink:type="simple">HAS</text:a> </text:p>
          </table:table-cell>
          <table:table-cell office:value-type="string" calcext:value-type="string">
            <text:p><text:a xlink:href="https://en.wikipedia.org/wiki/Hasbro" xlink:type="simple">Hasbro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 Products</text:p>
          </table:table-cell>
          <table:table-cell office:value-type="string" calcext:value-type="string">
            <text:p><text:a xlink:href="https://en.wikipedia.org/wiki/Pawtucket,_Rhode_Island" xlink:type="simple">Pawtucket, Rhode Island</text:a></text:p>
          </table:table-cell>
          <table:table-cell office:value-type="string" calcext:value-type="string">
            <text:p>1984-09-30</text:p>
          </table:table-cell>
          <table:table-cell office:value-type="float" office:value="46080" calcext:value-type="float">
            <text:p>46080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<text:a xlink:href="https://www.nyse.com/quote/XNYS:HCA" xlink:type="simple">HCA</text:a> </text:p>
          </table:table-cell>
          <table:table-cell office:value-type="string" calcext:value-type="string">
            <text:p><text:a xlink:href="https://en.wikipedia.org/wiki/HCA_Healthcare" xlink:type="simple">HCA Healthcar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string" calcext:value-type="string">
            <text:p><text:a xlink:href="https://en.wikipedia.org/wiki/Nashville" xlink:type="simple">Nashville</text:a>, <text:a xlink:href="https://en.wikipedia.org/wiki/Tennessee" xlink:type="simple">Tennessee</text:a></text:p>
          </table:table-cell>
          <table:table-cell office:value-type="string" calcext:value-type="string">
            <text:p>2015-01-27</text:p>
          </table:table-cell>
          <table:table-cell office:value-type="float" office:value="860730" calcext:value-type="float">
            <text:p>860730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<text:a xlink:href="https://www.nyse.com/quote/XNYS:PEAK" xlink:type="simple">PEAK</text:a> </text:p>
          </table:table-cell>
          <table:table-cell office:value-type="string" calcext:value-type="string">
            <text:p><text:a xlink:href="https://en.wikipedia.org/wiki/Healthpeak_Properties" xlink:type="simple">Healthpeak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string" calcext:value-type="string">
            <text:p><text:a xlink:href="https://en.wikipedia.org/wiki/Long_Beach,_California" xlink:type="simple">Long Beach, California</text:a></text:p>
          </table:table-cell>
          <table:table-cell office:value-type="string" calcext:value-type="string">
            <text:p>2008-03-31</text:p>
          </table:table-cell>
          <table:table-cell office:value-type="float" office:value="765880" calcext:value-type="float">
            <text:p>76588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<text:a xlink:href="http://www.nasdaq.com/symbol/hsic" xlink:type="simple">HSIC</text:a> </text:p>
          </table:table-cell>
          <table:table-cell office:value-type="string" calcext:value-type="string">
            <text:p><text:a xlink:href="https://en.wikipedia.org/wiki/Henry_Schein" xlink:type="simple">Henry Schei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Melville,_New_York" xlink:type="simple">Melville, New York</text:a></text:p>
          </table:table-cell>
          <table:table-cell office:value-type="string" calcext:value-type="string">
            <text:p>2015-03-17</text:p>
          </table:table-cell>
          <table:table-cell office:value-type="float" office:value="1000228" calcext:value-type="float">
            <text:p>1000228</text:p>
          </table:table-cell>
          <table:table-cell office:value-type="float" office:value="1932" calcext:value-type="float">
            <text:p>1932</text:p>
          </table:table-cell>
        </table:table-row>
        <table:table-row table:style-name="ro2">
          <table:table-cell office:value-type="string" calcext:value-type="string">
            <text:p><text:a xlink:href="https://www.nyse.com/quote/XNYS:HSY" xlink:type="simple">HSY</text:a> </text:p>
          </table:table-cell>
          <table:table-cell office:value-type="string" calcext:value-type="string">
            <text:p><text:a xlink:href="https://en.wikipedia.org/wiki/The_Hershey_Company" xlink:type="simple">Hershey'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Hershey,_Pennsylvania" xlink:type="simple">Hershey, Pennsylvania</text:a></text:p>
          </table:table-cell>
          <table:table-cell office:value-type="string" calcext:value-type="string">
            <text:p>1957-03-04</text:p>
          </table:table-cell>
          <table:table-cell office:value-type="float" office:value="47111" calcext:value-type="float">
            <text:p>47111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<text:a xlink:href="https://www.nyse.com/quote/XNYS:HES" xlink:type="simple">HES</text:a> </text:p>
          </table:table-cell>
          <table:table-cell office:value-type="string" calcext:value-type="string">
            <text:p><text:a xlink:href="https://en.wikipedia.org/wiki/Hess_Corporation" xlink:type="simple">Hess Corporatio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84-05-31</text:p>
          </table:table-cell>
          <table:table-cell office:value-type="float" office:value="4447" calcext:value-type="float">
            <text:p>4447</text:p>
          </table:table-cell>
          <table:table-cell office:value-type="float" office:value="1919" calcext:value-type="float">
            <text:p>1919</text:p>
          </table:table-cell>
        </table:table-row>
        <table:table-row table:style-name="ro3">
          <table:table-cell office:value-type="string" calcext:value-type="string">
            <text:p><text:a xlink:href="https://www.nyse.com/quote/XNYS:HPE" xlink:type="simple">HPE</text:a> </text:p>
          </table:table-cell>
          <table:table-cell office:value-type="string" calcext:value-type="string">
            <text:p><text:a xlink:href="https://en.wikipedia.org/wiki/Hewlett_Packard_Enterprise" xlink:type="simple">Hewlett Packard Enterpris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5-11-02</text:p>
          </table:table-cell>
          <table:table-cell office:value-type="float" office:value="1645590" calcext:value-type="float">
            <text:p>1645590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<text:a xlink:href="https://www.nyse.com/quote/XNYS:HLT" xlink:type="simple">HLT</text:a> </text:p>
          </table:table-cell>
          <table:table-cell office:value-type="string" calcext:value-type="string">
            <text:p><text:a xlink:href="https://en.wikipedia.org/wiki/Hilton_Worldwide" xlink:type="simple">Hilton Worldwide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Tysons_Corner,_Virginia" xlink:type="simple">Tysons Corner, Virginia</text:a></text:p>
          </table:table-cell>
          <table:table-cell office:value-type="string" calcext:value-type="string">
            <text:p>2017-06-19</text:p>
          </table:table-cell>
          <table:table-cell office:value-type="float" office:value="1585689" calcext:value-type="float">
            <text:p>1585689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<text:a xlink:href="http://www.nasdaq.com/symbol/holx" xlink:type="simple">HOLX</text:a> </text:p>
          </table:table-cell>
          <table:table-cell office:value-type="string" calcext:value-type="string">
            <text:p><text:a xlink:href="https://en.wikipedia.org/wiki/Hologic" xlink:type="simple">Hologi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Marlborough,_Massachusetts" xlink:type="simple">Marlborough, Massachusetts</text:a></text:p>
          </table:table-cell>
          <table:table-cell office:value-type="string" calcext:value-type="string">
            <text:p>2016-03-30</text:p>
          </table:table-cell>
          <table:table-cell office:value-type="float" office:value="859737" calcext:value-type="float">
            <text:p>859737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string" calcext:value-type="string">
            <text:p><text:a xlink:href="https://www.nyse.com/quote/XNYS:HD" xlink:type="simple">HD</text:a> </text:p>
          </table:table-cell>
          <table:table-cell office:value-type="string" calcext:value-type="string">
            <text:p><text:a xlink:href="https://en.wikipedia.org/wiki/The_Home_Depot" xlink:type="simple">Home Depot (The)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Improvement Retail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88-03-31</text:p>
          </table:table-cell>
          <table:table-cell office:value-type="float" office:value="354950" calcext:value-type="float">
            <text:p>354950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string" calcext:value-type="string">
            <text:p><text:a xlink:href="http://www.nasdaq.com/symbol/hon" xlink:type="simple">HON</text:a> </text:p>
          </table:table-cell>
          <table:table-cell office:value-type="string" calcext:value-type="string">
            <text:p><text:a xlink:href="https://en.wikipedia.org/wiki/Honeywell" xlink:type="simple">Honeywell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57-03-04</text:p>
          </table:table-cell>
          <table:table-cell office:value-type="float" office:value="773840" calcext:value-type="float">
            <text:p>773840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string" calcext:value-type="string">
            <text:p><text:a xlink:href="https://www.nyse.com/quote/XNYS:HRL" xlink:type="simple">HRL</text:a> </text:p>
          </table:table-cell>
          <table:table-cell office:value-type="string" calcext:value-type="string">
            <text:p><text:a xlink:href="https://en.wikipedia.org/wiki/Hormel_Foods" xlink:type="simple">Hormel Food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Austin,_Minnesota" xlink:type="simple">Austin, Minnesota</text:a></text:p>
          </table:table-cell>
          <table:table-cell office:value-type="string" calcext:value-type="string">
            <text:p>2009-03-04</text:p>
          </table:table-cell>
          <table:table-cell office:value-type="float" office:value="48465" calcext:value-type="float">
            <text:p>48465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string" calcext:value-type="string">
            <text:p><text:a xlink:href="http://www.nasdaq.com/symbol/hst" xlink:type="simple">HST</text:a> </text:p>
          </table:table-cell>
          <table:table-cell office:value-type="string" calcext:value-type="string">
            <text:p><text:a xlink:href="https://en.wikipedia.org/wiki/Host_Hotels_%26_Resorts" xlink:type="simple">Host Hotels &amp; Res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otel &amp; Resort REITs</text:p>
          </table:table-cell>
          <table:table-cell office:value-type="string" calcext:value-type="string">
            <text:p><text:a xlink:href="https://en.wikipedia.org/wiki/Bethesda,_Maryland" xlink:type="simple">Bethesda, Maryland</text:a></text:p>
          </table:table-cell>
          <table:table-cell office:value-type="string" calcext:value-type="string">
            <text:p>2007-03-20</text:p>
          </table:table-cell>
          <table:table-cell office:value-type="float" office:value="1070750" calcext:value-type="float">
            <text:p>1070750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<text:a xlink:href="https://www.nyse.com/quote/XNYS:HWM" xlink:type="simple">HWM</text:a> </text:p>
          </table:table-cell>
          <table:table-cell office:value-type="string" calcext:value-type="string">
            <text:p><text:a xlink:href="https://en.wikipedia.org/wiki/Howmet_Aerospace" xlink:type="simple">Howmet Aerospac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1957-03-04</text:p>
          </table:table-cell>
          <table:table-cell office:value-type="float" office:value="4281" calcext:value-type="float">
            <text:p>4281</text:p>
          </table:table-cell>
          <table:table-cell office:value-type="float" office:value="2016" calcext:value-type="float">
            <text:p>2016</text:p>
          </table:table-cell>
        </table:table-row>
        <table:table-row table:style-name="ro3">
          <table:table-cell office:value-type="string" calcext:value-type="string">
            <text:p><text:a xlink:href="https://www.nyse.com/quote/XNYS:HPQ" xlink:type="simple">HPQ</text:a> </text:p>
          </table:table-cell>
          <table:table-cell office:value-type="string" calcext:value-type="string">
            <text:p><text:a xlink:href="https://en.wikipedia.org/wiki/HP_Inc." xlink:type="simple">HP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Palo_Alto,_California" xlink:type="simple">Palo Alto, California</text:a></text:p>
          </table:table-cell>
          <table:table-cell office:value-type="string" calcext:value-type="string">
            <text:p>1974-12-31</text:p>
          </table:table-cell>
          <table:table-cell office:value-type="float" office:value="47217" calcext:value-type="float">
            <text:p>47217</text:p>
          </table:table-cell>
          <table:table-cell office:value-type="string" calcext:value-type="string">
            <text:p>1939 (2015) </text:p>
          </table:table-cell>
        </table:table-row>
        <table:table-row table:style-name="ro1">
          <table:table-cell office:value-type="string" calcext:value-type="string">
            <text:p><text:a xlink:href="https://www.nyse.com/quote/XNYS:HUM" xlink:type="simple">HUM</text:a> </text:p>
          </table:table-cell>
          <table:table-cell office:value-type="string" calcext:value-type="string">
            <text:p><text:a xlink:href="https://en.wikipedia.org/wiki/Humana" xlink:type="simple">Human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Louisville,_Kentucky" xlink:type="simple">Louisville, Kentucky</text:a></text:p>
          </table:table-cell>
          <table:table-cell table:style-name="ce5"/>
          <table:table-cell office:value-type="float" office:value="49071" calcext:value-type="float">
            <text:p>49071</text:p>
          </table:table-cell>
          <table:table-cell office:value-type="float" office:value="1961" calcext:value-type="float">
            <text:p>1961</text:p>
          </table:table-cell>
        </table:table-row>
        <table:table-row table:style-name="ro2">
          <table:table-cell office:value-type="string" calcext:value-type="string">
            <text:p><text:a xlink:href="http://www.nasdaq.com/symbol/hban" xlink:type="simple">HBAN</text:a> </text:p>
          </table:table-cell>
          <table:table-cell office:value-type="string" calcext:value-type="string">
            <text:p><text:a xlink:href="https://en.wikipedia.org/wiki/Huntington_Bancshares" xlink:type="simple">Huntington Bancshare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olumbus,_Ohio" xlink:type="simple">Columbus, Ohio</text:a>; <text:a xlink:href="https://en.wikipedia.org/wiki/Detroit,_Michigan" xlink:type="simple">Detroit, Michigan</text:a></text:p>
          </table:table-cell>
          <table:table-cell office:value-type="string" calcext:value-type="string">
            <text:p>1997-08-28</text:p>
          </table:table-cell>
          <table:table-cell office:value-type="float" office:value="49196" calcext:value-type="float">
            <text:p>49196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<text:a xlink:href="https://www.nyse.com/quote/XNYS:HII" xlink:type="simple">HII</text:a> </text:p>
          </table:table-cell>
          <table:table-cell office:value-type="string" calcext:value-type="string">
            <text:p><text:a xlink:href="https://en.wikipedia.org/wiki/Huntington_Ingalls_Industries" xlink:type="simple">Huntington Ingalls Industri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Newport_News,_Virginia" xlink:type="simple">Newport News, Virginia</text:a></text:p>
          </table:table-cell>
          <table:table-cell office:value-type="string" calcext:value-type="string">
            <text:p>2018-01-03</text:p>
          </table:table-cell>
          <table:table-cell office:value-type="float" office:value="1501585" calcext:value-type="float">
            <text:p>1501585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<text:a xlink:href="https://www.nyse.com/quote/XNYS:IBM" xlink:type="simple">IBM</text:a> </text:p>
          </table:table-cell>
          <table:table-cell office:value-type="string" calcext:value-type="string">
            <text:p><text:a xlink:href="https://en.wikipedia.org/wiki/IBM" xlink:type="simple">IBM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Armonk,_New_York" xlink:type="simple">Armonk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51143" calcext:value-type="float">
            <text:p>51143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<text:a xlink:href="https://www.nyse.com/quote/XNYS:IEX" xlink:type="simple">IEX</text:a> </text:p>
          </table:table-cell>
          <table:table-cell office:value-type="string" calcext:value-type="string">
            <text:p><text:a xlink:href="https://en.wikipedia.org/wiki/IDEX_Corporation" xlink:type="simple">IDEX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Lake_Forest,_Illinois" xlink:type="simple">Lake Forest, Illinois</text:a></text:p>
          </table:table-cell>
          <table:table-cell office:value-type="string" calcext:value-type="string">
            <text:p>2019-08-09</text:p>
          </table:table-cell>
          <table:table-cell office:value-type="float" office:value="832101" calcext:value-type="float">
            <text:p>832101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<text:a xlink:href="http://www.nasdaq.com/symbol/idxx" xlink:type="simple">IDXX</text:a> </text:p>
          </table:table-cell>
          <table:table-cell office:value-type="string" calcext:value-type="string">
            <text:p><text:a xlink:href="https://en.wikipedia.org/wiki/Idexx_Laboratories" xlink:type="simple">Idexx Laboratori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estbrook,_Maine" xlink:type="simple">Westbrook, Maine</text:a></text:p>
          </table:table-cell>
          <table:table-cell office:value-type="string" calcext:value-type="string">
            <text:p>2017-01-05</text:p>
          </table:table-cell>
          <table:table-cell office:value-type="float" office:value="874716" calcext:value-type="float">
            <text:p>874716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<text:a xlink:href="https://www.nyse.com/quote/XNYS:ITW" xlink:type="simple">ITW</text:a> </text:p>
          </table:table-cell>
          <table:table-cell office:value-type="string" calcext:value-type="string">
            <text:p><text:a xlink:href="https://en.wikipedia.org/wiki/Illinois_Tool_Works" xlink:type="simple">Illinois Tool Work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Glenview,_Cook_County,_Illinois" xlink:type="simple">Glenview, Illinois</text:a></text:p>
          </table:table-cell>
          <table:table-cell office:value-type="string" calcext:value-type="string">
            <text:p>1986-02-28</text:p>
          </table:table-cell>
          <table:table-cell office:value-type="float" office:value="49826" calcext:value-type="float">
            <text:p>49826</text:p>
          </table:table-cell>
          <table:table-cell office:value-type="float" office:value="1912" calcext:value-type="float">
            <text:p>1912</text:p>
          </table:table-cell>
        </table:table-row>
        <table:table-row table:style-name="ro2">
          <table:table-cell office:value-type="string" calcext:value-type="string">
            <text:p><text:a xlink:href="http://www.nasdaq.com/symbol/ilmn" xlink:type="simple">ILMN</text:a> </text:p>
          </table:table-cell>
          <table:table-cell office:value-type="string" calcext:value-type="string">
            <text:p><text:a xlink:href="https://en.wikipedia.org/wiki/Illumina,_Inc." xlink:type="simple">Illumin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2015-11-19</text:p>
          </table:table-cell>
          <table:table-cell office:value-type="float" office:value="1110803" calcext:value-type="float">
            <text:p>1110803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<text:a xlink:href="http://www.nasdaq.com/symbol/incy" xlink:type="simple">INCY</text:a> </text:p>
          </table:table-cell>
          <table:table-cell office:value-type="string" calcext:value-type="string">
            <text:p><text:a xlink:href="https://en.wikipedia.org/wiki/Incyte" xlink:type="simple">Incyt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Wilmington,_Delaware" xlink:type="simple">Wilmington, Delaware</text:a></text:p>
          </table:table-cell>
          <table:table-cell office:value-type="string" calcext:value-type="string">
            <text:p>2017-02-28</text:p>
          </table:table-cell>
          <table:table-cell office:value-type="float" office:value="879169" calcext:value-type="float">
            <text:p>879169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<text:a xlink:href="https://www.nyse.com/quote/XNYS:IR" xlink:type="simple">IR</text:a> </text:p>
          </table:table-cell>
          <table:table-cell office:value-type="string" calcext:value-type="string">
            <text:p><text:a xlink:href="https://en.wikipedia.org/wiki/Ingersoll_Rand" xlink:type="simple">Ingersoll Rand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Davidson,_North_Carolina" xlink:type="simple">Davidson, North Carolina</text:a></text:p>
          </table:table-cell>
          <table:table-cell office:value-type="string" calcext:value-type="string">
            <text:p>2020-03-03</text:p>
          </table:table-cell>
          <table:table-cell office:value-type="float" office:value="1699150" calcext:value-type="float">
            <text:p>1699150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<text:a xlink:href="http://www.nasdaq.com/symbol/intc" xlink:type="simple">INTC</text:a> </text:p>
          </table:table-cell>
          <table:table-cell office:value-type="string" calcext:value-type="string">
            <text:p><text:a xlink:href="https://en.wikipedia.org/wiki/Intel" xlink:type="simple">Intel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1976-12-31</text:p>
          </table:table-cell>
          <table:table-cell office:value-type="float" office:value="50863" calcext:value-type="float">
            <text:p>50863</text:p>
          </table:table-cell>
          <table:table-cell office:value-type="float" office:value="1968" calcext:value-type="float">
            <text:p>1968</text:p>
          </table:table-cell>
        </table:table-row>
        <table:table-row table:style-name="ro2">
          <table:table-cell office:value-type="string" calcext:value-type="string">
            <text:p><text:a xlink:href="https://www.nyse.com/quote/XNYS:ICE" xlink:type="simple">ICE</text:a> </text:p>
          </table:table-cell>
          <table:table-cell office:value-type="string" calcext:value-type="string">
            <text:p><text:a xlink:href="https://en.wikipedia.org/wiki/Intercontinental_Exchange" xlink:type="simple">Intercontinental Exchang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07-09-26</text:p>
          </table:table-cell>
          <table:table-cell office:value-type="float" office:value="1571949" calcext:value-type="float">
            <text:p>157194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<text:a xlink:href="https://www.nyse.com/quote/XNYS:IFF" xlink:type="simple">IFF</text:a> </text:p>
          </table:table-cell>
          <table:table-cell office:value-type="string" calcext:value-type="string">
            <text:p><text:a xlink:href="https://en.wikipedia.org/wiki/International_Flavors_%26_Fragrances" xlink:type="simple">International Flavors &amp; Fragrance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76-03-31</text:p>
          </table:table-cell>
          <table:table-cell office:value-type="float" office:value="51253" calcext:value-type="float">
            <text:p>51253</text:p>
          </table:table-cell>
          <table:table-cell office:value-type="string" calcext:value-type="string">
            <text:p>1958 (1889) </text:p>
          </table:table-cell>
        </table:table-row>
        <table:table-row table:style-name="ro1">
          <table:table-cell office:value-type="string" calcext:value-type="string">
            <text:p><text:a xlink:href="https://www.nyse.com/quote/XNYS:IP" xlink:type="simple">IP</text:a> </text:p>
          </table:table-cell>
          <table:table-cell office:value-type="string" calcext:value-type="string">
            <text:p><text:a xlink:href="https://en.wikipedia.org/wiki/International_Paper" xlink:type="simple">International Paper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  <table:table-cell office:value-type="string" calcext:value-type="string">
            <text:p>1957-03-04</text:p>
          </table:table-cell>
          <table:table-cell office:value-type="float" office:value="51434" calcext:value-type="float">
            <text:p>51434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<text:a xlink:href="https://www.nyse.com/quote/XNYS:IPG" xlink:type="simple">IPG</text:a> </text:p>
          </table:table-cell>
          <table:table-cell office:value-type="string" calcext:value-type="string">
            <text:p><text:a xlink:href="https://en.wikipedia.org/wiki/The_Interpublic_Group_of_Companies" xlink:type="simple">Interpublic Group of Companies (The)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2-10-01</text:p>
          </table:table-cell>
          <table:table-cell office:value-type="float" office:value="51644" calcext:value-type="float">
            <text:p>51644</text:p>
          </table:table-cell>
          <table:table-cell office:value-type="string" calcext:value-type="string">
            <text:p>1961 (1930) </text:p>
          </table:table-cell>
        </table:table-row>
        <table:table-row table:style-name="ro1">
          <table:table-cell office:value-type="string" calcext:value-type="string">
            <text:p><text:a xlink:href="http://www.nasdaq.com/symbol/intu" xlink:type="simple">INTU</text:a> </text:p>
          </table:table-cell>
          <table:table-cell office:value-type="string" calcext:value-type="string">
            <text:p><text:a xlink:href="https://en.wikipedia.org/wiki/Intuit" xlink:type="simple">Intuit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office:value-type="string" calcext:value-type="string">
            <text:p>2000-12-05</text:p>
          </table:table-cell>
          <table:table-cell office:value-type="float" office:value="896878" calcext:value-type="float">
            <text:p>896878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<text:a xlink:href="http://www.nasdaq.com/symbol/isrg" xlink:type="simple">ISRG</text:a> </text:p>
          </table:table-cell>
          <table:table-cell office:value-type="string" calcext:value-type="string">
            <text:p><text:a xlink:href="https://en.wikipedia.org/wiki/Intuitive_Surgical" xlink:type="simple">Intuitive Surgical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  <table:table-cell office:value-type="string" calcext:value-type="string">
            <text:p>2008-06-02</text:p>
          </table:table-cell>
          <table:table-cell office:value-type="float" office:value="1035267" calcext:value-type="float">
            <text:p>1035267</text:p>
          </table:table-cell>
          <table:table-cell office:value-type="float" office:value="1995" calcext:value-type="float">
            <text:p>1995</text:p>
          </table:table-cell>
        </table:table-row>
        <table:table-row table:style-name="ro3">
          <table:table-cell office:value-type="string" calcext:value-type="string">
            <text:p><text:a xlink:href="https://www.nyse.com/quote/XNYS:IVZ" xlink:type="simple">IVZ</text:a> </text:p>
          </table:table-cell>
          <table:table-cell office:value-type="string" calcext:value-type="string">
            <text:p><text:a xlink:href="https://en.wikipedia.org/wiki/Invesco" xlink:type="simple">Invesco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08-08-21</text:p>
          </table:table-cell>
          <table:table-cell office:value-type="float" office:value="914208" calcext:value-type="float">
            <text:p>914208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<text:a xlink:href="https://www.nyse.com/quote/XNYS:INVH" xlink:type="simple">INVH</text:a> </text:p>
          </table:table-cell>
          <table:table-cell office:value-type="string" calcext:value-type="string">
            <text:p><text:a xlink:href="https://en.wikipedia.org/wiki/Invitation_Homes" xlink:type="simple">Invitation Hom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2022-09-19</text:p>
          </table:table-cell>
          <table:table-cell office:value-type="float" office:value="1687229" calcext:value-type="float">
            <text:p>1687229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<text:a xlink:href="https://www.nyse.com/quote/XNYS:IQV" xlink:type="simple">IQV</text:a> </text:p>
          </table:table-cell>
          <table:table-cell office:value-type="string" calcext:value-type="string">
            <text:p><text:a xlink:href="https://en.wikipedia.org/wiki/IQVIA" xlink:type="simple">IQVI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Durham,_North_Carolina" xlink:type="simple">Durham, North Carolina</text:a></text:p>
          </table:table-cell>
          <table:table-cell office:value-type="string" calcext:value-type="string">
            <text:p>2017-08-29</text:p>
          </table:table-cell>
          <table:table-cell office:value-type="float" office:value="1478242" calcext:value-type="float">
            <text:p>1478242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<text:a xlink:href="https://www.nyse.com/quote/XNYS:IRM" xlink:type="simple">IRM</text:a> </text:p>
          </table:table-cell>
          <table:table-cell office:value-type="string" calcext:value-type="string">
            <text:p><text:a xlink:href="https://en.wikipedia.org/wiki/Iron_Mountain_(company)" xlink:type="simple">Iron Mountain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09-01-06</text:p>
          </table:table-cell>
          <table:table-cell office:value-type="float" office:value="1020569" calcext:value-type="float">
            <text:p>1020569</text:p>
          </table:table-cell>
          <table:table-cell office:value-type="float" office:value="1951" calcext:value-type="float">
            <text:p>1951</text:p>
          </table:table-cell>
        </table:table-row>
        <table:table-row table:style-name="ro5">
          <table:table-cell office:value-type="string" calcext:value-type="string">
            <text:p><text:a xlink:href="http://www.nasdaq.com/symbol/jbht" xlink:type="simple">JBHT</text:a> </text:p>
          </table:table-cell>
          <table:table-cell office:value-type="string" calcext:value-type="string">
            <text:p><text:a xlink:href="https://en.wikipedia.org/wiki/J.B._Hunt" xlink:type="simple">J.B. Hunt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ucking</text:p>
          </table:table-cell>
          <table:table-cell office:value-type="string" calcext:value-type="string">
            <text:p><text:a xlink:href="https://en.wikipedia.org/wiki/Lowell,_Arkansas" xlink:type="simple">Lowell, Arkansas</text:a></text:p>
          </table:table-cell>
          <table:table-cell office:value-type="string" calcext:value-type="string">
            <text:p>2015-07-01</text:p>
          </table:table-cell>
          <table:table-cell office:value-type="float" office:value="728535" calcext:value-type="float">
            <text:p>728535</text:p>
          </table:table-cell>
          <table:table-cell office:value-type="float" office:value="1961" calcext:value-type="float">
            <text:p>1961</text:p>
          </table:table-cell>
        </table:table-row>
        <table:table-row table:style-name="ro3">
          <table:table-cell office:value-type="string" calcext:value-type="string">
            <text:p><text:a xlink:href="http://www.nasdaq.com/symbol/jkhy" xlink:type="simple">JKHY</text:a> </text:p>
          </table:table-cell>
          <table:table-cell office:value-type="string" calcext:value-type="string">
            <text:p><text:a xlink:href="https://en.wikipedia.org/wiki/Jack_Henry_%26_Associates" xlink:type="simple">Jack Henry &amp; Associat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Monett,_Missouri" xlink:type="simple">Monett, Missouri</text:a></text:p>
          </table:table-cell>
          <table:table-cell office:value-type="string" calcext:value-type="string">
            <text:p>2018-11-13</text:p>
          </table:table-cell>
          <table:table-cell office:value-type="float" office:value="779152" calcext:value-type="float">
            <text:p>779152</text:p>
          </table:table-cell>
          <table:table-cell office:value-type="float" office:value="1976" calcext:value-type="float">
            <text:p>1976</text:p>
          </table:table-cell>
        </table:table-row>
        <table:table-row table:style-name="ro2">
          <table:table-cell office:value-type="string" calcext:value-type="string">
            <text:p><text:a xlink:href="https://www.nyse.com/quote/XNYS:J" xlink:type="simple">J</text:a> </text:p>
          </table:table-cell>
          <table:table-cell office:value-type="string" calcext:value-type="string">
            <text:p><text:a xlink:href="https://en.wikipedia.org/wiki/Jacobs_Solutions" xlink:type="simple">Jacobs Solution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2007-10-26</text:p>
          </table:table-cell>
          <table:table-cell office:value-type="float" office:value="52988" calcext:value-type="float">
            <text:p>52988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<text:a xlink:href="https://www.nyse.com/quote/XNYS:JNJ" xlink:type="simple">JNJ</text:a> </text:p>
          </table:table-cell>
          <table:table-cell office:value-type="string" calcext:value-type="string">
            <text:p><text:a xlink:href="https://en.wikipedia.org/wiki/Johnson_%26_Johnson" xlink:type="simple">Johnson &amp; Johns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ew_Brunswick,_New_Jersey" xlink:type="simple">New Brunswick, New Jersey</text:a></text:p>
          </table:table-cell>
          <table:table-cell office:value-type="string" calcext:value-type="string">
            <text:p>1973-06-30</text:p>
          </table:table-cell>
          <table:table-cell office:value-type="float" office:value="200406" calcext:value-type="float">
            <text:p>200406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string" calcext:value-type="string">
            <text:p><text:a xlink:href="https://www.nyse.com/quote/XNYS:JCI" xlink:type="simple">JCI</text:a> </text:p>
          </table:table-cell>
          <table:table-cell office:value-type="string" calcext:value-type="string">
            <text:p><text:a xlink:href="https://en.wikipedia.org/wiki/Johnson_Controls" xlink:type="simple">Johnson Control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Cork_(city)" xlink:type="simple">Cork, Ireland</text:a></text:p>
          </table:table-cell>
          <table:table-cell office:value-type="string" calcext:value-type="string">
            <text:p>2010-08-27</text:p>
          </table:table-cell>
          <table:table-cell office:value-type="float" office:value="833444" calcext:value-type="float">
            <text:p>833444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string" calcext:value-type="string">
            <text:p><text:a xlink:href="https://www.nyse.com/quote/XNYS:JPM" xlink:type="simple">JPM</text:a> </text:p>
          </table:table-cell>
          <table:table-cell office:value-type="string" calcext:value-type="string">
            <text:p><text:a xlink:href="https://en.wikipedia.org/wiki/JPMorgan_Chase" xlink:type="simple">JPMorgan Chas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75-06-30</text:p>
          </table:table-cell>
          <table:table-cell office:value-type="float" office:value="19617" calcext:value-type="float">
            <text:p>19617</text:p>
          </table:table-cell>
          <table:table-cell office:value-type="string" calcext:value-type="string">
            <text:p>2000 (1799 / 1871) </text:p>
          </table:table-cell>
        </table:table-row>
        <table:table-row table:style-name="ro2">
          <table:table-cell office:value-type="string" calcext:value-type="string">
            <text:p><text:a xlink:href="https://www.nyse.com/quote/XNYS:JNPR" xlink:type="simple">JNPR</text:a> </text:p>
          </table:table-cell>
          <table:table-cell office:value-type="string" calcext:value-type="string">
            <text:p><text:a xlink:href="https://en.wikipedia.org/wiki/Juniper_Networks" xlink:type="simple">Juniper Network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  <table:table-cell office:value-type="string" calcext:value-type="string">
            <text:p>2006-06-02</text:p>
          </table:table-cell>
          <table:table-cell office:value-type="float" office:value="1043604" calcext:value-type="float">
            <text:p>1043604</text:p>
          </table:table-cell>
          <table:table-cell office:value-type="float" office:value="1996" calcext:value-type="float">
            <text:p>1996</text:p>
          </table:table-cell>
        </table:table-row>
        <table:table-row table:style-name="ro2">
          <table:table-cell office:value-type="string" calcext:value-type="string">
            <text:p><text:a xlink:href="https://www.nyse.com/quote/XNYS:K" xlink:type="simple">K</text:a> </text:p>
          </table:table-cell>
          <table:table-cell office:value-type="string" calcext:value-type="string">
            <text:p><text:a xlink:href="https://en.wikipedia.org/wiki/Kellogg%27s" xlink:type="simple">Kellogg'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Battle_Creek,_Michigan" xlink:type="simple">Battle Creek, Michigan</text:a></text:p>
          </table:table-cell>
          <table:table-cell office:value-type="string" calcext:value-type="string">
            <text:p>1989-09-11</text:p>
          </table:table-cell>
          <table:table-cell office:value-type="float" office:value="55067" calcext:value-type="float">
            <text:p>55067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<text:a xlink:href="http://www.nasdaq.com/symbol/kdp" xlink:type="simple">KDP</text:a> </text:p>
          </table:table-cell>
          <table:table-cell office:value-type="string" calcext:value-type="string">
            <text:p><text:a xlink:href="https://en.wikipedia.org/wiki/Keurig_Dr_Pepper" xlink:type="simple">Keurig Dr Pepper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Burlington,_Massachusetts" xlink:type="simple">Burlington, Massachusetts</text:a></text:p>
          </table:table-cell>
          <table:table-cell office:value-type="string" calcext:value-type="string">
            <text:p>2022-06-21</text:p>
          </table:table-cell>
          <table:table-cell office:value-type="float" office:value="1418135" calcext:value-type="float">
            <text:p>1418135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<text:a xlink:href="https://www.nyse.com/quote/XNYS:KEY" xlink:type="simple">KEY</text:a> </text:p>
          </table:table-cell>
          <table:table-cell office:value-type="string" calcext:value-type="string">
            <text:p><text:a xlink:href="https://en.wikipedia.org/wiki/KeyBank" xlink:type="simple">KeyCor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  <table:table-cell office:value-type="string" calcext:value-type="string">
            <text:p>1994-03-01</text:p>
          </table:table-cell>
          <table:table-cell office:value-type="float" office:value="91576" calcext:value-type="float">
            <text:p>91576</text:p>
          </table:table-cell>
          <table:table-cell office:value-type="float" office:value="1825" calcext:value-type="float">
            <text:p>1825</text:p>
          </table:table-cell>
        </table:table-row>
        <table:table-row table:style-name="ro2">
          <table:table-cell office:value-type="string" calcext:value-type="string">
            <text:p><text:a xlink:href="https://www.nyse.com/quote/XNYS:KEYS" xlink:type="simple">KEYS</text:a> </text:p>
          </table:table-cell>
          <table:table-cell office:value-type="string" calcext:value-type="string">
            <text:p><text:a xlink:href="https://en.wikipedia.org/wiki/Keysight" xlink:type="simple">Keysight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Santa_Rosa,_California" xlink:type="simple">Santa Rosa, California</text:a></text:p>
          </table:table-cell>
          <table:table-cell office:value-type="string" calcext:value-type="string">
            <text:p>2018-11-06</text:p>
          </table:table-cell>
          <table:table-cell office:value-type="float" office:value="1601046" calcext:value-type="float">
            <text:p>1601046</text:p>
          </table:table-cell>
          <table:table-cell office:value-type="string" calcext:value-type="string">
            <text:p>2014 (1939) </text:p>
          </table:table-cell>
        </table:table-row>
        <table:table-row table:style-name="ro1">
          <table:table-cell office:value-type="string" calcext:value-type="string">
            <text:p><text:a xlink:href="https://www.nyse.com/quote/XNYS:KMB" xlink:type="simple">KMB</text:a> </text:p>
          </table:table-cell>
          <table:table-cell office:value-type="string" calcext:value-type="string">
            <text:p><text:a xlink:href="https://en.wikipedia.org/wiki/Kimberly-Clark" xlink:type="simple">Kimberly-Clark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1957-03-04</text:p>
          </table:table-cell>
          <table:table-cell office:value-type="float" office:value="55785" calcext:value-type="float">
            <text:p>55785</text:p>
          </table:table-cell>
          <table:table-cell office:value-type="float" office:value="1872" calcext:value-type="float">
            <text:p>1872</text:p>
          </table:table-cell>
        </table:table-row>
        <table:table-row table:style-name="ro5">
          <table:table-cell office:value-type="string" calcext:value-type="string">
            <text:p><text:a xlink:href="https://www.nyse.com/quote/XNYS:KIM" xlink:type="simple">KIM</text:a> </text:p>
          </table:table-cell>
          <table:table-cell office:value-type="string" calcext:value-type="string">
            <text:p><text:a xlink:href="https://en.wikipedia.org/wiki/Kimco_Realty" xlink:type="simple">Kimco Realty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New_Hyde_Park,_New_York" xlink:type="simple">New Hyde Park, New York</text:a></text:p>
          </table:table-cell>
          <table:table-cell office:value-type="string" calcext:value-type="string">
            <text:p>2006-04-04</text:p>
          </table:table-cell>
          <table:table-cell office:value-type="float" office:value="879101" calcext:value-type="float">
            <text:p>879101</text:p>
          </table:table-cell>
          <table:table-cell office:value-type="float" office:value="1958" calcext:value-type="float">
            <text:p>1958</text:p>
          </table:table-cell>
        </table:table-row>
        <table:table-row table:style-name="ro3">
          <table:table-cell office:value-type="string" calcext:value-type="string">
            <text:p><text:a xlink:href="https://www.nyse.com/quote/XNYS:KMI" xlink:type="simple">KMI</text:a> </text:p>
          </table:table-cell>
          <table:table-cell office:value-type="string" calcext:value-type="string">
            <text:p><text:a xlink:href="https://en.wikipedia.org/wiki/Kinder_Morgan" xlink:type="simple">Kinder Morga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2-05-25</text:p>
          </table:table-cell>
          <table:table-cell office:value-type="float" office:value="1506307" calcext:value-type="float">
            <text:p>1506307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<text:a xlink:href="http://www.nasdaq.com/symbol/klac" xlink:type="simple">KLAC</text:a> </text:p>
          </table:table-cell>
          <table:table-cell office:value-type="string" calcext:value-type="string">
            <text:p><text:a xlink:href="https://en.wikipedia.org/wiki/KLA_Corporation" xlink:type="simple">KLA Corporation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Milpitas,_California" xlink:type="simple">Milpitas, California</text:a></text:p>
          </table:table-cell>
          <table:table-cell office:value-type="string" calcext:value-type="string">
            <text:p>1997-09-30</text:p>
          </table:table-cell>
          <table:table-cell office:value-type="float" office:value="319201" calcext:value-type="float">
            <text:p>319201</text:p>
          </table:table-cell>
          <table:table-cell office:value-type="string" calcext:value-type="string">
            <text:p>1975/1977 (1997) </text:p>
          </table:table-cell>
        </table:table-row>
        <table:table-row table:style-name="ro2">
          <table:table-cell office:value-type="string" calcext:value-type="string">
            <text:p><text:a xlink:href="http://www.nasdaq.com/symbol/khc" xlink:type="simple">KHC</text:a> </text:p>
          </table:table-cell>
          <table:table-cell office:value-type="string" calcext:value-type="string">
            <text:p><text:a xlink:href="https://en.wikipedia.org/wiki/Kraft_Heinz" xlink:type="simple">Kraft Heinz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hicago,_Illinois" xlink:type="simple">Chicago, Illinois</text:a>; <text:a xlink:href="https://en.wikipedia.org/wiki/Pittsburgh,_Pennsylvania" xlink:type="simple">Pittsburgh, Pennsylvania</text:a></text:p>
          </table:table-cell>
          <table:table-cell office:value-type="string" calcext:value-type="string">
            <text:p>2015-07-06</text:p>
          </table:table-cell>
          <table:table-cell office:value-type="float" office:value="1637459" calcext:value-type="float">
            <text:p>1637459</text:p>
          </table:table-cell>
          <table:table-cell office:value-type="string" calcext:value-type="string">
            <text:p>2015 (1869) </text:p>
          </table:table-cell>
        </table:table-row>
        <table:table-row table:style-name="ro1">
          <table:table-cell office:value-type="string" calcext:value-type="string">
            <text:p><text:a xlink:href="https://www.nyse.com/quote/XNYS:KR" xlink:type="simple">KR</text:a> </text:p>
          </table:table-cell>
          <table:table-cell office:value-type="string" calcext:value-type="string">
            <text:p><text:a xlink:href="https://en.wikipedia.org/wiki/Kroger" xlink:type="simple">Kroger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Retail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  <table:table-cell office:value-type="string" calcext:value-type="string">
            <text:p>1957-03-04</text:p>
          </table:table-cell>
          <table:table-cell office:value-type="float" office:value="56873" calcext:value-type="float">
            <text:p>56873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<text:a xlink:href="https://www.nyse.com/quote/XNYS:LHX" xlink:type="simple">LHX</text:a> </text:p>
          </table:table-cell>
          <table:table-cell office:value-type="string" calcext:value-type="string">
            <text:p><text:a xlink:href="https://en.wikipedia.org/wiki/L3Harris" xlink:type="simple">L3Harri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Melbourne,_Florida" xlink:type="simple">Melbourne, Florida</text:a></text:p>
          </table:table-cell>
          <table:table-cell office:value-type="string" calcext:value-type="string">
            <text:p>2008-09-22</text:p>
          </table:table-cell>
          <table:table-cell office:value-type="float" office:value="202058" calcext:value-type="float">
            <text:p>202058</text:p>
          </table:table-cell>
          <table:table-cell office:value-type="string" calcext:value-type="string">
            <text:p>2019 (1895) </text:p>
          </table:table-cell>
        </table:table-row>
        <table:table-row table:style-name="ro1">
          <table:table-cell office:value-type="string" calcext:value-type="string">
            <text:p><text:a xlink:href="https://www.nyse.com/quote/XNYS:LH" xlink:type="simple">LH</text:a> </text:p>
          </table:table-cell>
          <table:table-cell office:value-type="string" calcext:value-type="string">
            <text:p><text:a xlink:href="https://en.wikipedia.org/wiki/LabCorp" xlink:type="simple">LabCorp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<text:a xlink:href="https://en.wikipedia.org/wiki/Burlington,_North_Carolina" xlink:type="simple">Burlington, North Carolina</text:a></text:p>
          </table:table-cell>
          <table:table-cell office:value-type="string" calcext:value-type="string">
            <text:p>2004-11-01</text:p>
          </table:table-cell>
          <table:table-cell office:value-type="float" office:value="920148" calcext:value-type="float">
            <text:p>92014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<text:a xlink:href="http://www.nasdaq.com/symbol/lrcx" xlink:type="simple">LRCX</text:a> </text:p>
          </table:table-cell>
          <table:table-cell office:value-type="string" calcext:value-type="string">
            <text:p><text:a xlink:href="https://en.wikipedia.org/wiki/Lam_Research" xlink:type="simple">Lam Research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Fremont,_California" xlink:type="simple">Fremont, California</text:a></text:p>
          </table:table-cell>
          <table:table-cell office:value-type="string" calcext:value-type="string">
            <text:p>2012-06-29</text:p>
          </table:table-cell>
          <table:table-cell office:value-type="float" office:value="707549" calcext:value-type="float">
            <text:p>707549</text:p>
          </table:table-cell>
          <table:table-cell office:value-type="float" office:value="1980" calcext:value-type="float">
            <text:p>1980</text:p>
          </table:table-cell>
        </table:table-row>
        <table:table-row table:style-name="ro2">
          <table:table-cell office:value-type="string" calcext:value-type="string">
            <text:p><text:a xlink:href="https://www.nyse.com/quote/XNYS:LW" xlink:type="simple">LW</text:a> </text:p>
          </table:table-cell>
          <table:table-cell office:value-type="string" calcext:value-type="string">
            <text:p><text:a xlink:href="https://en.wikipedia.org/wiki/Lamb_Weston" xlink:type="simple">Lamb Weston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Eagle,_Idaho" xlink:type="simple">Eagle, Idaho</text:a></text:p>
          </table:table-cell>
          <table:table-cell office:value-type="string" calcext:value-type="string">
            <text:p>2018-12-03</text:p>
          </table:table-cell>
          <table:table-cell office:value-type="float" office:value="1679273" calcext:value-type="float">
            <text:p>1679273</text:p>
          </table:table-cell>
          <table:table-cell office:value-type="string" calcext:value-type="string">
            <text:p>2016 (1950) </text:p>
          </table:table-cell>
        </table:table-row>
        <table:table-row table:style-name="ro1">
          <table:table-cell office:value-type="string" calcext:value-type="string">
            <text:p><text:a xlink:href="https://www.nyse.com/quote/XNYS:LVS" xlink:type="simple">LVS</text:a> </text:p>
          </table:table-cell>
          <table:table-cell office:value-type="string" calcext:value-type="string">
            <text:p><text:a xlink:href="https://en.wikipedia.org/wiki/Las_Vegas_Sands" xlink:type="simple">Las Vegas Sand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Las_Vegas,_Nevada" xlink:type="simple">Las Vegas, Nevada</text:a></text:p>
          </table:table-cell>
          <table:table-cell office:value-type="string" calcext:value-type="string">
            <text:p>2019-10-03</text:p>
          </table:table-cell>
          <table:table-cell office:value-type="float" office:value="1300514" calcext:value-type="float">
            <text:p>1300514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string" calcext:value-type="string">
            <text:p><text:a xlink:href="https://www.nyse.com/quote/XNYS:LDOS" xlink:type="simple">LDOS</text:a> </text:p>
          </table:table-cell>
          <table:table-cell office:value-type="string" calcext:value-type="string">
            <text:p><text:a xlink:href="https://en.wikipedia.org/wiki/Leidos" xlink:type="simple">Leido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Diversified Support Services</text:p>
          </table:table-cell>
          <table:table-cell office:value-type="string" calcext:value-type="string">
            <text:p><text:a xlink:href="https://en.wikipedia.org/wiki/Reston,_Virginia" xlink:type="simple">Reston, Virginia</text:a></text:p>
          </table:table-cell>
          <table:table-cell office:value-type="string" calcext:value-type="string">
            <text:p>2019-08-09</text:p>
          </table:table-cell>
          <table:table-cell office:value-type="float" office:value="1336920" calcext:value-type="float">
            <text:p>1336920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<text:a xlink:href="https://www.nyse.com/quote/XNYS:LEN" xlink:type="simple">LEN</text:a> </text:p>
          </table:table-cell>
          <table:table-cell office:value-type="string" calcext:value-type="string">
            <text:p><text:a xlink:href="https://en.wikipedia.org/wiki/Lennar" xlink:type="simple">Lennar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  <table:table-cell office:value-type="string" calcext:value-type="string">
            <text:p>2005-10-04</text:p>
          </table:table-cell>
          <table:table-cell office:value-type="float" office:value="920760" calcext:value-type="float">
            <text:p>920760</text:p>
          </table:table-cell>
          <table:table-cell office:value-type="float" office:value="1954" calcext:value-type="float">
            <text:p>1954</text:p>
          </table:table-cell>
        </table:table-row>
        <table:table-row table:style-name="ro1">
          <table:table-cell office:value-type="string" calcext:value-type="string">
            <text:p><text:a xlink:href="https://www.nyse.com/quote/XNYS:LNC" xlink:type="simple">LNC</text:a> </text:p>
          </table:table-cell>
          <table:table-cell office:value-type="string" calcext:value-type="string">
            <text:p><text:a xlink:href="https://en.wikipedia.org/wiki/Lincoln_Financial" xlink:type="simple">Lincoln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string" calcext:value-type="string">
            <text:p><text:a xlink:href="https://en.wikipedia.org/wiki/Radnor,_Pennsylvania" xlink:type="simple">Radnor, Pennsylvania</text:a></text:p>
          </table:table-cell>
          <table:table-cell office:value-type="string" calcext:value-type="string">
            <text:p>1976-06-30</text:p>
          </table:table-cell>
          <table:table-cell office:value-type="float" office:value="59558" calcext:value-type="float">
            <text:p>59558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<text:a xlink:href="https://www.nyse.com/quote/XNYS:LIN" xlink:type="simple">LIN</text:a> </text:p>
          </table:table-cell>
          <table:table-cell office:value-type="string" calcext:value-type="string">
            <text:p><text:a xlink:href="https://en.wikipedia.org/wiki/Linde_plc" xlink:type="simple">Linde plc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Industrial Gases</text:p>
          </table:table-cell>
          <table:table-cell office:value-type="string" calcext:value-type="string">
            <text:p><text:a xlink:href="https://en.wikipedia.org/wiki/Guildford" xlink:type="simple">Guildford, United Kingdom</text:a></text:p>
          </table:table-cell>
          <table:table-cell office:value-type="string" calcext:value-type="string">
            <text:p>1992-07-01</text:p>
          </table:table-cell>
          <table:table-cell office:value-type="float" office:value="1707925" calcext:value-type="float">
            <text:p>1707925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string" calcext:value-type="string">
            <text:p><text:a xlink:href="https://www.nyse.com/quote/XNYS:LYV" xlink:type="simple">LYV</text:a> </text:p>
          </table:table-cell>
          <table:table-cell office:value-type="string" calcext:value-type="string">
            <text:p><text:a xlink:href="https://en.wikipedia.org/wiki/Live_Nation_Entertainment" xlink:type="simple">Live Nation Entertainment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Beverly_Hills,_California" xlink:type="simple">Beverly Hills, California</text:a></text:p>
          </table:table-cell>
          <table:table-cell office:value-type="string" calcext:value-type="string">
            <text:p>2019-12-23</text:p>
          </table:table-cell>
          <table:table-cell office:value-type="float" office:value="1335258" calcext:value-type="float">
            <text:p>133525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://www.nasdaq.com/symbol/lkq" xlink:type="simple">LKQ</text:a> </text:p>
          </table:table-cell>
          <table:table-cell office:value-type="string" calcext:value-type="string">
            <text:p><text:a xlink:href="https://en.wikipedia.org/wiki/LKQ_Corporation" xlink:type="simple">LKQ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Distributor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16-05-23</text:p>
          </table:table-cell>
          <table:table-cell office:value-type="float" office:value="1065696" calcext:value-type="float">
            <text:p>1065696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<text:a xlink:href="https://www.nyse.com/quote/XNYS:LMT" xlink:type="simple">LMT</text:a> </text:p>
          </table:table-cell>
          <table:table-cell office:value-type="string" calcext:value-type="string">
            <text:p><text:a xlink:href="https://en.wikipedia.org/wiki/Lockheed_Martin" xlink:type="simple">Lockheed Marti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Bethesda,_Maryland" xlink:type="simple">Bethesda, Maryland</text:a></text:p>
          </table:table-cell>
          <table:table-cell office:value-type="string" calcext:value-type="string">
            <text:p>1957-03-04</text:p>
          </table:table-cell>
          <table:table-cell office:value-type="float" office:value="936468" calcext:value-type="float">
            <text:p>936468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<text:a xlink:href="https://www.nyse.com/quote/XNYS:L" xlink:type="simple">L</text:a> </text:p>
          </table:table-cell>
          <table:table-cell office:value-type="string" calcext:value-type="string">
            <text:p><text:a xlink:href="https://en.wikipedia.org/wiki/Loews_Corporation" xlink:type="simple">Loews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5-05-31</text:p>
          </table:table-cell>
          <table:table-cell office:value-type="float" office:value="60086" calcext:value-type="float">
            <text:p>60086</text:p>
          </table:table-cell>
          <table:table-cell office:value-type="float" office:value="1959" calcext:value-type="float">
            <text:p>1959</text:p>
          </table:table-cell>
        </table:table-row>
        <table:table-row table:style-name="ro2">
          <table:table-cell office:value-type="string" calcext:value-type="string">
            <text:p><text:a xlink:href="https://www.nyse.com/quote/XNYS:LOW" xlink:type="simple">LOW</text:a> </text:p>
          </table:table-cell>
          <table:table-cell office:value-type="string" calcext:value-type="string">
            <text:p><text:a xlink:href="https://en.wikipedia.org/wiki/Lowe%27s" xlink:type="simple">Lowe'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Improvement Retail</text:p>
          </table:table-cell>
          <table:table-cell office:value-type="string" calcext:value-type="string">
            <text:p><text:a xlink:href="https://en.wikipedia.org/wiki/Mooresville,_North_Carolina" xlink:type="simple">Mooresville, North Carolina</text:a></text:p>
          </table:table-cell>
          <table:table-cell office:value-type="string" calcext:value-type="string">
            <text:p>1984-02-29</text:p>
          </table:table-cell>
          <table:table-cell office:value-type="float" office:value="60667" calcext:value-type="float">
            <text:p>60667</text:p>
          </table:table-cell>
          <table:table-cell office:value-type="string" calcext:value-type="string">
            <text:p>1904/1946/1959 </text:p>
          </table:table-cell>
        </table:table-row>
        <table:table-row table:style-name="ro1">
          <table:table-cell office:value-type="string" calcext:value-type="string">
            <text:p><text:a xlink:href="https://www.nyse.com/quote/XNYS:LUMN" xlink:type="simple">LUMN</text:a> </text:p>
          </table:table-cell>
          <table:table-cell office:value-type="string" calcext:value-type="string">
            <text:p><text:a xlink:href="https://en.wikipedia.org/wiki/Lumen_Technologies" xlink:type="simple">Lumen Technologie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Alternative Carriers</text:p>
          </table:table-cell>
          <table:table-cell office:value-type="string" calcext:value-type="string">
            <text:p><text:a xlink:href="https://en.wikipedia.org/wiki/Monroe,_Louisiana" xlink:type="simple">Monroe, Louisiana</text:a></text:p>
          </table:table-cell>
          <table:table-cell office:value-type="string" calcext:value-type="string">
            <text:p>1999-03-25</text:p>
          </table:table-cell>
          <table:table-cell office:value-type="float" office:value="18926" calcext:value-type="float">
            <text:p>18926</text:p>
          </table:table-cell>
          <table:table-cell office:value-type="string" calcext:value-type="string">
            <text:p>1983 (1877) </text:p>
          </table:table-cell>
        </table:table-row>
        <table:table-row table:style-name="ro1">
          <table:table-cell office:value-type="string" calcext:value-type="string">
            <text:p><text:a xlink:href="https://www.nyse.com/quote/XNYS:LYB" xlink:type="simple">LYB</text:a> </text:p>
          </table:table-cell>
          <table:table-cell office:value-type="string" calcext:value-type="string">
            <text:p><text:a xlink:href="https://en.wikipedia.org/wiki/LyondellBasell" xlink:type="simple">LyondellBasell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Rotterdam,_Netherlands" xlink:type="simple">Rotterdam, Netherlands</text:a></text:p>
          </table:table-cell>
          <table:table-cell office:value-type="string" calcext:value-type="string">
            <text:p>2012-09-05</text:p>
          </table:table-cell>
          <table:table-cell office:value-type="float" office:value="1489393" calcext:value-type="float">
            <text:p>1489393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<text:a xlink:href="https://www.nyse.com/quote/XNYS:MTB" xlink:type="simple">MTB</text:a> </text:p>
          </table:table-cell>
          <table:table-cell office:value-type="string" calcext:value-type="string">
            <text:p><text:a xlink:href="https://en.wikipedia.org/wiki/M%26T_Bank" xlink:type="simple">M&amp;T Ban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Buffalo,_New_York" xlink:type="simple">Buffalo, New York</text:a></text:p>
          </table:table-cell>
          <table:table-cell office:value-type="string" calcext:value-type="string">
            <text:p>2004-02-23</text:p>
          </table:table-cell>
          <table:table-cell office:value-type="float" office:value="36270" calcext:value-type="float">
            <text:p>36270</text:p>
          </table:table-cell>
          <table:table-cell office:value-type="float" office:value="1856" calcext:value-type="float">
            <text:p>1856</text:p>
          </table:table-cell>
        </table:table-row>
        <table:table-row table:style-name="ro2">
          <table:table-cell office:value-type="string" calcext:value-type="string">
            <text:p><text:a xlink:href="https://www.nyse.com/quote/XNYS:MRO" xlink:type="simple">MRO</text:a> </text:p>
          </table:table-cell>
          <table:table-cell office:value-type="string" calcext:value-type="string">
            <text:p><text:a xlink:href="https://en.wikipedia.org/wiki/Marathon_Oil" xlink:type="simple">Marathon Oil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57-03-04</text:p>
          </table:table-cell>
          <table:table-cell office:value-type="float" office:value="101778" calcext:value-type="float">
            <text:p>101778</text:p>
          </table:table-cell>
          <table:table-cell office:value-type="float" office:value="1887" calcext:value-type="float">
            <text:p>1887</text:p>
          </table:table-cell>
        </table:table-row>
        <table:table-row table:style-name="ro2">
          <table:table-cell office:value-type="string" calcext:value-type="string">
            <text:p><text:a xlink:href="https://www.nyse.com/quote/XNYS:MPC" xlink:type="simple">MPC</text:a> </text:p>
          </table:table-cell>
          <table:table-cell office:value-type="string" calcext:value-type="string">
            <text:p><text:a xlink:href="https://en.wikipedia.org/wiki/Marathon_Petroleum" xlink:type="simple">Marathon Petroleum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Findlay,_Ohio" xlink:type="simple">Findlay, Ohio</text:a></text:p>
          </table:table-cell>
          <table:table-cell office:value-type="string" calcext:value-type="string">
            <text:p>2011-07-01</text:p>
          </table:table-cell>
          <table:table-cell office:value-type="float" office:value="1510295" calcext:value-type="float">
            <text:p>1510295</text:p>
          </table:table-cell>
          <table:table-cell office:value-type="string" calcext:value-type="string">
            <text:p>2009 (1887) </text:p>
          </table:table-cell>
        </table:table-row>
        <table:table-row table:style-name="ro2">
          <table:table-cell office:value-type="string" calcext:value-type="string">
            <text:p><text:a xlink:href="http://www.nasdaq.com/symbol/mktx" xlink:type="simple">MKTX</text:a> </text:p>
          </table:table-cell>
          <table:table-cell office:value-type="string" calcext:value-type="string">
            <text:p><text:a xlink:href="https://en.wikipedia.org/wiki/MarketAxess" xlink:type="simple">MarketAxes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9-07-01</text:p>
          </table:table-cell>
          <table:table-cell office:value-type="float" office:value="1278021" calcext:value-type="float">
            <text:p>1278021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<text:a xlink:href="http://www.nasdaq.com/symbol/mar" xlink:type="simple">MAR</text:a> </text:p>
          </table:table-cell>
          <table:table-cell office:value-type="string" calcext:value-type="string">
            <text:p><text:a xlink:href="https://en.wikipedia.org/wiki/Marriott_International" xlink:type="simple">Marriott International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Bethesda,_Maryland" xlink:type="simple">Bethesda, Maryland</text:a></text:p>
          </table:table-cell>
          <table:table-cell office:value-type="string" calcext:value-type="string">
            <text:p>1998-05-29</text:p>
          </table:table-cell>
          <table:table-cell office:value-type="float" office:value="1048286" calcext:value-type="float">
            <text:p>1048286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<text:a xlink:href="https://www.nyse.com/quote/XNYS:MMC" xlink:type="simple">MMC</text:a> </text:p>
          </table:table-cell>
          <table:table-cell office:value-type="string" calcext:value-type="string">
            <text:p><text:a xlink:href="https://en.wikipedia.org/wiki/Marsh_McLennan" xlink:type="simple">Marsh McLenna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87-08-31</text:p>
          </table:table-cell>
          <table:table-cell office:value-type="float" office:value="62709" calcext:value-type="float">
            <text:p>62709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<text:a xlink:href="https://www.nyse.com/quote/XNYS:MLM" xlink:type="simple">MLM</text:a> </text:p>
          </table:table-cell>
          <table:table-cell office:value-type="string" calcext:value-type="string">
            <text:p><text:a xlink:href="https://en.wikipedia.org/wiki/Martin_Marietta_Materials" xlink:type="simple">Martin Marietta Material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<text:a xlink:href="https://en.wikipedia.org/wiki/Raleigh,_North_Carolina" xlink:type="simple">Raleigh, North Carolina</text:a></text:p>
          </table:table-cell>
          <table:table-cell office:value-type="string" calcext:value-type="string">
            <text:p>2014-07-02</text:p>
          </table:table-cell>
          <table:table-cell office:value-type="float" office:value="916076" calcext:value-type="float">
            <text:p>916076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<text:a xlink:href="https://www.nyse.com/quote/XNYS:MAS" xlink:type="simple">MAS</text:a> </text:p>
          </table:table-cell>
          <table:table-cell office:value-type="string" calcext:value-type="string">
            <text:p><text:a xlink:href="https://en.wikipedia.org/wiki/Masco" xlink:type="simple">Masco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Livonia,_Michigan" xlink:type="simple">Livonia, Michigan</text:a></text:p>
          </table:table-cell>
          <table:table-cell office:value-type="string" calcext:value-type="string">
            <text:p>1981-06-30</text:p>
          </table:table-cell>
          <table:table-cell office:value-type="float" office:value="62996" calcext:value-type="float">
            <text:p>62996</text:p>
          </table:table-cell>
          <table:table-cell office:value-type="float" office:value="1929" calcext:value-type="float">
            <text:p>1929</text:p>
          </table:table-cell>
        </table:table-row>
        <table:table-row table:style-name="ro3">
          <table:table-cell office:value-type="string" calcext:value-type="string">
            <text:p><text:a xlink:href="https://www.nyse.com/quote/XNYS:MA" xlink:type="simple">MA</text:a> </text:p>
          </table:table-cell>
          <table:table-cell office:value-type="string" calcext:value-type="string">
            <text:p><text:a xlink:href="https://en.wikipedia.org/wiki/Mastercard" xlink:type="simple">Mastercard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Harrison,_New_York" xlink:type="simple">Harrison, New York</text:a></text:p>
          </table:table-cell>
          <table:table-cell office:value-type="string" calcext:value-type="string">
            <text:p>2008-07-18</text:p>
          </table:table-cell>
          <table:table-cell office:value-type="float" office:value="1141391" calcext:value-type="float">
            <text:p>1141391</text:p>
          </table:table-cell>
          <table:table-cell office:value-type="float" office:value="1966" calcext:value-type="float">
            <text:p>1966</text:p>
          </table:table-cell>
        </table:table-row>
        <table:table-row table:style-name="ro2">
          <table:table-cell office:value-type="string" calcext:value-type="string">
            <text:p><text:a xlink:href="http://www.nasdaq.com/symbol/mtch" xlink:type="simple">MTCH</text:a> </text:p>
          </table:table-cell>
          <table:table-cell office:value-type="string" calcext:value-type="string">
            <text:p><text:a xlink:href="https://en.wikipedia.org/wiki/Match_Group" xlink:type="simple">Match Group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2021-09-20</text:p>
          </table:table-cell>
          <table:table-cell office:value-type="float" office:value="891103" calcext:value-type="float">
            <text:p>891103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office:value-type="string" calcext:value-type="string">
            <text:p><text:a xlink:href="https://www.nyse.com/quote/XNYS:MKC" xlink:type="simple">MKC</text:a> </text:p>
          </table:table-cell>
          <table:table-cell office:value-type="string" calcext:value-type="string">
            <text:p><text:a xlink:href="https://en.wikipedia.org/wiki/McCormick_%26_Company" xlink:type="simple">McCormick &amp; Company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Hunt_Valley,_Maryland" xlink:type="simple">Hunt Valley, Maryland</text:a></text:p>
          </table:table-cell>
          <table:table-cell office:value-type="string" calcext:value-type="string">
            <text:p>2003-03-20</text:p>
          </table:table-cell>
          <table:table-cell office:value-type="float" office:value="63754" calcext:value-type="float">
            <text:p>63754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office:value-type="string" calcext:value-type="string">
            <text:p><text:a xlink:href="https://www.nyse.com/quote/XNYS:MCD" xlink:type="simple">MCD</text:a> </text:p>
          </table:table-cell>
          <table:table-cell office:value-type="string" calcext:value-type="string">
            <text:p><text:a xlink:href="https://en.wikipedia.org/wiki/McDonald%27s" xlink:type="simple">McDonald'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70-06-30</text:p>
          </table:table-cell>
          <table:table-cell office:value-type="float" office:value="63908" calcext:value-type="float">
            <text:p>63908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<text:a xlink:href="https://www.nyse.com/quote/XNYS:MCK" xlink:type="simple">MCK</text:a> </text:p>
          </table:table-cell>
          <table:table-cell office:value-type="string" calcext:value-type="string">
            <text:p><text:a xlink:href="https://en.wikipedia.org/wiki/McKesson" xlink:type="simple">McKess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1999-01-13</text:p>
          </table:table-cell>
          <table:table-cell office:value-type="float" office:value="927653" calcext:value-type="float">
            <text:p>927653</text:p>
          </table:table-cell>
          <table:table-cell office:value-type="float" office:value="1833" calcext:value-type="float">
            <text:p>1833</text:p>
          </table:table-cell>
        </table:table-row>
        <table:table-row table:style-name="ro1">
          <table:table-cell office:value-type="string" calcext:value-type="string">
            <text:p><text:a xlink:href="https://www.nyse.com/quote/XNYS:MDT" xlink:type="simple">MDT</text:a> </text:p>
          </table:table-cell>
          <table:table-cell office:value-type="string" calcext:value-type="string">
            <text:p><text:a xlink:href="https://en.wikipedia.org/wiki/Medtronic" xlink:type="simple">Medtroni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1986-10-31</text:p>
          </table:table-cell>
          <table:table-cell office:value-type="float" office:value="1613103" calcext:value-type="float">
            <text:p>1613103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string" calcext:value-type="string">
            <text:p><text:a xlink:href="https://www.nyse.com/quote/XNYS:MRK" xlink:type="simple">MRK</text:a> </text:p>
          </table:table-cell>
          <table:table-cell office:value-type="string" calcext:value-type="string">
            <text:p><text:a xlink:href="https://en.wikipedia.org/wiki/Merck_%26_Co." xlink:type="simple">Merck &amp; Co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Kenilworth,_New_Jersey" xlink:type="simple">Kenilworth, New Jersey</text:a></text:p>
          </table:table-cell>
          <table:table-cell office:value-type="string" calcext:value-type="string">
            <text:p>1957-03-04</text:p>
          </table:table-cell>
          <table:table-cell office:value-type="float" office:value="310158" calcext:value-type="float">
            <text:p>310158</text:p>
          </table:table-cell>
          <table:table-cell office:value-type="float" office:value="1891" calcext:value-type="float">
            <text:p>1891</text:p>
          </table:table-cell>
        </table:table-row>
        <table:table-row table:style-name="ro2">
          <table:table-cell office:value-type="string" calcext:value-type="string">
            <text:p><text:a xlink:href="http://www.nasdaq.com/symbol/meta" xlink:type="simple">META</text:a> </text:p>
          </table:table-cell>
          <table:table-cell office:value-type="string" calcext:value-type="string">
            <text:p><text:a xlink:href="https://en.wikipedia.org/wiki/Meta_Platforms" xlink:type="simple">Meta Platform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<text:a xlink:href="https://en.wikipedia.org/wiki/Menlo_Park,_California" xlink:type="simple">Menlo Park, California</text:a></text:p>
          </table:table-cell>
          <table:table-cell office:value-type="string" calcext:value-type="string">
            <text:p>2013-12-23</text:p>
          </table:table-cell>
          <table:table-cell office:value-type="float" office:value="1326801" calcext:value-type="float">
            <text:p>132680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 office:value-type="string" calcext:value-type="string">
            <text:p><text:a xlink:href="https://www.nyse.com/quote/XNYS:MET" xlink:type="simple">MET</text:a> </text:p>
          </table:table-cell>
          <table:table-cell office:value-type="string" calcext:value-type="string">
            <text:p><text:a xlink:href="https://en.wikipedia.org/wiki/MetLife" xlink:type="simple">MetLif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0-12-11</text:p>
          </table:table-cell>
          <table:table-cell office:value-type="float" office:value="1099219" calcext:value-type="float">
            <text:p>1099219</text:p>
          </table:table-cell>
          <table:table-cell office:value-type="float" office:value="1868" calcext:value-type="float">
            <text:p>1868</text:p>
          </table:table-cell>
        </table:table-row>
        <table:table-row table:style-name="ro2">
          <table:table-cell office:value-type="string" calcext:value-type="string">
            <text:p><text:a xlink:href="https://www.nyse.com/quote/XNYS:MTD" xlink:type="simple">MTD</text:a> </text:p>
          </table:table-cell>
          <table:table-cell office:value-type="string" calcext:value-type="string">
            <text:p><text:a xlink:href="https://en.wikipedia.org/wiki/Mettler_Toledo" xlink:type="simple">Mettler Toledo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  <table:table-cell office:value-type="string" calcext:value-type="string">
            <text:p>2016-09-06</text:p>
          </table:table-cell>
          <table:table-cell office:value-type="float" office:value="1037646" calcext:value-type="float">
            <text:p>1037646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<text:a xlink:href="https://www.nyse.com/quote/XNYS:MGM" xlink:type="simple">MGM</text:a> </text:p>
          </table:table-cell>
          <table:table-cell office:value-type="string" calcext:value-type="string">
            <text:p><text:a xlink:href="https://en.wikipedia.org/wiki/MGM_Resorts" xlink:type="simple">MGM Res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Paradise,_Nevada" xlink:type="simple">Paradise, Nevada</text:a></text:p>
          </table:table-cell>
          <table:table-cell office:value-type="string" calcext:value-type="string">
            <text:p>2017-07-26</text:p>
          </table:table-cell>
          <table:table-cell office:value-type="float" office:value="789570" calcext:value-type="float">
            <text:p>789570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<text:a xlink:href="http://www.nasdaq.com/symbol/mchp" xlink:type="simple">MCHP</text:a> </text:p>
          </table:table-cell>
          <table:table-cell office:value-type="string" calcext:value-type="string">
            <text:p><text:a xlink:href="https://en.wikipedia.org/wiki/Microchip_Technology" xlink:type="simple">Microchip Technolog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Chandler,_Arizona" xlink:type="simple">Chandler, Arizona</text:a></text:p>
          </table:table-cell>
          <table:table-cell office:value-type="string" calcext:value-type="string">
            <text:p>2007-09-07</text:p>
          </table:table-cell>
          <table:table-cell office:value-type="float" office:value="827054" calcext:value-type="float">
            <text:p>827054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<text:a xlink:href="http://www.nasdaq.com/symbol/mu" xlink:type="simple">MU</text:a> </text:p>
          </table:table-cell>
          <table:table-cell office:value-type="string" calcext:value-type="string">
            <text:p><text:a xlink:href="https://en.wikipedia.org/wiki/Micron_Technology" xlink:type="simple">Micron Technolog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Boise,_Idaho" xlink:type="simple">Boise, Idaho</text:a></text:p>
          </table:table-cell>
          <table:table-cell office:value-type="string" calcext:value-type="string">
            <text:p>1994-09-27</text:p>
          </table:table-cell>
          <table:table-cell office:value-type="float" office:value="723125" calcext:value-type="float">
            <text:p>723125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<text:a xlink:href="http://www.nasdaq.com/symbol/msft" xlink:type="simple">MSFT</text:a> </text:p>
          </table:table-cell>
          <table:table-cell office:value-type="string" calcext:value-type="string">
            <text:p><text:a xlink:href="https://en.wikipedia.org/wiki/Microsoft" xlink:type="simple">Microsoft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<text:a xlink:href="https://en.wikipedia.org/wiki/Redmond,_Washington" xlink:type="simple">Redmond, Washington</text:a></text:p>
          </table:table-cell>
          <table:table-cell office:value-type="string" calcext:value-type="string">
            <text:p>1994-06-01</text:p>
          </table:table-cell>
          <table:table-cell office:value-type="float" office:value="789019" calcext:value-type="float">
            <text:p>789019</text:p>
          </table:table-cell>
          <table:table-cell office:value-type="float" office:value="1975" calcext:value-type="float">
            <text:p>1975</text:p>
          </table:table-cell>
        </table:table-row>
        <table:table-row table:style-name="ro1">
          <table:table-cell office:value-type="string" calcext:value-type="string">
            <text:p><text:a xlink:href="https://www.nyse.com/quote/XNYS:MAA" xlink:type="simple">MAA</text:a> </text:p>
          </table:table-cell>
          <table:table-cell office:value-type="string" calcext:value-type="string">
            <text:p><text:a xlink:href="https://en.wikipedia.org/wiki/Mid-America_Apartment_Communities" xlink:type="simple">Mid-America Apartment Communi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  <table:table-cell office:value-type="string" calcext:value-type="string">
            <text:p>2016-12-02</text:p>
          </table:table-cell>
          <table:table-cell office:value-type="float" office:value="912595" calcext:value-type="float">
            <text:p>912595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<text:a xlink:href="http://www.nasdaq.com/symbol/mrna" xlink:type="simple">MRNA</text:a> </text:p>
          </table:table-cell>
          <table:table-cell office:value-type="string" calcext:value-type="string">
            <text:p><text:a xlink:href="https://en.wikipedia.org/wiki/Moderna" xlink:type="simple">Modern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  <table:table-cell office:value-type="string" calcext:value-type="string">
            <text:p>2021-07-21</text:p>
          </table:table-cell>
          <table:table-cell office:value-type="float" office:value="1682852" calcext:value-type="float">
            <text:p>1682852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<text:a xlink:href="https://www.nyse.com/quote/XNYS:MHK" xlink:type="simple">MHK</text:a> </text:p>
          </table:table-cell>
          <table:table-cell office:value-type="string" calcext:value-type="string">
            <text:p><text:a xlink:href="https://en.wikipedia.org/wiki/Mohawk_Industries" xlink:type="simple">Mohawk Industrie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Furnishings</text:p>
          </table:table-cell>
          <table:table-cell office:value-type="string" calcext:value-type="string">
            <text:p><text:a xlink:href="https://en.wikipedia.org/wiki/Calhoun,_Georgia" xlink:type="simple">Calhoun, Georgia</text:a></text:p>
          </table:table-cell>
          <table:table-cell office:value-type="string" calcext:value-type="string">
            <text:p>2013-12-23</text:p>
          </table:table-cell>
          <table:table-cell office:value-type="float" office:value="851968" calcext:value-type="float">
            <text:p>851968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<text:a xlink:href="https://www.nyse.com/quote/XNYS:MOH" xlink:type="simple">MOH</text:a> </text:p>
          </table:table-cell>
          <table:table-cell office:value-type="string" calcext:value-type="string">
            <text:p><text:a xlink:href="https://en.wikipedia.org/wiki/Molina_Healthcare" xlink:type="simple">Molina Healthcar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Long_Beach,_California" xlink:type="simple">Long Beach, California</text:a></text:p>
          </table:table-cell>
          <table:table-cell office:value-type="string" calcext:value-type="string">
            <text:p>2022-03-02</text:p>
          </table:table-cell>
          <table:table-cell office:value-type="float" office:value="1179929" calcext:value-type="float">
            <text:p>1179929</text:p>
          </table:table-cell>
          <table:table-cell office:value-type="float" office:value="1980" calcext:value-type="float">
            <text:p>1980</text:p>
          </table:table-cell>
        </table:table-row>
        <table:table-row table:style-name="ro2">
          <table:table-cell office:value-type="string" calcext:value-type="string">
            <text:p><text:a xlink:href="https://www.nyse.com/quote/XNYS:TAP" xlink:type="simple">TAP</text:a> </text:p>
          </table:table-cell>
          <table:table-cell office:value-type="string" calcext:value-type="string">
            <text:p><text:a xlink:href="https://en.wikipedia.org/wiki/Molson_Coors_Beverage_Company" xlink:type="simple">Molson Coors Beverage Company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rewer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76-06-30</text:p>
          </table:table-cell>
          <table:table-cell office:value-type="float" office:value="24545" calcext:value-type="float">
            <text:p>24545</text:p>
          </table:table-cell>
          <table:table-cell office:value-type="string" calcext:value-type="string">
            <text:p>2005 (Molson 1786, Coors 1873) </text:p>
          </table:table-cell>
        </table:table-row>
        <table:table-row table:style-name="ro2">
          <table:table-cell office:value-type="string" calcext:value-type="string">
            <text:p><text:a xlink:href="http://www.nasdaq.com/symbol/mdlz" xlink:type="simple">MDLZ</text:a> </text:p>
          </table:table-cell>
          <table:table-cell office:value-type="string" calcext:value-type="string">
            <text:p><text:a xlink:href="https://en.wikipedia.org/wiki/Mondelez_International" xlink:type="simple">Mondelez International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12-10-02</text:p>
          </table:table-cell>
          <table:table-cell office:value-type="float" office:value="1103982" calcext:value-type="float">
            <text:p>110398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<text:a xlink:href="http://www.nasdaq.com/symbol/mpwr" xlink:type="simple">MPWR</text:a> </text:p>
          </table:table-cell>
          <table:table-cell office:value-type="string" calcext:value-type="string">
            <text:p><text:a xlink:href="https://en.wikipedia.org/wiki/Monolithic_Power_Systems" xlink:type="simple">Monolithic Power System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Kirkland,_Washington" xlink:type="simple">Kirkland, Washington</text:a></text:p>
          </table:table-cell>
          <table:table-cell office:value-type="string" calcext:value-type="string">
            <text:p>2021-02-12</text:p>
          </table:table-cell>
          <table:table-cell office:value-type="float" office:value="1280452" calcext:value-type="float">
            <text:p>1280452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<text:a xlink:href="http://www.nasdaq.com/symbol/mnst" xlink:type="simple">MNST</text:a> </text:p>
          </table:table-cell>
          <table:table-cell office:value-type="string" calcext:value-type="string">
            <text:p><text:a xlink:href="https://en.wikipedia.org/wiki/Monster_Beverage" xlink:type="simple">Monster Beverage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Corona,_California" xlink:type="simple">Corona, California</text:a></text:p>
          </table:table-cell>
          <table:table-cell office:value-type="string" calcext:value-type="string">
            <text:p>2012-06-28</text:p>
          </table:table-cell>
          <table:table-cell office:value-type="float" office:value="865752" calcext:value-type="float">
            <text:p>865752</text:p>
          </table:table-cell>
          <table:table-cell office:value-type="string" calcext:value-type="string">
            <text:p>2012 (1935) </text:p>
          </table:table-cell>
        </table:table-row>
        <table:table-row table:style-name="ro2">
          <table:table-cell office:value-type="string" calcext:value-type="string">
            <text:p><text:a xlink:href="https://www.nyse.com/quote/XNYS:MCO" xlink:type="simple">MCO</text:a> </text:p>
          </table:table-cell>
          <table:table-cell office:value-type="string" calcext:value-type="string">
            <text:p><text:a xlink:href="https://en.wikipedia.org/wiki/Moody%27s_Corporation" xlink:type="simple">Moody's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8-07-01</text:p>
          </table:table-cell>
          <table:table-cell office:value-type="float" office:value="1059556" calcext:value-type="float">
            <text:p>1059556</text:p>
          </table:table-cell>
          <table:table-cell office:value-type="float" office:value="1909" calcext:value-type="float">
            <text:p>1909</text:p>
          </table:table-cell>
        </table:table-row>
        <table:table-row table:style-name="ro2">
          <table:table-cell office:value-type="string" calcext:value-type="string">
            <text:p><text:a xlink:href="https://www.nyse.com/quote/XNYS:MS" xlink:type="simple">MS</text:a> </text:p>
          </table:table-cell>
          <table:table-cell office:value-type="string" calcext:value-type="string">
            <text:p><text:a xlink:href="https://en.wikipedia.org/wiki/Morgan_Stanley" xlink:type="simple">Morgan Stanley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3-07-29</text:p>
          </table:table-cell>
          <table:table-cell office:value-type="float" office:value="895421" calcext:value-type="float">
            <text:p>895421</text:p>
          </table:table-cell>
          <table:table-cell office:value-type="float" office:value="1935" calcext:value-type="float">
            <text:p>1935</text:p>
          </table:table-cell>
        </table:table-row>
        <table:table-row table:style-name="ro2">
          <table:table-cell office:value-type="string" calcext:value-type="string">
            <text:p><text:a xlink:href="https://www.nyse.com/quote/XNYS:MOS" xlink:type="simple">MOS</text:a> </text:p>
          </table:table-cell>
          <table:table-cell office:value-type="string" calcext:value-type="string">
            <text:p><text:a xlink:href="https://en.wikipedia.org/wiki/The_Mosaic_Company" xlink:type="simple">Mosaic Company (The)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Tampa,_Florida" xlink:type="simple">Tampa, Florida</text:a></text:p>
          </table:table-cell>
          <table:table-cell office:value-type="string" calcext:value-type="string">
            <text:p>2011-09-26</text:p>
          </table:table-cell>
          <table:table-cell office:value-type="float" office:value="1285785" calcext:value-type="float">
            <text:p>1285785</text:p>
          </table:table-cell>
          <table:table-cell office:value-type="string" calcext:value-type="string">
            <text:p>2004 (1865 / 1909) </text:p>
          </table:table-cell>
        </table:table-row>
        <table:table-row table:style-name="ro2">
          <table:table-cell office:value-type="string" calcext:value-type="string">
            <text:p><text:a xlink:href="https://www.nyse.com/quote/XNYS:MSI" xlink:type="simple">MSI</text:a> </text:p>
          </table:table-cell>
          <table:table-cell office:value-type="string" calcext:value-type="string">
            <text:p><text:a xlink:href="https://en.wikipedia.org/wiki/Motorola_Solutions" xlink:type="simple">Motorola Solution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57-03-04</text:p>
          </table:table-cell>
          <table:table-cell office:value-type="float" office:value="68505" calcext:value-type="float">
            <text:p>68505</text:p>
          </table:table-cell>
          <table:table-cell office:value-type="string" calcext:value-type="string">
            <text:p>1928 (2011) </text:p>
          </table:table-cell>
        </table:table-row>
        <table:table-row table:style-name="ro2">
          <table:table-cell office:value-type="string" calcext:value-type="string">
            <text:p><text:a xlink:href="https://www.nyse.com/quote/XNYS:MSCI" xlink:type="simple">MSCI</text:a> </text:p>
          </table:table-cell>
          <table:table-cell office:value-type="string" calcext:value-type="string">
            <text:p><text:a xlink:href="https://en.wikipedia.org/wiki/MSCI" xlink:type="simple">MSCI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8-04-04</text:p>
          </table:table-cell>
          <table:table-cell office:value-type="float" office:value="1408198" calcext:value-type="float">
            <text:p>1408198</text:p>
          </table:table-cell>
          <table:table-cell office:value-type="float" office:value="1969" calcext:value-type="float">
            <text:p>1969</text:p>
          </table:table-cell>
        </table:table-row>
        <table:table-row table:style-name="ro2">
          <table:table-cell office:value-type="string" calcext:value-type="string">
            <text:p><text:a xlink:href="http://www.nasdaq.com/symbol/ndaq" xlink:type="simple">NDAQ</text:a> </text:p>
          </table:table-cell>
          <table:table-cell office:value-type="string" calcext:value-type="string">
            <text:p><text:a xlink:href="https://en.wikipedia.org/wiki/Nasdaq,_Inc." xlink:type="simple">Nasdaq, Inc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8-10-22</text:p>
          </table:table-cell>
          <table:table-cell office:value-type="float" office:value="1120193" calcext:value-type="float">
            <text:p>1120193</text:p>
          </table:table-cell>
          <table:table-cell office:value-type="float" office:value="1971" calcext:value-type="float">
            <text:p>1971</text:p>
          </table:table-cell>
        </table:table-row>
        <table:table-row table:style-name="ro3">
          <table:table-cell office:value-type="string" calcext:value-type="string">
            <text:p><text:a xlink:href="http://www.nasdaq.com/symbol/ntap" xlink:type="simple">NTAP</text:a> </text:p>
          </table:table-cell>
          <table:table-cell office:value-type="string" calcext:value-type="string">
            <text:p><text:a xlink:href="https://en.wikipedia.org/wiki/NetApp" xlink:type="simple">NetApp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1999-06-25</text:p>
          </table:table-cell>
          <table:table-cell office:value-type="float" office:value="1002047" calcext:value-type="float">
            <text:p>1002047</text:p>
          </table:table-cell>
          <table:table-cell office:value-type="float" office:value="1992" calcext:value-type="float">
            <text:p>1992</text:p>
          </table:table-cell>
        </table:table-row>
        <table:table-row table:style-name="ro1">
          <table:table-cell office:value-type="string" calcext:value-type="string">
            <text:p><text:a xlink:href="http://www.nasdaq.com/symbol/nflx" xlink:type="simple">NFLX</text:a> </text:p>
          </table:table-cell>
          <table:table-cell office:value-type="string" calcext:value-type="string">
            <text:p><text:a xlink:href="https://en.wikipedia.org/wiki/Netflix" xlink:type="simple">Netflix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Los_Gatos,_California" xlink:type="simple">Los Gatos, California</text:a></text:p>
          </table:table-cell>
          <table:table-cell office:value-type="string" calcext:value-type="string">
            <text:p>2010-12-20</text:p>
          </table:table-cell>
          <table:table-cell office:value-type="float" office:value="1065280" calcext:value-type="float">
            <text:p>1065280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<text:a xlink:href="http://www.nasdaq.com/symbol/nwl" xlink:type="simple">NWL</text:a> </text:p>
          </table:table-cell>
          <table:table-cell office:value-type="string" calcext:value-type="string">
            <text:p><text:a xlink:href="https://en.wikipedia.org/wiki/Newell_Brands" xlink:type="simple">Newell Brand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wares &amp; Specialti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89-04-30</text:p>
          </table:table-cell>
          <table:table-cell office:value-type="float" office:value="814453" calcext:value-type="float">
            <text:p>814453</text:p>
          </table:table-cell>
          <table:table-cell office:value-type="float" office:value="1903" calcext:value-type="float">
            <text:p>1903</text:p>
          </table:table-cell>
        </table:table-row>
        <table:table-row table:style-name="ro5">
          <table:table-cell office:value-type="string" calcext:value-type="string">
            <text:p><text:a xlink:href="https://www.nyse.com/quote/XNYS:NEM" xlink:type="simple">NEM</text:a> </text:p>
          </table:table-cell>
          <table:table-cell office:value-type="string" calcext:value-type="string">
            <text:p><text:a xlink:href="https://en.wikipedia.org/wiki/Newmont" xlink:type="simple">Newmont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  <table:table-cell office:value-type="string" calcext:value-type="string">
            <text:p>1969-06-30</text:p>
          </table:table-cell>
          <table:table-cell office:value-type="float" office:value="1164727" calcext:value-type="float">
            <text:p>1164727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string" calcext:value-type="string">
            <text:p><text:a xlink:href="http://www.nasdaq.com/symbol/nwsa" xlink:type="simple">NWSA</text:a> </text:p>
          </table:table-cell>
          <table:table-cell office:value-type="string" calcext:value-type="string">
            <text:p><text:a xlink:href="https://en.wikipedia.org/wiki/News_Corp" xlink:type="simple">News Corp</text:a> (Class A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3-08-01</text:p>
          </table:table-cell>
          <table:table-cell office:value-type="float" office:value="1564708" calcext:value-type="float">
            <text:p>1564708</text:p>
          </table:table-cell>
          <table:table-cell office:value-type="string" calcext:value-type="string">
            <text:p>2013 (1980) </text:p>
          </table:table-cell>
        </table:table-row>
        <table:table-row table:style-name="ro1">
          <table:table-cell office:value-type="string" calcext:value-type="string">
            <text:p><text:a xlink:href="http://www.nasdaq.com/symbol/nws" xlink:type="simple">NWS</text:a> </text:p>
          </table:table-cell>
          <table:table-cell office:value-type="string" calcext:value-type="string">
            <text:p><text:a xlink:href="https://en.wikipedia.org/wiki/News_Corp" xlink:type="simple">News Corp</text:a> (Class B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5-09-18</text:p>
          </table:table-cell>
          <table:table-cell office:value-type="float" office:value="1564708" calcext:value-type="float">
            <text:p>1564708</text:p>
          </table:table-cell>
          <table:table-cell office:value-type="string" calcext:value-type="string">
            <text:p>2013 (1980) </text:p>
          </table:table-cell>
        </table:table-row>
        <table:table-row table:style-name="ro5">
          <table:table-cell office:value-type="string" calcext:value-type="string">
            <text:p><text:a xlink:href="https://www.nyse.com/quote/XNYS:NEE" xlink:type="simple">NEE</text:a> </text:p>
          </table:table-cell>
          <table:table-cell office:value-type="string" calcext:value-type="string">
            <text:p><text:a xlink:href="https://en.wikipedia.org/wiki/NextEra_Energy" xlink:type="simple">NextEra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Juno_Beach,_Florida" xlink:type="simple">Juno Beach, Florida</text:a></text:p>
          </table:table-cell>
          <table:table-cell office:value-type="string" calcext:value-type="string">
            <text:p>1976-06-30</text:p>
          </table:table-cell>
          <table:table-cell office:value-type="float" office:value="753308" calcext:value-type="float">
            <text:p>753308</text:p>
          </table:table-cell>
          <table:table-cell office:value-type="string" calcext:value-type="string">
            <text:p>1984 (1925) </text:p>
          </table:table-cell>
        </table:table-row>
        <table:table-row table:style-name="ro2">
          <table:table-cell office:value-type="string" calcext:value-type="string">
            <text:p><text:a xlink:href="https://www.nyse.com/quote/XNYS:NKE" xlink:type="simple">NKE</text:a> </text:p>
          </table:table-cell>
          <table:table-cell office:value-type="string" calcext:value-type="string">
            <text:p><text:a xlink:href="https://en.wikipedia.org/wiki/Nike,_Inc." xlink:type="simple">Nike,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Washington_County,_Oregon" xlink:type="simple">Washington County, Oregon</text:a></text:p>
          </table:table-cell>
          <table:table-cell office:value-type="string" calcext:value-type="string">
            <text:p>1988-11-30</text:p>
          </table:table-cell>
          <table:table-cell office:value-type="float" office:value="320187" calcext:value-type="float">
            <text:p>320187</text:p>
          </table:table-cell>
          <table:table-cell office:value-type="float" office:value="1964" calcext:value-type="float">
            <text:p>1964</text:p>
          </table:table-cell>
        </table:table-row>
        <table:table-row table:style-name="ro5">
          <table:table-cell office:value-type="string" calcext:value-type="string">
            <text:p><text:a xlink:href="https://www.nyse.com/quote/XNYS:NI" xlink:type="simple">NI</text:a> </text:p>
          </table:table-cell>
          <table:table-cell office:value-type="string" calcext:value-type="string">
            <text:p><text:a xlink:href="https://en.wikipedia.org/wiki/NiSource" xlink:type="simple">NiSource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Merrillville,_Indiana" xlink:type="simple">Merrillville, Indiana</text:a></text:p>
          </table:table-cell>
          <table:table-cell office:value-type="string" calcext:value-type="string">
            <text:p>2000-11-02</text:p>
          </table:table-cell>
          <table:table-cell office:value-type="float" office:value="1111711" calcext:value-type="float">
            <text:p>1111711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<text:a xlink:href="http://www.nasdaq.com/symbol/ndsn" xlink:type="simple">NDSN</text:a> </text:p>
          </table:table-cell>
          <table:table-cell office:value-type="string" calcext:value-type="string">
            <text:p><text:a xlink:href="https://en.wikipedia.org/wiki/Nordson_Corporation" xlink:type="simple">Nordson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Westlake,_Ohio" xlink:type="simple">Westlake, Ohio</text:a></text:p>
          </table:table-cell>
          <table:table-cell office:value-type="string" calcext:value-type="string">
            <text:p>2022-02-15</text:p>
          </table:table-cell>
          <table:table-cell office:value-type="float" office:value="72331" calcext:value-type="float">
            <text:p>72331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<text:a xlink:href="https://www.nyse.com/quote/XNYS:NSC" xlink:type="simple">NSC</text:a> </text:p>
          </table:table-cell>
          <table:table-cell office:value-type="string" calcext:value-type="string">
            <text:p><text:a xlink:href="https://en.wikipedia.org/wiki/Norfolk_Southern_Railway" xlink:type="simple">Norfolk Southern Railway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57-03-04</text:p>
          </table:table-cell>
          <table:table-cell office:value-type="float" office:value="702165" calcext:value-type="float">
            <text:p>702165</text:p>
          </table:table-cell>
          <table:table-cell office:value-type="string" calcext:value-type="string">
            <text:p>1881/1894 (1980) </text:p>
          </table:table-cell>
        </table:table-row>
        <table:table-row table:style-name="ro3">
          <table:table-cell office:value-type="string" calcext:value-type="string">
            <text:p><text:a xlink:href="http://www.nasdaq.com/symbol/ntrs" xlink:type="simple">NTRS</text:a> </text:p>
          </table:table-cell>
          <table:table-cell office:value-type="string" calcext:value-type="string">
            <text:p><text:a xlink:href="https://en.wikipedia.org/wiki/Northern_Trust" xlink:type="simple">Northern Trust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98-01-30</text:p>
          </table:table-cell>
          <table:table-cell office:value-type="float" office:value="73124" calcext:value-type="float">
            <text:p>73124</text:p>
          </table:table-cell>
          <table:table-cell office:value-type="float" office:value="1889" calcext:value-type="float">
            <text:p>1889</text:p>
          </table:table-cell>
        </table:table-row>
        <table:table-row table:style-name="ro4">
          <table:table-cell office:value-type="string" calcext:value-type="string">
            <text:p><text:a xlink:href="https://www.nyse.com/quote/XNYS:NOC" xlink:type="simple">NOC</text:a> </text:p>
          </table:table-cell>
          <table:table-cell office:value-type="string" calcext:value-type="string">
            <text:p><text:a xlink:href="https://en.wikipedia.org/wiki/Northrop_Grumman" xlink:type="simple">Northrop Grumma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West_Falls_Church,_Virginia" xlink:type="simple">West Falls Church, Virginia</text:a></text:p>
          </table:table-cell>
          <table:table-cell office:value-type="string" calcext:value-type="string">
            <text:p>1957-03-04</text:p>
          </table:table-cell>
          <table:table-cell office:value-type="float" office:value="1133421" calcext:value-type="float">
            <text:p>1133421</text:p>
          </table:table-cell>
          <table:table-cell office:value-type="string" calcext:value-type="string">
            <text:p>1994 (Northrop 1939, Grumman 1930) </text:p>
          </table:table-cell>
        </table:table-row>
        <table:table-row table:style-name="ro2">
          <table:table-cell office:value-type="string" calcext:value-type="string">
            <text:p><text:a xlink:href="https://www.nyse.com/quote/XNYS:NCLH" xlink:type="simple">NCLH</text:a> </text:p>
          </table:table-cell>
          <table:table-cell office:value-type="string" calcext:value-type="string">
            <text:p><text:a xlink:href="https://en.wikipedia.org/wiki/Norwegian_Cruise_Line_Holdings" xlink:type="simple">Norwegian Cruise Line Holding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  <table:table-cell office:value-type="string" calcext:value-type="string">
            <text:p>2017-10-13</text:p>
          </table:table-cell>
          <table:table-cell office:value-type="float" office:value="1513761" calcext:value-type="float">
            <text:p>1513761</text:p>
          </table:table-cell>
          <table:table-cell office:value-type="string" calcext:value-type="string">
            <text:p>2011 (1966) </text:p>
          </table:table-cell>
        </table:table-row>
        <table:table-row table:style-name="ro4">
          <table:table-cell office:value-type="string" calcext:value-type="string">
            <text:p><text:a xlink:href="https://www.nyse.com/quote/XNYS:NRG" xlink:type="simple">NRG</text:a> </text:p>
          </table:table-cell>
          <table:table-cell office:value-type="string" calcext:value-type="string">
            <text:p><text:a xlink:href="https://en.wikipedia.org/wiki/NRG_Energy" xlink:type="simple">NRG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Independent Power Producers &amp; Energy Trader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0-01-29</text:p>
          </table:table-cell>
          <table:table-cell office:value-type="float" office:value="1013871" calcext:value-type="float">
            <text:p>1013871</text:p>
          </table:table-cell>
          <table:table-cell office:value-type="float" office:value="1992" calcext:value-type="float">
            <text:p>1992</text:p>
          </table:table-cell>
        </table:table-row>
        <table:table-row table:style-name="ro5">
          <table:table-cell office:value-type="string" calcext:value-type="string">
            <text:p><text:a xlink:href="https://www.nyse.com/quote/XNYS:NUE" xlink:type="simple">NUE</text:a> </text:p>
          </table:table-cell>
          <table:table-cell office:value-type="string" calcext:value-type="string">
            <text:p><text:a xlink:href="https://en.wikipedia.org/wiki/Nucor" xlink:type="simple">Nucor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85-04-30</text:p>
          </table:table-cell>
          <table:table-cell office:value-type="float" office:value="73309" calcext:value-type="float">
            <text:p>73309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string" calcext:value-type="string">
            <text:p><text:a xlink:href="http://www.nasdaq.com/symbol/nvda" xlink:type="simple">NVDA</text:a> </text:p>
          </table:table-cell>
          <table:table-cell office:value-type="string" calcext:value-type="string">
            <text:p><text:a xlink:href="https://en.wikipedia.org/wiki/Nvidia" xlink:type="simple">Nvidia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01-11-30</text:p>
          </table:table-cell>
          <table:table-cell office:value-type="float" office:value="1045810" calcext:value-type="float">
            <text:p>1045810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<text:a xlink:href="https://www.nyse.com/quote/XNYS:NVR" xlink:type="simple">NVR</text:a> </text:p>
          </table:table-cell>
          <table:table-cell office:value-type="string" calcext:value-type="string">
            <text:p><text:a xlink:href="https://en.wikipedia.org/wiki/NVR,_Inc." xlink:type="simple">NVR,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Reston,_Virginia" xlink:type="simple">Reston, Virginia</text:a></text:p>
          </table:table-cell>
          <table:table-cell office:value-type="string" calcext:value-type="string">
            <text:p>2019-09-26</text:p>
          </table:table-cell>
          <table:table-cell office:value-type="float" office:value="906163" calcext:value-type="float">
            <text:p>906163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<text:a xlink:href="http://www.nasdaq.com/symbol/nxpi" xlink:type="simple">NXPI</text:a> </text:p>
          </table:table-cell>
          <table:table-cell office:value-type="string" calcext:value-type="string">
            <text:p><text:a xlink:href="https://en.wikipedia.org/wiki/NXP_Semiconductors" xlink:type="simple">NXP Semiconductor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Eindhoven,_Netherlands" xlink:type="simple">Eindhoven, Netherlands</text:a></text:p>
          </table:table-cell>
          <table:table-cell office:value-type="string" calcext:value-type="string">
            <text:p>2021-03-22</text:p>
          </table:table-cell>
          <table:table-cell office:value-type="float" office:value="1413447" calcext:value-type="float">
            <text:p>1413447</text:p>
          </table:table-cell>
          <table:table-cell office:value-type="float" office:value="1953" calcext:value-type="float">
            <text:p>1953</text:p>
          </table:table-cell>
        </table:table-row>
        <table:table-row table:style-name="ro1">
          <table:table-cell office:value-type="string" calcext:value-type="string">
            <text:p><text:a xlink:href="http://www.nasdaq.com/symbol/orly" xlink:type="simple">ORLY</text:a> </text:p>
          </table:table-cell>
          <table:table-cell office:value-type="string" calcext:value-type="string">
            <text:p><text:a xlink:href="https://en.wikipedia.org/wiki/O%27Reilly_Auto_Parts" xlink:type="simple">O'Reilly Auto Pa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Springfield,_Missouri" xlink:type="simple">Springfield, Missouri</text:a></text:p>
          </table:table-cell>
          <table:table-cell office:value-type="string" calcext:value-type="string">
            <text:p>2009-03-27</text:p>
          </table:table-cell>
          <table:table-cell office:value-type="float" office:value="898173" calcext:value-type="float">
            <text:p>898173</text:p>
          </table:table-cell>
          <table:table-cell office:value-type="float" office:value="1957" calcext:value-type="float">
            <text:p>1957</text:p>
          </table:table-cell>
        </table:table-row>
        <table:table-row table:style-name="ro2">
          <table:table-cell office:value-type="string" calcext:value-type="string">
            <text:p><text:a xlink:href="https://www.nyse.com/quote/XNYS:OXY" xlink:type="simple">OXY</text:a> </text:p>
          </table:table-cell>
          <table:table-cell office:value-type="string" calcext:value-type="string">
            <text:p><text:a xlink:href="https://en.wikipedia.org/wiki/Occidental_Petroleum" xlink:type="simple">Occidental Petroleum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57-03-04</text:p>
          </table:table-cell>
          <table:table-cell office:value-type="float" office:value="797468" calcext:value-type="float">
            <text:p>797468</text:p>
          </table:table-cell>
          <table:table-cell office:value-type="float" office:value="1920" calcext:value-type="float">
            <text:p>1920</text:p>
          </table:table-cell>
        </table:table-row>
        <table:table-row table:style-name="ro5">
          <table:table-cell office:value-type="string" calcext:value-type="string">
            <text:p><text:a xlink:href="http://www.nasdaq.com/symbol/odfl" xlink:type="simple">ODFL</text:a> </text:p>
          </table:table-cell>
          <table:table-cell office:value-type="string" calcext:value-type="string">
            <text:p><text:a xlink:href="https://en.wikipedia.org/wiki/Old_Dominion_Freight_Line" xlink:type="simple">Old Domin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ucking</text:p>
          </table:table-cell>
          <table:table-cell office:value-type="string" calcext:value-type="string">
            <text:p><text:a xlink:href="https://en.wikipedia.org/wiki/Thomasville,_North_Carolina" xlink:type="simple">Thomasville, North Carolina</text:a></text:p>
          </table:table-cell>
          <table:table-cell office:value-type="string" calcext:value-type="string">
            <text:p>2019-12-09</text:p>
          </table:table-cell>
          <table:table-cell office:value-type="float" office:value="878927" calcext:value-type="float">
            <text:p>878927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<text:a xlink:href="https://www.nyse.com/quote/XNYS:OMC" xlink:type="simple">OMC</text:a> </text:p>
          </table:table-cell>
          <table:table-cell office:value-type="string" calcext:value-type="string">
            <text:p><text:a xlink:href="https://en.wikipedia.org/wiki/Omnicom_Group" xlink:type="simple">Omnicom Group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7-12-31</text:p>
          </table:table-cell>
          <table:table-cell office:value-type="float" office:value="29989" calcext:value-type="float">
            <text:p>29989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<text:a xlink:href="http://www.nasdaq.com/symbol/on" xlink:type="simple">ON</text:a> </text:p>
          </table:table-cell>
          <table:table-cell office:value-type="string" calcext:value-type="string">
            <text:p><text:a xlink:href="https://en.wikipedia.org/wiki/ON_Semiconductor" xlink:type="simple">ON Semiconductor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  <table:table-cell office:value-type="string" calcext:value-type="string">
            <text:p>2022-06-21</text:p>
          </table:table-cell>
          <table:table-cell office:value-type="float" office:value="1097864" calcext:value-type="float">
            <text:p>1097864</text:p>
          </table:table-cell>
          <table:table-cell office:value-type="float" office:value="1999" calcext:value-type="float">
            <text:p>1999</text:p>
          </table:table-cell>
        </table:table-row>
        <table:table-row table:style-name="ro3">
          <table:table-cell office:value-type="string" calcext:value-type="string">
            <text:p><text:a xlink:href="https://www.nyse.com/quote/XNYS:OKE" xlink:type="simple">OKE</text:a> </text:p>
          </table:table-cell>
          <table:table-cell office:value-type="string" calcext:value-type="string">
            <text:p><text:a xlink:href="https://en.wikipedia.org/wiki/Oneok" xlink:type="simple">ONEOK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Tulsa,_Oklahoma" xlink:type="simple">Tulsa, Oklahoma</text:a></text:p>
          </table:table-cell>
          <table:table-cell office:value-type="string" calcext:value-type="string">
            <text:p>2010-03-15</text:p>
          </table:table-cell>
          <table:table-cell office:value-type="float" office:value="1039684" calcext:value-type="float">
            <text:p>1039684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<text:a xlink:href="https://www.nyse.com/quote/XNYS:ORCL" xlink:type="simple">ORCL</text:a> </text:p>
          </table:table-cell>
          <table:table-cell office:value-type="string" calcext:value-type="string">
            <text:p><text:a xlink:href="https://en.wikipedia.org/wiki/Oracle_Corporation" xlink:type="simple">Oracle Corporation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Austin,_Texas" xlink:type="simple">Austin, Texas</text:a></text:p>
          </table:table-cell>
          <table:table-cell office:value-type="string" calcext:value-type="string">
            <text:p>1989-08-31</text:p>
          </table:table-cell>
          <table:table-cell office:value-type="float" office:value="1341439" calcext:value-type="float">
            <text:p>1341439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<text:a xlink:href="https://www.nyse.com/quote/XNYS:OGN" xlink:type="simple">OGN</text:a> </text:p>
          </table:table-cell>
          <table:table-cell office:value-type="string" calcext:value-type="string">
            <text:p><text:a xlink:href="https://en.wikipedia.org/wiki/Organon_%26_Co." xlink:type="simple">Organon &amp; Co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Jersey_City,_New_Jersey" xlink:type="simple">Jersey City, New Jersey</text:a></text:p>
          </table:table-cell>
          <table:table-cell office:value-type="string" calcext:value-type="string">
            <text:p>2021-06-03</text:p>
          </table:table-cell>
          <table:table-cell office:value-type="float" office:value="1821825" calcext:value-type="float">
            <text:p>18218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<text:a xlink:href="https://www.nyse.com/quote/XNYS:OTIS" xlink:type="simple">OTIS</text:a> </text:p>
          </table:table-cell>
          <table:table-cell office:value-type="string" calcext:value-type="string">
            <text:p><text:a xlink:href="https://en.wikipedia.org/wiki/Otis_Worldwide" xlink:type="simple">Otis Worldwid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Farmington,_Connecticut" xlink:type="simple">Farmington, Connecticut</text:a></text:p>
          </table:table-cell>
          <table:table-cell office:value-type="string" calcext:value-type="string">
            <text:p>2020-04-03</text:p>
          </table:table-cell>
          <table:table-cell office:value-type="float" office:value="1781335" calcext:value-type="float">
            <text:p>1781335</text:p>
          </table:table-cell>
          <table:table-cell office:value-type="string" calcext:value-type="string">
            <text:p>2020 (1853) </text:p>
          </table:table-cell>
        </table:table-row>
        <table:table-row table:style-name="ro2">
          <table:table-cell office:value-type="string" calcext:value-type="string">
            <text:p><text:a xlink:href="http://www.nasdaq.com/symbol/pcar" xlink:type="simple">PCAR</text:a> </text:p>
          </table:table-cell>
          <table:table-cell office:value-type="string" calcext:value-type="string">
            <text:p><text:a xlink:href="https://en.wikipedia.org/wiki/Paccar" xlink:type="simple">Paccar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string" calcext:value-type="string">
            <text:p><text:a xlink:href="https://en.wikipedia.org/wiki/Bellevue,_Washington" xlink:type="simple">Bellevue, Washington</text:a></text:p>
          </table:table-cell>
          <table:table-cell office:value-type="string" calcext:value-type="string">
            <text:p>1980-12-31</text:p>
          </table:table-cell>
          <table:table-cell office:value-type="float" office:value="75362" calcext:value-type="float">
            <text:p>75362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<text:a xlink:href="https://www.nyse.com/quote/XNYS:PKG" xlink:type="simple">PKG</text:a> </text:p>
          </table:table-cell>
          <table:table-cell office:value-type="string" calcext:value-type="string">
            <text:p><text:a xlink:href="https://en.wikipedia.org/wiki/Packaging_Corporation_of_America" xlink:type="simple">Packaging Corporation of America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Lake_Forest,_Illinois" xlink:type="simple">Lake Forest, Illinois</text:a></text:p>
          </table:table-cell>
          <table:table-cell office:value-type="string" calcext:value-type="string">
            <text:p>2017-07-26</text:p>
          </table:table-cell>
          <table:table-cell office:value-type="float" office:value="75677" calcext:value-type="float">
            <text:p>75677</text:p>
          </table:table-cell>
          <table:table-cell office:value-type="float" office:value="1959" calcext:value-type="float">
            <text:p>1959</text:p>
          </table:table-cell>
        </table:table-row>
        <table:table-row table:style-name="ro1">
          <table:table-cell office:value-type="string" calcext:value-type="string">
            <text:p><text:a xlink:href="http://www.nasdaq.com/symbol/para" xlink:type="simple">PARA</text:a> </text:p>
          </table:table-cell>
          <table:table-cell office:value-type="string" calcext:value-type="string">
            <text:p><text:a xlink:href="https://en.wikipedia.org/wiki/Paramount_Global" xlink:type="simple">Paramount Global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4-09-30</text:p>
          </table:table-cell>
          <table:table-cell office:value-type="float" office:value="813828" calcext:value-type="float">
            <text:p>813828</text:p>
          </table:table-cell>
          <table:table-cell office:value-type="string" calcext:value-type="string">
            <text:p>2019 (1952) </text:p>
          </table:table-cell>
        </table:table-row>
        <table:table-row table:style-name="ro1">
          <table:table-cell office:value-type="string" calcext:value-type="string">
            <text:p><text:a xlink:href="https://www.nyse.com/quote/XNYS:PH" xlink:type="simple">PH</text:a> </text:p>
          </table:table-cell>
          <table:table-cell office:value-type="string" calcext:value-type="string">
            <text:p><text:a xlink:href="https://en.wikipedia.org/wiki/Parker_Hannifin" xlink:type="simple">Parker Hannifi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  <table:table-cell office:value-type="string" calcext:value-type="string">
            <text:p>1985-11-30</text:p>
          </table:table-cell>
          <table:table-cell office:value-type="float" office:value="76334" calcext:value-type="float">
            <text:p>76334</text:p>
          </table:table-cell>
          <table:table-cell office:value-type="float" office:value="1917" calcext:value-type="float">
            <text:p>1917</text:p>
          </table:table-cell>
        </table:table-row>
        <table:table-row table:style-name="ro3">
          <table:table-cell office:value-type="string" calcext:value-type="string">
            <text:p><text:a xlink:href="http://www.nasdaq.com/symbol/payx" xlink:type="simple">PAYX</text:a> </text:p>
          </table:table-cell>
          <table:table-cell office:value-type="string" calcext:value-type="string">
            <text:p><text:a xlink:href="https://en.wikipedia.org/wiki/Paychex" xlink:type="simple">Paychex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Penfield,_New_York" xlink:type="simple">Penfield, New York</text:a></text:p>
          </table:table-cell>
          <table:table-cell office:value-type="string" calcext:value-type="string">
            <text:p>1998-10-01</text:p>
          </table:table-cell>
          <table:table-cell office:value-type="float" office:value="723531" calcext:value-type="float">
            <text:p>723531</text:p>
          </table:table-cell>
          <table:table-cell office:value-type="float" office:value="1971" calcext:value-type="float">
            <text:p>1971</text:p>
          </table:table-cell>
        </table:table-row>
        <table:table-row table:style-name="ro1">
          <table:table-cell office:value-type="string" calcext:value-type="string">
            <text:p><text:a xlink:href="https://www.nyse.com/quote/XNYS:PAYC" xlink:type="simple">PAYC</text:a> </text:p>
          </table:table-cell>
          <table:table-cell office:value-type="string" calcext:value-type="string">
            <text:p><text:a xlink:href="https://en.wikipedia.org/wiki/Paycom" xlink:type="simple">Paycom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Oklahoma_City,_Oklahoma" xlink:type="simple">Oklahoma City, Oklahoma</text:a></text:p>
          </table:table-cell>
          <table:table-cell office:value-type="string" calcext:value-type="string">
            <text:p>2020-01-28</text:p>
          </table:table-cell>
          <table:table-cell office:value-type="float" office:value="1590955" calcext:value-type="float">
            <text:p>1590955</text:p>
          </table:table-cell>
          <table:table-cell office:value-type="float" office:value="1998" calcext:value-type="float">
            <text:p>1998</text:p>
          </table:table-cell>
        </table:table-row>
        <table:table-row table:style-name="ro3">
          <table:table-cell office:value-type="string" calcext:value-type="string">
            <text:p><text:a xlink:href="http://www.nasdaq.com/symbol/pypl" xlink:type="simple">PYPL</text:a> </text:p>
          </table:table-cell>
          <table:table-cell office:value-type="string" calcext:value-type="string">
            <text:p><text:a xlink:href="https://en.wikipedia.org/wiki/PayPal" xlink:type="simple">PayPal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15-07-20</text:p>
          </table:table-cell>
          <table:table-cell office:value-type="float" office:value="1633917" calcext:value-type="float">
            <text:p>1633917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<text:a xlink:href="https://www.nyse.com/quote/XNYS:PNR" xlink:type="simple">PNR</text:a> </text:p>
          </table:table-cell>
          <table:table-cell office:value-type="string" calcext:value-type="string">
            <text:p><text:a xlink:href="https://en.wikipedia.org/wiki/Pentair" xlink:type="simple">Pentair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Worsley" xlink:type="simple">Worsley, United Kingdom</text:a></text:p>
          </table:table-cell>
          <table:table-cell office:value-type="string" calcext:value-type="string">
            <text:p>2012-10-01</text:p>
          </table:table-cell>
          <table:table-cell office:value-type="float" office:value="77360" calcext:value-type="float">
            <text:p>77360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<text:a xlink:href="http://www.nasdaq.com/symbol/pep" xlink:type="simple">PEP</text:a> </text:p>
          </table:table-cell>
          <table:table-cell office:value-type="string" calcext:value-type="string">
            <text:p><text:a xlink:href="https://en.wikipedia.org/wiki/PepsiCo" xlink:type="simple">PepsiCo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Purchase,_New_York" xlink:type="simple">Purchase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77476" calcext:value-type="float">
            <text:p>77476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<text:a xlink:href="https://www.nyse.com/quote/XNYS:PKI" xlink:type="simple">PKI</text:a> </text:p>
          </table:table-cell>
          <table:table-cell office:value-type="string" calcext:value-type="string">
            <text:p><text:a xlink:href="https://en.wikipedia.org/wiki/PerkinElmer" xlink:type="simple">PerkinElmer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ltham,_Massachusetts" xlink:type="simple">Waltham, Massachusetts</text:a></text:p>
          </table:table-cell>
          <table:table-cell office:value-type="string" calcext:value-type="string">
            <text:p>1985-05-31</text:p>
          </table:table-cell>
          <table:table-cell office:value-type="float" office:value="31791" calcext:value-type="float">
            <text:p>31791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<text:a xlink:href="https://www.nyse.com/quote/XNYS:PFE" xlink:type="simple">PFE</text:a> </text:p>
          </table:table-cell>
          <table:table-cell office:value-type="string" calcext:value-type="string">
            <text:p><text:a xlink:href="https://en.wikipedia.org/wiki/Pfizer" xlink:type="simple">Pfizer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78003" calcext:value-type="float">
            <text:p>78003</text:p>
          </table:table-cell>
          <table:table-cell office:value-type="float" office:value="1849" calcext:value-type="float">
            <text:p>1849</text:p>
          </table:table-cell>
        </table:table-row>
        <table:table-row table:style-name="ro5">
          <table:table-cell office:value-type="string" calcext:value-type="string">
            <text:p><text:a xlink:href="https://www.nyse.com/quote/XNYS:PCG" xlink:type="simple">PCG</text:a> </text:p>
          </table:table-cell>
          <table:table-cell office:value-type="string" calcext:value-type="string">
            <text:p><text:a xlink:href="https://en.wikipedia.org/wiki/PG%26E" xlink:type="simple">PG&amp;E Corporatio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22-10-03</text:p>
          </table:table-cell>
          <table:table-cell office:value-type="float" office:value="1004980" calcext:value-type="float">
            <text:p>1004980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<text:a xlink:href="https://www.nyse.com/quote/XNYS:PM" xlink:type="simple">PM</text:a> </text:p>
          </table:table-cell>
          <table:table-cell office:value-type="string" calcext:value-type="string">
            <text:p><text:a xlink:href="https://en.wikipedia.org/wiki/Philip_Morris_International" xlink:type="simple">Philip Morris International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8-03-31</text:p>
          </table:table-cell>
          <table:table-cell office:value-type="float" office:value="1413329" calcext:value-type="float">
            <text:p>1413329</text:p>
          </table:table-cell>
          <table:table-cell office:value-type="string" calcext:value-type="string">
            <text:p>2008 (1847) </text:p>
          </table:table-cell>
        </table:table-row>
        <table:table-row table:style-name="ro2">
          <table:table-cell office:value-type="string" calcext:value-type="string">
            <text:p><text:a xlink:href="https://www.nyse.com/quote/XNYS:PSX" xlink:type="simple">PSX</text:a> </text:p>
          </table:table-cell>
          <table:table-cell office:value-type="string" calcext:value-type="string">
            <text:p><text:a xlink:href="https://en.wikipedia.org/wiki/Phillips_66" xlink:type="simple">Phillips 66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2-05-01</text:p>
          </table:table-cell>
          <table:table-cell office:value-type="float" office:value="1534701" calcext:value-type="float">
            <text:p>1534701</text:p>
          </table:table-cell>
          <table:table-cell office:value-type="string" calcext:value-type="string">
            <text:p>2012 (1917) </text:p>
          </table:table-cell>
        </table:table-row>
        <table:table-row table:style-name="ro5">
          <table:table-cell office:value-type="string" calcext:value-type="string">
            <text:p><text:a xlink:href="https://www.nyse.com/quote/XNYS:PNW" xlink:type="simple">PNW</text:a> </text:p>
          </table:table-cell>
          <table:table-cell office:value-type="string" calcext:value-type="string">
            <text:p><text:a xlink:href="https://en.wikipedia.org/wiki/Pinnacle_West" xlink:type="simple">Pinnacle West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  <table:table-cell office:value-type="string" calcext:value-type="string">
            <text:p>1999-10-04</text:p>
          </table:table-cell>
          <table:table-cell office:value-type="float" office:value="764622" calcext:value-type="float">
            <text:p>764622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string" calcext:value-type="string">
            <text:p><text:a xlink:href="https://www.nyse.com/quote/XNYS:PXD" xlink:type="simple">PXD</text:a> </text:p>
          </table:table-cell>
          <table:table-cell office:value-type="string" calcext:value-type="string">
            <text:p><text:a xlink:href="https://en.wikipedia.org/wiki/Pioneer_Natural_Resources" xlink:type="simple">Pioneer Natural Resourc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2008-09-24</text:p>
          </table:table-cell>
          <table:table-cell office:value-type="float" office:value="1038357" calcext:value-type="float">
            <text:p>1038357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<text:a xlink:href="https://www.nyse.com/quote/XNYS:PNC" xlink:type="simple">PNC</text:a> </text:p>
          </table:table-cell>
          <table:table-cell office:value-type="string" calcext:value-type="string">
            <text:p><text:a xlink:href="https://en.wikipedia.org/wiki/PNC_Financial_Services" xlink:type="simple">PNC Financial Service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1988-04-30</text:p>
          </table:table-cell>
          <table:table-cell office:value-type="float" office:value="713676" calcext:value-type="float">
            <text:p>713676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string" calcext:value-type="string">
            <text:p><text:a xlink:href="http://www.nasdaq.com/symbol/pool" xlink:type="simple">POOL</text:a> </text:p>
          </table:table-cell>
          <table:table-cell office:value-type="string" calcext:value-type="string">
            <text:p><text:a xlink:href="https://en.wikipedia.org/w/index.php?title=Pool_Corporation&amp;action=edit&amp;redlink=1" xlink:type="simple">Pool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Distributors</text:p>
          </table:table-cell>
          <table:table-cell office:value-type="string" calcext:value-type="string">
            <text:p><text:a xlink:href="https://en.wikipedia.org/wiki/Covington,_Louisiana" xlink:type="simple">Covington, Louisiana</text:a></text:p>
          </table:table-cell>
          <table:table-cell office:value-type="string" calcext:value-type="string">
            <text:p>2020-10-07</text:p>
          </table:table-cell>
          <table:table-cell office:value-type="float" office:value="945841" calcext:value-type="float">
            <text:p>945841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<text:a xlink:href="https://www.nyse.com/quote/XNYS:PPG" xlink:type="simple">PPG</text:a> </text:p>
          </table:table-cell>
          <table:table-cell office:value-type="string" calcext:value-type="string">
            <text:p><text:a xlink:href="https://en.wikipedia.org/wiki/PPG_Industries" xlink:type="simple">PPG Industrie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1957-03-04</text:p>
          </table:table-cell>
          <table:table-cell office:value-type="float" office:value="79879" calcext:value-type="float">
            <text:p>79879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<text:a xlink:href="https://www.nyse.com/quote/XNYS:PPL" xlink:type="simple">PPL</text:a> </text:p>
          </table:table-cell>
          <table:table-cell office:value-type="string" calcext:value-type="string">
            <text:p><text:a xlink:href="https://en.wikipedia.org/wiki/PPL_Corporation" xlink:type="simple">PPL Corporatio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Allentown,_Pennsylvania" xlink:type="simple">Allentown, Pennsylvania</text:a></text:p>
          </table:table-cell>
          <table:table-cell office:value-type="string" calcext:value-type="string">
            <text:p>2001-10-01</text:p>
          </table:table-cell>
          <table:table-cell office:value-type="float" office:value="922224" calcext:value-type="float">
            <text:p>92222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<text:a xlink:href="http://www.nasdaq.com/symbol/pfg" xlink:type="simple">PFG</text:a> </text:p>
          </table:table-cell>
          <table:table-cell office:value-type="string" calcext:value-type="string">
            <text:p><text:a xlink:href="https://en.wikipedia.org/wiki/Principal_Financial_Group" xlink:type="simple">Principal Financial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Des_Moines,_Iowa" xlink:type="simple">Des Moines, Iowa</text:a></text:p>
          </table:table-cell>
          <table:table-cell office:value-type="string" calcext:value-type="string">
            <text:p>2002-07-22</text:p>
          </table:table-cell>
          <table:table-cell office:value-type="float" office:value="1126328" calcext:value-type="float">
            <text:p>1126328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string" calcext:value-type="string">
            <text:p><text:a xlink:href="https://www.nyse.com/quote/XNYS:PG" xlink:type="simple">PG</text:a> </text:p>
          </table:table-cell>
          <table:table-cell office:value-type="string" calcext:value-type="string">
            <text:p><text:a xlink:href="https://en.wikipedia.org/wiki/Procter_%26_Gamble" xlink:type="simple">Procter &amp; Gamble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  <table:table-cell office:value-type="string" calcext:value-type="string">
            <text:p>1957-03-04</text:p>
          </table:table-cell>
          <table:table-cell office:value-type="float" office:value="80424" calcext:value-type="float">
            <text:p>80424</text:p>
          </table:table-cell>
          <table:table-cell office:value-type="float" office:value="1837" calcext:value-type="float">
            <text:p>1837</text:p>
          </table:table-cell>
        </table:table-row>
        <table:table-row table:style-name="ro2">
          <table:table-cell office:value-type="string" calcext:value-type="string">
            <text:p><text:a xlink:href="https://www.nyse.com/quote/XNYS:PGR" xlink:type="simple">PGR</text:a> </text:p>
          </table:table-cell>
          <table:table-cell office:value-type="string" calcext:value-type="string">
            <text:p><text:a xlink:href="https://en.wikipedia.org/wiki/Progressive_Corporation" xlink:type="simple">Progressive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Mayfield_Village,_Ohio" xlink:type="simple">Mayfield Village, Ohio</text:a></text:p>
          </table:table-cell>
          <table:table-cell office:value-type="string" calcext:value-type="string">
            <text:p>1997-08-04</text:p>
          </table:table-cell>
          <table:table-cell office:value-type="float" office:value="80661" calcext:value-type="float">
            <text:p>80661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<text:a xlink:href="https://www.nyse.com/quote/XNYS:PLD" xlink:type="simple">PLD</text:a> </text:p>
          </table:table-cell>
          <table:table-cell office:value-type="string" calcext:value-type="string">
            <text:p><text:a xlink:href="https://en.wikipedia.org/wiki/Prologis" xlink:type="simple">Prologi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Industrial REIT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03-07-17</text:p>
          </table:table-cell>
          <table:table-cell office:value-type="float" office:value="1045609" calcext:value-type="float">
            <text:p>1045609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<text:a xlink:href="https://www.nyse.com/quote/XNYS:PRU" xlink:type="simple">PRU</text:a> </text:p>
          </table:table-cell>
          <table:table-cell office:value-type="string" calcext:value-type="string">
            <text:p><text:a xlink:href="https://en.wikipedia.org/wiki/Prudential_Financial" xlink:type="simple">Prudential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Newark,_New_Jersey" xlink:type="simple">Newark, New Jersey</text:a></text:p>
          </table:table-cell>
          <table:table-cell office:value-type="string" calcext:value-type="string">
            <text:p>2002-07-22</text:p>
          </table:table-cell>
          <table:table-cell office:value-type="float" office:value="1137774" calcext:value-type="float">
            <text:p>1137774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string" calcext:value-type="string">
            <text:p><text:a xlink:href="https://www.nyse.com/quote/XNYS:PEG" xlink:type="simple">PEG</text:a> </text:p>
          </table:table-cell>
          <table:table-cell office:value-type="string" calcext:value-type="string">
            <text:p><text:a xlink:href="https://en.wikipedia.org/wiki/Public_Service_Enterprise_Group" xlink:type="simple">Public Service Enterprise Group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Newark,_New_Jersey" xlink:type="simple">Newark, New Jersey</text:a></text:p>
          </table:table-cell>
          <table:table-cell office:value-type="string" calcext:value-type="string">
            <text:p>1957-03-04</text:p>
          </table:table-cell>
          <table:table-cell office:value-type="float" office:value="788784" calcext:value-type="float">
            <text:p>788784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<text:a xlink:href="http://www.nasdaq.com/symbol/ptc" xlink:type="simple">PTC</text:a> </text:p>
          </table:table-cell>
          <table:table-cell office:value-type="string" calcext:value-type="string">
            <text:p><text:a xlink:href="https://en.wikipedia.org/wiki/PTC_(software_company)" xlink:type="simple">PTC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21-04-20</text:p>
          </table:table-cell>
          <table:table-cell office:value-type="float" office:value="857005" calcext:value-type="float">
            <text:p>857005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<text:a xlink:href="https://www.nyse.com/quote/XNYS:PSA" xlink:type="simple">PSA</text:a> </text:p>
          </table:table-cell>
          <table:table-cell office:value-type="string" calcext:value-type="string">
            <text:p><text:a xlink:href="https://en.wikipedia.org/wiki/Public_Storage" xlink:type="simple">Public Storage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Glendale,_California" xlink:type="simple">Glendale, California</text:a></text:p>
          </table:table-cell>
          <table:table-cell office:value-type="string" calcext:value-type="string">
            <text:p>2005-08-19</text:p>
          </table:table-cell>
          <table:table-cell office:value-type="float" office:value="1393311" calcext:value-type="float">
            <text:p>1393311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<text:a xlink:href="https://www.nyse.com/quote/XNYS:PHM" xlink:type="simple">PHM</text:a> </text:p>
          </table:table-cell>
          <table:table-cell office:value-type="string" calcext:value-type="string">
            <text:p><text:a xlink:href="https://en.wikipedia.org/wiki/PulteGroup" xlink:type="simple">PulteGroup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84-04-30</text:p>
          </table:table-cell>
          <table:table-cell office:value-type="float" office:value="822416" calcext:value-type="float">
            <text:p>822416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<text:a xlink:href="http://www.nasdaq.com/symbol/qrvo" xlink:type="simple">QRVO</text:a> </text:p>
          </table:table-cell>
          <table:table-cell office:value-type="string" calcext:value-type="string">
            <text:p><text:a xlink:href="https://en.wikipedia.org/wiki/Qorvo" xlink:type="simple">Qorvo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Greensboro,_North_Carolina" xlink:type="simple">Greensboro, North Carolina</text:a></text:p>
          </table:table-cell>
          <table:table-cell office:value-type="string" calcext:value-type="string">
            <text:p>2015-06-11</text:p>
          </table:table-cell>
          <table:table-cell office:value-type="float" office:value="1604778" calcext:value-type="float">
            <text:p>16047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<text:a xlink:href="https://www.nyse.com/quote/XNYS:PWR" xlink:type="simple">PWR</text:a> </text:p>
          </table:table-cell>
          <table:table-cell office:value-type="string" calcext:value-type="string">
            <text:p><text:a xlink:href="https://en.wikipedia.org/wiki/Quanta_Services" xlink:type="simple">Quanta Servic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09-07-01</text:p>
          </table:table-cell>
          <table:table-cell office:value-type="float" office:value="1050915" calcext:value-type="float">
            <text:p>1050915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<text:a xlink:href="http://www.nasdaq.com/symbol/qcom" xlink:type="simple">QCOM</text:a> </text:p>
          </table:table-cell>
          <table:table-cell office:value-type="string" calcext:value-type="string">
            <text:p><text:a xlink:href="https://en.wikipedia.org/wiki/Qualcomm" xlink:type="simple">Qualcomm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1999-07-22</text:p>
          </table:table-cell>
          <table:table-cell office:value-type="float" office:value="804328" calcext:value-type="float">
            <text:p>804328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<text:a xlink:href="https://www.nyse.com/quote/XNYS:DGX" xlink:type="simple">DGX</text:a> </text:p>
          </table:table-cell>
          <table:table-cell office:value-type="string" calcext:value-type="string">
            <text:p><text:a xlink:href="https://en.wikipedia.org/wiki/Quest_Diagnostics" xlink:type="simple">Quest Diagnostic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<text:a xlink:href="https://en.wikipedia.org/wiki/Secaucus,_New_Jersey" xlink:type="simple">Secaucus, New Jersey</text:a></text:p>
          </table:table-cell>
          <table:table-cell office:value-type="string" calcext:value-type="string">
            <text:p>2002-12-12</text:p>
          </table:table-cell>
          <table:table-cell office:value-type="float" office:value="1022079" calcext:value-type="float">
            <text:p>1022079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table-cell office:value-type="string" calcext:value-type="string">
            <text:p><text:a xlink:href="https://www.nyse.com/quote/XNYS:RL" xlink:type="simple">RL</text:a> </text:p>
          </table:table-cell>
          <table:table-cell office:value-type="string" calcext:value-type="string">
            <text:p><text:a xlink:href="https://en.wikipedia.org/wiki/Ralph_Lauren_Corporation" xlink:type="simple">Ralph Lauren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7-02-02</text:p>
          </table:table-cell>
          <table:table-cell office:value-type="float" office:value="1037038" calcext:value-type="float">
            <text:p>1037038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table-cell office:value-type="string" calcext:value-type="string">
            <text:p><text:a xlink:href="https://www.nyse.com/quote/XNYS:RJF" xlink:type="simple">RJF</text:a> </text:p>
          </table:table-cell>
          <table:table-cell office:value-type="string" calcext:value-type="string">
            <text:p><text:a xlink:href="https://en.wikipedia.org/wiki/Raymond_James" xlink:type="simple">Raymond Jame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St._Petersburg,_Florida" xlink:type="simple">St. Petersburg, Florida</text:a></text:p>
          </table:table-cell>
          <table:table-cell office:value-type="string" calcext:value-type="string">
            <text:p>2017-03-20</text:p>
          </table:table-cell>
          <table:table-cell office:value-type="float" office:value="720005" calcext:value-type="float">
            <text:p>720005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<text:a xlink:href="https://www.nyse.com/quote/XNYS:RTX" xlink:type="simple">RTX</text:a> </text:p>
          </table:table-cell>
          <table:table-cell office:value-type="string" calcext:value-type="string">
            <text:p><text:a xlink:href="https://en.wikipedia.org/wiki/Raytheon_Technologies" xlink:type="simple">Raytheon Technologi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Waltham,_Massachusetts" xlink:type="simple">Waltham, Massachusetts</text:a></text:p>
          </table:table-cell>
          <table:table-cell office:value-type="string" calcext:value-type="string">
            <text:p>1957-03-04</text:p>
          </table:table-cell>
          <table:table-cell office:value-type="float" office:value="101829" calcext:value-type="float">
            <text:p>101829</text:p>
          </table:table-cell>
          <table:table-cell office:value-type="float" office:value="1922" calcext:value-type="float">
            <text:p>1922</text:p>
          </table:table-cell>
        </table:table-row>
        <table:table-row table:style-name="ro5">
          <table:table-cell office:value-type="string" calcext:value-type="string">
            <text:p><text:a xlink:href="https://www.nyse.com/quote/XNYS:O" xlink:type="simple">O</text:a> </text:p>
          </table:table-cell>
          <table:table-cell office:value-type="string" calcext:value-type="string">
            <text:p><text:a xlink:href="https://en.wikipedia.org/wiki/Realty_Income" xlink:type="simple">Realty Income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2015-04-07</text:p>
          </table:table-cell>
          <table:table-cell office:value-type="float" office:value="726728" calcext:value-type="float">
            <text:p>726728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<text:a xlink:href="http://www.nasdaq.com/symbol/reg" xlink:type="simple">REG</text:a> </text:p>
          </table:table-cell>
          <table:table-cell office:value-type="string" calcext:value-type="string">
            <text:p><text:a xlink:href="https://en.wikipedia.org/wiki/Regency_Centers" xlink:type="simple">Regency Center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Jacksonville" xlink:type="simple">Jacksonville</text:a>, <text:a xlink:href="https://en.wikipedia.org/wiki/Florida" xlink:type="simple">Florida</text:a></text:p>
          </table:table-cell>
          <table:table-cell office:value-type="string" calcext:value-type="string">
            <text:p>2017-03-02</text:p>
          </table:table-cell>
          <table:table-cell office:value-type="float" office:value="910606" calcext:value-type="float">
            <text:p>910606</text:p>
          </table:table-cell>
          <table:table-cell office:value-type="float" office:value="1963" calcext:value-type="float">
            <text:p>1963</text:p>
          </table:table-cell>
        </table:table-row>
        <table:table-row table:style-name="ro1">
          <table:table-cell office:value-type="string" calcext:value-type="string">
            <text:p><text:a xlink:href="http://www.nasdaq.com/symbol/regn" xlink:type="simple">REGN</text:a> </text:p>
          </table:table-cell>
          <table:table-cell office:value-type="string" calcext:value-type="string">
            <text:p><text:a xlink:href="https://en.wikipedia.org/wiki/Regeneron" xlink:type="simple">Regener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Tarrytown,_New_York" xlink:type="simple">Tarrytown, New York</text:a></text:p>
          </table:table-cell>
          <table:table-cell office:value-type="string" calcext:value-type="string">
            <text:p>2013-05-01</text:p>
          </table:table-cell>
          <table:table-cell office:value-type="float" office:value="872589" calcext:value-type="float">
            <text:p>872589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<text:a xlink:href="https://www.nyse.com/quote/XNYS:RF" xlink:type="simple">RF</text:a> </text:p>
          </table:table-cell>
          <table:table-cell office:value-type="string" calcext:value-type="string">
            <text:p><text:a xlink:href="https://en.wikipedia.org/wiki/Regions_Financial_Corporation" xlink:type="simple">Regions Financial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Birmingham,_Alabama" xlink:type="simple">Birmingham, Alabama</text:a></text:p>
          </table:table-cell>
          <table:table-cell office:value-type="string" calcext:value-type="string">
            <text:p>1998-08-28</text:p>
          </table:table-cell>
          <table:table-cell office:value-type="float" office:value="1281761" calcext:value-type="float">
            <text:p>1281761</text:p>
          </table:table-cell>
          <table:table-cell office:value-type="float" office:value="1971" calcext:value-type="float">
            <text:p>1971</text:p>
          </table:table-cell>
        </table:table-row>
        <table:table-row table:style-name="ro2">
          <table:table-cell office:value-type="string" calcext:value-type="string">
            <text:p><text:a xlink:href="https://www.nyse.com/quote/XNYS:RSG" xlink:type="simple">RSG</text:a> </text:p>
          </table:table-cell>
          <table:table-cell office:value-type="string" calcext:value-type="string">
            <text:p><text:a xlink:href="https://en.wikipedia.org/wiki/Republic_Services" xlink:type="simple">Republic Servic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  <table:table-cell office:value-type="string" calcext:value-type="string">
            <text:p>2008-12-05</text:p>
          </table:table-cell>
          <table:table-cell office:value-type="float" office:value="1060391" calcext:value-type="float">
            <text:p>1060391</text:p>
          </table:table-cell>
          <table:table-cell office:value-type="string" calcext:value-type="string">
            <text:p>1998 (1981) </text:p>
          </table:table-cell>
        </table:table-row>
        <table:table-row table:style-name="ro1">
          <table:table-cell office:value-type="string" calcext:value-type="string">
            <text:p><text:a xlink:href="https://www.nyse.com/quote/XNYS:RMD" xlink:type="simple">RMD</text:a> </text:p>
          </table:table-cell>
          <table:table-cell office:value-type="string" calcext:value-type="string">
            <text:p><text:a xlink:href="https://en.wikipedia.org/wiki/ResMed" xlink:type="simple">ResMed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2017-07-26</text:p>
          </table:table-cell>
          <table:table-cell office:value-type="float" office:value="943819" calcext:value-type="float">
            <text:p>943819</text:p>
          </table:table-cell>
          <table:table-cell office:value-type="float" office:value="1989" calcext:value-type="float">
            <text:p>1989</text:p>
          </table:table-cell>
        </table:table-row>
        <table:table-row table:style-name="ro3">
          <table:table-cell office:value-type="string" calcext:value-type="string">
            <text:p><text:a xlink:href="https://www.nyse.com/quote/XNYS:RHI" xlink:type="simple">RHI</text:a> </text:p>
          </table:table-cell>
          <table:table-cell office:value-type="string" calcext:value-type="string">
            <text:p><text:a xlink:href="https://en.wikipedia.org/wiki/Robert_Half" xlink:type="simple">Robert Half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Human Resource &amp; Employment Services</text:p>
          </table:table-cell>
          <table:table-cell office:value-type="string" calcext:value-type="string">
            <text:p><text:a xlink:href="https://en.wikipedia.org/wiki/Menlo_Park,_California" xlink:type="simple">Menlo Park, California</text:a></text:p>
          </table:table-cell>
          <table:table-cell office:value-type="string" calcext:value-type="string">
            <text:p>2000-12-05</text:p>
          </table:table-cell>
          <table:table-cell office:value-type="float" office:value="315213" calcext:value-type="float">
            <text:p>315213</text:p>
          </table:table-cell>
          <table:table-cell office:value-type="float" office:value="1948" calcext:value-type="float">
            <text:p>1948</text:p>
          </table:table-cell>
        </table:table-row>
        <table:table-row table:style-name="ro2">
          <table:table-cell office:value-type="string" calcext:value-type="string">
            <text:p><text:a xlink:href="https://www.nyse.com/quote/XNYS:ROK" xlink:type="simple">ROK</text:a> </text:p>
          </table:table-cell>
          <table:table-cell office:value-type="string" calcext:value-type="string">
            <text:p><text:a xlink:href="https://en.wikipedia.org/wiki/Rockwell_Automation" xlink:type="simple">Rockwell Autom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  <table:table-cell table:style-name="ce2" office:value-type="string" calcext:value-type="string">
            <text:p>&lt;1985?</text:p>
          </table:table-cell>
          <table:table-cell office:value-type="float" office:value="1024478" calcext:value-type="float">
            <text:p>1024478</text:p>
          </table:table-cell>
          <table:table-cell office:value-type="float" office:value="1903" calcext:value-type="float">
            <text:p>1903</text:p>
          </table:table-cell>
        </table:table-row>
        <table:table-row table:style-name="ro2">
          <table:table-cell office:value-type="string" calcext:value-type="string">
            <text:p><text:a xlink:href="https://www.nyse.com/quote/XNYS:ROL" xlink:type="simple">ROL</text:a> </text:p>
          </table:table-cell>
          <table:table-cell office:value-type="string" calcext:value-type="string">
            <text:p><text:a xlink:href="https://en.wikipedia.org/wiki/Rollins,_Inc." xlink:type="simple">Rollins,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18-10-01</text:p>
          </table:table-cell>
          <table:table-cell office:value-type="float" office:value="84839" calcext:value-type="float">
            <text:p>84839</text:p>
          </table:table-cell>
          <table:table-cell office:value-type="float" office:value="1948" calcext:value-type="float">
            <text:p>1948</text:p>
          </table:table-cell>
        </table:table-row>
        <table:table-row table:style-name="ro2">
          <table:table-cell office:value-type="string" calcext:value-type="string">
            <text:p><text:a xlink:href="https://www.nyse.com/quote/XNYS:ROP" xlink:type="simple">ROP</text:a> </text:p>
          </table:table-cell>
          <table:table-cell office:value-type="string" calcext:value-type="string">
            <text:p><text:a xlink:href="https://en.wikipedia.org/wiki/Roper_Technologies" xlink:type="simple">Roper Technologi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Sarasota,_Florida" xlink:type="simple">Sarasota, Florida</text:a></text:p>
          </table:table-cell>
          <table:table-cell office:value-type="string" calcext:value-type="string">
            <text:p>2009-12-23</text:p>
          </table:table-cell>
          <table:table-cell office:value-type="float" office:value="882835" calcext:value-type="float">
            <text:p>882835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<text:a xlink:href="http://www.nasdaq.com/symbol/rost" xlink:type="simple">ROST</text:a> </text:p>
          </table:table-cell>
          <table:table-cell office:value-type="string" calcext:value-type="string">
            <text:p><text:a xlink:href="https://en.wikipedia.org/wiki/Ross_Stores" xlink:type="simple">Ross Store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Dublin,_California" xlink:type="simple">Dublin, California</text:a></text:p>
          </table:table-cell>
          <table:table-cell office:value-type="string" calcext:value-type="string">
            <text:p>2009-12-21</text:p>
          </table:table-cell>
          <table:table-cell office:value-type="float" office:value="745732" calcext:value-type="float">
            <text:p>745732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string" calcext:value-type="string">
            <text:p><text:a xlink:href="https://www.nyse.com/quote/XNYS:RCL" xlink:type="simple">RCL</text:a> </text:p>
          </table:table-cell>
          <table:table-cell office:value-type="string" calcext:value-type="string">
            <text:p><text:a xlink:href="https://en.wikipedia.org/wiki/Royal_Caribbean_Group" xlink:type="simple">Royal Caribbean Group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  <table:table-cell office:value-type="string" calcext:value-type="string">
            <text:p>2014-12-05</text:p>
          </table:table-cell>
          <table:table-cell office:value-type="float" office:value="884887" calcext:value-type="float">
            <text:p>884887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string" calcext:value-type="string">
            <text:p><text:a xlink:href="https://www.nyse.com/quote/XNYS:SPGI" xlink:type="simple">SPGI</text:a> </text:p>
          </table:table-cell>
          <table:table-cell office:value-type="string" calcext:value-type="string">
            <text:p><text:a xlink:href="https://en.wikipedia.org/wiki/S%26P_Global" xlink:type="simple">S&amp;P Glob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64040" calcext:value-type="float">
            <text:p>64040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office:value-type="string" calcext:value-type="string">
            <text:p><text:a xlink:href="https://www.nyse.com/quote/XNYS:CRM" xlink:type="simple">CRM</text:a> </text:p>
          </table:table-cell>
          <table:table-cell office:value-type="string" calcext:value-type="string">
            <text:p><text:a xlink:href="https://en.wikipedia.org/wiki/Salesforce" xlink:type="simple">Salesforc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08-09-15</text:p>
          </table:table-cell>
          <table:table-cell office:value-type="float" office:value="1108524" calcext:value-type="float">
            <text:p>1108524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 office:value-type="string" calcext:value-type="string">
            <text:p><text:a xlink:href="http://www.nasdaq.com/symbol/sbac" xlink:type="simple">SBAC</text:a> </text:p>
          </table:table-cell>
          <table:table-cell office:value-type="string" calcext:value-type="string">
            <text:p><text:a xlink:href="https://en.wikipedia.org/wiki/SBA_Communications" xlink:type="simple">SBA Communication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Boca_Raton,_Florida" xlink:type="simple">Boca Raton, Florida</text:a></text:p>
          </table:table-cell>
          <table:table-cell office:value-type="string" calcext:value-type="string">
            <text:p>2017-09-01</text:p>
          </table:table-cell>
          <table:table-cell office:value-type="float" office:value="1034054" calcext:value-type="float">
            <text:p>1034054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office:value-type="string" calcext:value-type="string">
            <text:p><text:a xlink:href="https://www.nyse.com/quote/XNYS:SLB" xlink:type="simple">SLB</text:a> </text:p>
          </table:table-cell>
          <table:table-cell office:value-type="string" calcext:value-type="string">
            <text:p><text:a xlink:href="https://en.wikipedia.org/wiki/Schlumberger" xlink:type="simple">Schlumberger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Curaçao" xlink:type="simple">Curaçao</text:a>, <text:a xlink:href="https://en.wikipedia.org/wiki/Kingdom_of_the_Netherlands" xlink:type="simple">Kingdom of the Netherlands</text:a></text:p>
          </table:table-cell>
          <table:table-cell office:value-type="string" calcext:value-type="string">
            <text:p>1957-03-04</text:p>
          </table:table-cell>
          <table:table-cell office:value-type="float" office:value="87347" calcext:value-type="float">
            <text:p>87347</text:p>
          </table:table-cell>
          <table:table-cell office:value-type="float" office:value="1926" calcext:value-type="float">
            <text:p>1926</text:p>
          </table:table-cell>
        </table:table-row>
        <table:table-row table:style-name="ro3">
          <table:table-cell office:value-type="string" calcext:value-type="string">
            <text:p><text:a xlink:href="http://www.nasdaq.com/symbol/stx" xlink:type="simple">STX</text:a> </text:p>
          </table:table-cell>
          <table:table-cell office:value-type="string" calcext:value-type="string">
            <text:p><text:a xlink:href="https://en.wikipedia.org/wiki/Seagate_Technology" xlink:type="simple">Seagate Technolog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2-07-02</text:p>
          </table:table-cell>
          <table:table-cell office:value-type="float" office:value="1137789" calcext:value-type="float">
            <text:p>1137789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<text:a xlink:href="https://www.nyse.com/quote/XNYS:SEE" xlink:type="simple">SEE</text:a> </text:p>
          </table:table-cell>
          <table:table-cell office:value-type="string" calcext:value-type="string">
            <text:p><text:a xlink:href="https://en.wikipedia.org/wiki/Sealed_Air" xlink:type="simple">Sealed Air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57-03-04</text:p>
          </table:table-cell>
          <table:table-cell office:value-type="float" office:value="1012100" calcext:value-type="float">
            <text:p>1012100</text:p>
          </table:table-cell>
          <table:table-cell office:value-type="float" office:value="1960" calcext:value-type="float">
            <text:p>1960</text:p>
          </table:table-cell>
        </table:table-row>
        <table:table-row table:style-name="ro5">
          <table:table-cell office:value-type="string" calcext:value-type="string">
            <text:p><text:a xlink:href="https://www.nyse.com/quote/XNYS:SRE" xlink:type="simple">SRE</text:a> </text:p>
          </table:table-cell>
          <table:table-cell office:value-type="string" calcext:value-type="string">
            <text:p><text:a xlink:href="https://en.wikipedia.org/wiki/Sempra_Energy" xlink:type="simple">Sempra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table:style-name="ce2" office:value-type="string" calcext:value-type="string">
            <text:p>2001?</text:p>
          </table:table-cell>
          <table:table-cell office:value-type="float" office:value="1032208" calcext:value-type="float">
            <text:p>1032208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<text:a xlink:href="https://www.nyse.com/quote/XNYS:NOW" xlink:type="simple">NOW</text:a> </text:p>
          </table:table-cell>
          <table:table-cell office:value-type="string" calcext:value-type="string">
            <text:p><text:a xlink:href="https://en.wikipedia.org/wiki/ServiceNow" xlink:type="simple">ServiceNow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19-11-21</text:p>
          </table:table-cell>
          <table:table-cell office:value-type="float" office:value="1373715" calcext:value-type="float">
            <text:p>137371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<text:a xlink:href="https://www.nyse.com/quote/XNYS:SHW" xlink:type="simple">SHW</text:a> </text:p>
          </table:table-cell>
          <table:table-cell office:value-type="string" calcext:value-type="string">
            <text:p><text:a xlink:href="https://en.wikipedia.org/wiki/Sherwin-Williams" xlink:type="simple">Sherwin-William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  <table:table-cell office:value-type="string" calcext:value-type="string">
            <text:p>1964-06-30</text:p>
          </table:table-cell>
          <table:table-cell office:value-type="float" office:value="89800" calcext:value-type="float">
            <text:p>89800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<text:a xlink:href="http://www.nasdaq.com/symbol/sbny" xlink:type="simple">SBNY</text:a> </text:p>
          </table:table-cell>
          <table:table-cell office:value-type="string" calcext:value-type="string">
            <text:p><text:a xlink:href="https://en.wikipedia.org/wiki/Signature_Bank" xlink:type="simple">Signature Ban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21-12-20</text:p>
          </table:table-cell>
          <table:table-cell office:value-type="float" office:value="1288784" calcext:value-type="float">
            <text:p>1288784</text:p>
          </table:table-cell>
          <table:table-cell office:value-type="float" office:value="2001" calcext:value-type="float">
            <text:p>2001</text:p>
          </table:table-cell>
        </table:table-row>
        <table:table-row table:style-name="ro5">
          <table:table-cell office:value-type="string" calcext:value-type="string">
            <text:p><text:a xlink:href="https://www.nyse.com/quote/XNYS:SPG" xlink:type="simple">SPG</text:a> </text:p>
          </table:table-cell>
          <table:table-cell office:value-type="string" calcext:value-type="string">
            <text:p><text:a xlink:href="https://en.wikipedia.org/wiki/Simon_Property_Group" xlink:type="simple">Simon Property Group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  <table:table-cell office:value-type="string" calcext:value-type="string">
            <text:p>2002-06-26</text:p>
          </table:table-cell>
          <table:table-cell office:value-type="float" office:value="1063761" calcext:value-type="float">
            <text:p>106376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<text:a xlink:href="http://www.nasdaq.com/symbol/swks" xlink:type="simple">SWKS</text:a> </text:p>
          </table:table-cell>
          <table:table-cell office:value-type="string" calcext:value-type="string">
            <text:p><text:a xlink:href="https://en.wikipedia.org/wiki/Skyworks_Solutions" xlink:type="simple">Skyworks Solution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Irvine,_California" xlink:type="simple">Irvine, California</text:a></text:p>
          </table:table-cell>
          <table:table-cell office:value-type="string" calcext:value-type="string">
            <text:p>2015-03-12</text:p>
          </table:table-cell>
          <table:table-cell office:value-type="float" office:value="4127" calcext:value-type="float">
            <text:p>4127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<text:a xlink:href="https://www.nyse.com/quote/XNYS:SJM" xlink:type="simple">SJM</text:a> </text:p>
          </table:table-cell>
          <table:table-cell office:value-type="string" calcext:value-type="string">
            <text:p><text:a xlink:href="https://en.wikipedia.org/wiki/The_J.M._Smucker_Company" xlink:type="simple">J.M. Smucker Company (The)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Orrville,_Ohio" xlink:type="simple">Orrville, Ohio</text:a></text:p>
          </table:table-cell>
          <table:table-cell office:value-type="string" calcext:value-type="string">
            <text:p>2008-11-06</text:p>
          </table:table-cell>
          <table:table-cell office:value-type="float" office:value="91419" calcext:value-type="float">
            <text:p>91419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<text:a xlink:href="https://www.nyse.com/quote/XNYS:SNA" xlink:type="simple">SNA</text:a> </text:p>
          </table:table-cell>
          <table:table-cell office:value-type="string" calcext:value-type="string">
            <text:p><text:a xlink:href="https://en.wikipedia.org/wiki/Snap-on" xlink:type="simple">Snap-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Kenosha,_Wisconsin" xlink:type="simple">Kenosha, Wisconsin</text:a></text:p>
          </table:table-cell>
          <table:table-cell office:value-type="string" calcext:value-type="string">
            <text:p>1982-09-30</text:p>
          </table:table-cell>
          <table:table-cell office:value-type="float" office:value="91440" calcext:value-type="float">
            <text:p>91440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<text:a xlink:href="http://www.nasdaq.com/symbol/sedg" xlink:type="simple">SEDG</text:a> </text:p>
          </table:table-cell>
          <table:table-cell office:value-type="string" calcext:value-type="string">
            <text:p><text:a xlink:href="https://en.wikipedia.org/wiki/SolarEdge" xlink:type="simple">SolarEdg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Herzliya,_Israel" xlink:type="simple">Herzliya, Israel</text:a></text:p>
          </table:table-cell>
          <table:table-cell office:value-type="string" calcext:value-type="string">
            <text:p>2021-12-20</text:p>
          </table:table-cell>
          <table:table-cell office:value-type="float" office:value="1419612" calcext:value-type="float">
            <text:p>1419612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<text:a xlink:href="https://www.nyse.com/quote/XNYS:SO" xlink:type="simple">SO</text:a> </text:p>
          </table:table-cell>
          <table:table-cell office:value-type="string" calcext:value-type="string">
            <text:p><text:a xlink:href="https://en.wikipedia.org/wiki/Southern_Company" xlink:type="simple">Southern Compan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57-03-04</text:p>
          </table:table-cell>
          <table:table-cell office:value-type="float" office:value="92122" calcext:value-type="float">
            <text:p>92122</text:p>
          </table:table-cell>
          <table:table-cell office:value-type="float" office:value="1945" calcext:value-type="float">
            <text:p>1945</text:p>
          </table:table-cell>
        </table:table-row>
        <table:table-row table:style-name="ro5">
          <table:table-cell office:value-type="string" calcext:value-type="string">
            <text:p><text:a xlink:href="https://www.nyse.com/quote/XNYS:LUV" xlink:type="simple">LUV</text:a> </text:p>
          </table:table-cell>
          <table:table-cell office:value-type="string" calcext:value-type="string">
            <text:p><text:a xlink:href="https://en.wikipedia.org/wiki/Southwest_Airlines" xlink:type="simple">Southwest Airlin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1994-07-01</text:p>
          </table:table-cell>
          <table:table-cell office:value-type="float" office:value="92380" calcext:value-type="float">
            <text:p>92380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<text:a xlink:href="https://www.nyse.com/quote/XNYS:SWK" xlink:type="simple">SWK</text:a> </text:p>
          </table:table-cell>
          <table:table-cell office:value-type="string" calcext:value-type="string">
            <text:p><text:a xlink:href="https://en.wikipedia.org/wiki/Stanley_Black_%26_Decker" xlink:type="simple">Stanley Black &amp; Decker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New_Britain,_Connecticut" xlink:type="simple">New Britain, Connecticut</text:a></text:p>
          </table:table-cell>
          <table:table-cell office:value-type="string" calcext:value-type="string">
            <text:p>1982-09-30</text:p>
          </table:table-cell>
          <table:table-cell office:value-type="float" office:value="93556" calcext:value-type="float">
            <text:p>93556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string" calcext:value-type="string">
            <text:p><text:a xlink:href="http://www.nasdaq.com/symbol/sbux" xlink:type="simple">SBUX</text:a> </text:p>
          </table:table-cell>
          <table:table-cell office:value-type="string" calcext:value-type="string">
            <text:p><text:a xlink:href="https://en.wikipedia.org/wiki/Starbucks" xlink:type="simple">Starbuck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00-06-07</text:p>
          </table:table-cell>
          <table:table-cell office:value-type="float" office:value="829224" calcext:value-type="float">
            <text:p>829224</text:p>
          </table:table-cell>
          <table:table-cell office:value-type="float" office:value="1971" calcext:value-type="float">
            <text:p>1971</text:p>
          </table:table-cell>
        </table:table-row>
        <table:table-row table:style-name="ro3">
          <table:table-cell office:value-type="string" calcext:value-type="string">
            <text:p><text:a xlink:href="https://www.nyse.com/quote/XNYS:STT" xlink:type="simple">STT</text:a> </text:p>
          </table:table-cell>
          <table:table-cell office:value-type="string" calcext:value-type="string">
            <text:p><text:a xlink:href="https://en.wikipedia.org/wiki/State_Street_Corporation" xlink:type="simple">State Street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03-03-14</text:p>
          </table:table-cell>
          <table:table-cell office:value-type="float" office:value="93751" calcext:value-type="float">
            <text:p>93751</text:p>
          </table:table-cell>
          <table:table-cell office:value-type="float" office:value="1792" calcext:value-type="float">
            <text:p>1792</text:p>
          </table:table-cell>
        </table:table-row>
        <table:table-row table:style-name="ro5">
          <table:table-cell office:value-type="string" calcext:value-type="string">
            <text:p><text:a xlink:href="http://www.nasdaq.com/symbol/stld" xlink:type="simple">STLD</text:a> </text:p>
          </table:table-cell>
          <table:table-cell office:value-type="string" calcext:value-type="string">
            <text:p><text:a xlink:href="https://en.wikipedia.org/wiki/Steel_Dynamics" xlink:type="simple">Steel Dynamic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<text:a xlink:href="https://en.wikipedia.org/wiki/Fort_Wayne,_Indiana" xlink:type="simple">Fort Wayne, Indiana</text:a></text:p>
          </table:table-cell>
          <table:table-cell office:value-type="string" calcext:value-type="string">
            <text:p>2022-12-22</text:p>
          </table:table-cell>
          <table:table-cell office:value-type="float" office:value="1022671" calcext:value-type="float">
            <text:p>1022671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<text:a xlink:href="https://www.nyse.com/quote/XNYS:STE" xlink:type="simple">STE</text:a> </text:p>
          </table:table-cell>
          <table:table-cell office:value-type="string" calcext:value-type="string">
            <text:p><text:a xlink:href="https://en.wikipedia.org/wiki/Steris" xlink:type="simple">Steri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9-12-23</text:p>
          </table:table-cell>
          <table:table-cell office:value-type="float" office:value="1757898" calcext:value-type="float">
            <text:p>1757898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string" calcext:value-type="string">
            <text:p><text:a xlink:href="https://www.nyse.com/quote/XNYS:SYK" xlink:type="simple">SYK</text:a> </text:p>
          </table:table-cell>
          <table:table-cell office:value-type="string" calcext:value-type="string">
            <text:p><text:a xlink:href="https://en.wikipedia.org/wiki/Stryker_Corporation" xlink:type="simple">Stryker Corporati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Kalamazoo,_Michigan" xlink:type="simple">Kalamazoo, Michigan</text:a></text:p>
          </table:table-cell>
          <table:table-cell office:value-type="string" calcext:value-type="string">
            <text:p>2000-12-12</text:p>
          </table:table-cell>
          <table:table-cell office:value-type="float" office:value="310764" calcext:value-type="float">
            <text:p>310764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<text:a xlink:href="http://www.nasdaq.com/symbol/sivb" xlink:type="simple">SIVB</text:a> </text:p>
          </table:table-cell>
          <table:table-cell office:value-type="string" calcext:value-type="string">
            <text:p><text:a xlink:href="https://en.wikipedia.org/wiki/Silicon_Valley_Bank" xlink:type="simple">SVB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18-03-19</text:p>
          </table:table-cell>
          <table:table-cell office:value-type="float" office:value="719739" calcext:value-type="float">
            <text:p>719739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<text:a xlink:href="https://www.nyse.com/quote/XNYS:SYF" xlink:type="simple">SYF</text:a> </text:p>
          </table:table-cell>
          <table:table-cell office:value-type="string" calcext:value-type="string">
            <text:p><text:a xlink:href="https://en.wikipedia.org/wiki/Synchrony_Financial" xlink:type="simple">Synchrony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  <table:table-cell office:value-type="string" calcext:value-type="string">
            <text:p>2015-11-18</text:p>
          </table:table-cell>
          <table:table-cell office:value-type="float" office:value="1601712" calcext:value-type="float">
            <text:p>1601712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<text:a xlink:href="http://www.nasdaq.com/symbol/snps" xlink:type="simple">SNPS</text:a> </text:p>
          </table:table-cell>
          <table:table-cell office:value-type="string" calcext:value-type="string">
            <text:p><text:a xlink:href="https://en.wikipedia.org/wiki/Synopsys" xlink:type="simple">Synopsy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office:value-type="string" calcext:value-type="string">
            <text:p>2017-03-16</text:p>
          </table:table-cell>
          <table:table-cell office:value-type="float" office:value="883241" calcext:value-type="float">
            <text:p>883241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<text:a xlink:href="https://www.nyse.com/quote/XNYS:SYY" xlink:type="simple">SYY</text:a> </text:p>
          </table:table-cell>
          <table:table-cell office:value-type="string" calcext:value-type="string">
            <text:p><text:a xlink:href="https://en.wikipedia.org/wiki/Sysco" xlink:type="simple">Sysco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Distributor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86-12-31</text:p>
          </table:table-cell>
          <table:table-cell office:value-type="float" office:value="96021" calcext:value-type="float">
            <text:p>96021</text:p>
          </table:table-cell>
          <table:table-cell office:value-type="float" office:value="1969" calcext:value-type="float">
            <text:p>1969</text:p>
          </table:table-cell>
        </table:table-row>
        <table:table-row table:style-name="ro3">
          <table:table-cell office:value-type="string" calcext:value-type="string">
            <text:p><text:a xlink:href="http://www.nasdaq.com/symbol/tmus" xlink:type="simple">TMUS</text:a> </text:p>
          </table:table-cell>
          <table:table-cell office:value-type="string" calcext:value-type="string">
            <text:p><text:a xlink:href="https://en.wikipedia.org/wiki/T-Mobile_US" xlink:type="simple">T-Mobile U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Wireless Telecommunication Services</text:p>
          </table:table-cell>
          <table:table-cell office:value-type="string" calcext:value-type="string">
            <text:p><text:a xlink:href="https://en.wikipedia.org/wiki/Bellevue,_Washington" xlink:type="simple">Bellevue, Washington</text:a></text:p>
          </table:table-cell>
          <table:table-cell office:value-type="string" calcext:value-type="string">
            <text:p>2019-07-15</text:p>
          </table:table-cell>
          <table:table-cell office:value-type="float" office:value="1283699" calcext:value-type="float">
            <text:p>1283699</text:p>
          </table:table-cell>
          <table:table-cell office:value-type="float" office:value="1994" calcext:value-type="float">
            <text:p>1994</text:p>
          </table:table-cell>
        </table:table-row>
        <table:table-row table:style-name="ro3">
          <table:table-cell office:value-type="string" calcext:value-type="string">
            <text:p><text:a xlink:href="http://www.nasdaq.com/symbol/trow" xlink:type="simple">TROW</text:a> </text:p>
          </table:table-cell>
          <table:table-cell office:value-type="string" calcext:value-type="string">
            <text:p><text:a xlink:href="https://en.wikipedia.org/wiki/T._Rowe_Price" xlink:type="simple">T. Rowe Pric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Baltimore,_Maryland" xlink:type="simple">Baltimore, Maryland</text:a></text:p>
          </table:table-cell>
          <table:table-cell table:style-name="ce5"/>
          <table:table-cell office:value-type="float" office:value="1113169" calcext:value-type="float">
            <text:p>1113169</text:p>
          </table:table-cell>
          <table:table-cell office:value-type="float" office:value="1937" calcext:value-type="float">
            <text:p>1937</text:p>
          </table:table-cell>
        </table:table-row>
        <table:table-row table:style-name="ro2">
          <table:table-cell office:value-type="string" calcext:value-type="string">
            <text:p><text:a xlink:href="http://www.nasdaq.com/symbol/ttwo" xlink:type="simple">TTWO</text:a> </text:p>
          </table:table-cell>
          <table:table-cell office:value-type="string" calcext:value-type="string">
            <text:p><text:a xlink:href="https://en.wikipedia.org/wiki/Take-Two_Interactive" xlink:type="simple">Take-Two Interactive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Home Entertainment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8-03-19</text:p>
          </table:table-cell>
          <table:table-cell office:value-type="float" office:value="946581" calcext:value-type="float">
            <text:p>946581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<text:a xlink:href="https://www.nyse.com/quote/XNYS:TPR" xlink:type="simple">TPR</text:a> </text:p>
          </table:table-cell>
          <table:table-cell office:value-type="string" calcext:value-type="string">
            <text:p><text:a xlink:href="https://en.wikipedia.org/wiki/Tapestry,_Inc." xlink:type="simple">Tapestry,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4-09-01 </text:p>
          </table:table-cell>
          <table:table-cell office:value-type="float" office:value="1116132" calcext:value-type="float">
            <text:p>1116132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string" calcext:value-type="string">
            <text:p><text:a xlink:href="https://www.nyse.com/quote/XNYS:TRGP" xlink:type="simple">TRGP</text:a> </text:p>
          </table:table-cell>
          <table:table-cell office:value-type="string" calcext:value-type="string">
            <text:p><text:a xlink:href="https://en.wikipedia.org/wiki/Targa_Resources" xlink:type="simple">Targa Resourc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22-10-12</text:p>
          </table:table-cell>
          <table:table-cell office:value-type="float" office:value="1389170" calcext:value-type="float">
            <text:p>1389170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string" calcext:value-type="string">
            <text:p><text:a xlink:href="https://www.nyse.com/quote/XNYS:TGT" xlink:type="simple">TGT</text:a> </text:p>
          </table:table-cell>
          <table:table-cell office:value-type="string" calcext:value-type="string">
            <text:p><text:a xlink:href="https://en.wikipedia.org/wiki/Target_Corporation" xlink:type="simple">Target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office:value-type="string" calcext:value-type="string">
            <text:p>1976-12-31</text:p>
          </table:table-cell>
          <table:table-cell office:value-type="float" office:value="27419" calcext:value-type="float">
            <text:p>27419</text:p>
          </table:table-cell>
          <table:table-cell office:value-type="float" office:value="1902" calcext:value-type="float">
            <text:p>1902</text:p>
          </table:table-cell>
        </table:table-row>
        <table:table-row table:style-name="ro2">
          <table:table-cell office:value-type="string" calcext:value-type="string">
            <text:p><text:a xlink:href="https://www.nyse.com/quote/XNYS:TEL" xlink:type="simple">TEL</text:a> </text:p>
          </table:table-cell>
          <table:table-cell office:value-type="string" calcext:value-type="string">
            <text:p><text:a xlink:href="https://en.wikipedia.org/wiki/TE_Connectivity" xlink:type="simple">TE Connectivit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Manufacturing Services</text:p>
          </table:table-cell>
          <table:table-cell office:value-type="string" calcext:value-type="string">
            <text:p><text:a xlink:href="https://en.wikipedia.org/wiki/Schaffhausen" xlink:type="simple">Schaffhausen</text:a>, Switzerland</text:p>
          </table:table-cell>
          <table:table-cell office:value-type="string" calcext:value-type="string">
            <text:p>2011-10-17</text:p>
          </table:table-cell>
          <table:table-cell office:value-type="float" office:value="1385157" calcext:value-type="float">
            <text:p>1385157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<text:a xlink:href="https://www.nyse.com/quote/XNYS:TDY" xlink:type="simple">TDY</text:a> </text:p>
          </table:table-cell>
          <table:table-cell office:value-type="string" calcext:value-type="string">
            <text:p><text:a xlink:href="https://en.wikipedia.org/wiki/Teledyne_Technologies" xlink:type="simple">Teledyne Technologi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Thousand_Oaks,_California" xlink:type="simple">Thousand Oaks, California</text:a></text:p>
          </table:table-cell>
          <table:table-cell office:value-type="string" calcext:value-type="string">
            <text:p>2020-06-22</text:p>
          </table:table-cell>
          <table:table-cell office:value-type="float" office:value="1094285" calcext:value-type="float">
            <text:p>1094285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<text:a xlink:href="https://www.nyse.com/quote/XNYS:TFX" xlink:type="simple">TFX</text:a> </text:p>
          </table:table-cell>
          <table:table-cell office:value-type="string" calcext:value-type="string">
            <text:p><text:a xlink:href="https://en.wikipedia.org/wiki/Teleflex" xlink:type="simple">Teleflex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yne,_Pennsylvania" xlink:type="simple">Wayne, Pennsylvania</text:a></text:p>
          </table:table-cell>
          <table:table-cell office:value-type="string" calcext:value-type="string">
            <text:p>2019-01-18</text:p>
          </table:table-cell>
          <table:table-cell office:value-type="float" office:value="96943" calcext:value-type="float">
            <text:p>96943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<text:a xlink:href="http://www.nasdaq.com/symbol/ter" xlink:type="simple">TER</text:a> </text:p>
          </table:table-cell>
          <table:table-cell office:value-type="string" calcext:value-type="string">
            <text:p><text:a xlink:href="https://en.wikipedia.org/wiki/Teradyne" xlink:type="simple">Teradyn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North_Reading,_Massachusetts" xlink:type="simple">North Reading, Massachusetts</text:a></text:p>
          </table:table-cell>
          <table:table-cell office:value-type="string" calcext:value-type="string">
            <text:p>2020-09-21</text:p>
          </table:table-cell>
          <table:table-cell office:value-type="float" office:value="97210" calcext:value-type="float">
            <text:p>97210</text:p>
          </table:table-cell>
          <table:table-cell office:value-type="float" office:value="1960" calcext:value-type="float">
            <text:p>1960</text:p>
          </table:table-cell>
        </table:table-row>
        <table:table-row table:style-name="ro1">
          <table:table-cell office:value-type="string" calcext:value-type="string">
            <text:p><text:a xlink:href="http://www.nasdaq.com/symbol/tsla" xlink:type="simple">TSLA</text:a> </text:p>
          </table:table-cell>
          <table:table-cell office:value-type="string" calcext:value-type="string">
            <text:p><text:a xlink:href="https://en.wikipedia.org/wiki/Tesla,_Inc." xlink:type="simple">Tesla,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string" calcext:value-type="string">
            <text:p><text:a xlink:href="https://en.wikipedia.org/wiki/Austin,_Texas" xlink:type="simple">Austin, Texas</text:a></text:p>
          </table:table-cell>
          <table:table-cell office:value-type="string" calcext:value-type="string">
            <text:p>2020-12-21</text:p>
          </table:table-cell>
          <table:table-cell office:value-type="float" office:value="1318605" calcext:value-type="float">
            <text:p>1318605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<text:a xlink:href="http://www.nasdaq.com/symbol/txn" xlink:type="simple">TXN</text:a> </text:p>
          </table:table-cell>
          <table:table-cell office:value-type="string" calcext:value-type="string">
            <text:p><text:a xlink:href="https://en.wikipedia.org/wiki/Texas_Instruments" xlink:type="simple">Texas Instrumen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table:style-name="ce2" office:value-type="string" calcext:value-type="string">
            <text:p>&lt;1985?</text:p>
          </table:table-cell>
          <table:table-cell office:value-type="float" office:value="97476" calcext:value-type="float">
            <text:p>97476</text:p>
          </table:table-cell>
          <table:table-cell office:value-type="float" office:value="1930" calcext:value-type="float">
            <text:p>1930</text:p>
          </table:table-cell>
        </table:table-row>
        <table:table-row table:style-name="ro1">
          <table:table-cell office:value-type="string" calcext:value-type="string">
            <text:p><text:a xlink:href="https://www.nyse.com/quote/XNYS:TXT" xlink:type="simple">TXT</text:a> </text:p>
          </table:table-cell>
          <table:table-cell office:value-type="string" calcext:value-type="string">
            <text:p><text:a xlink:href="https://en.wikipedia.org/wiki/Textron" xlink:type="simple">Textr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Providence,_Rhode_Island" xlink:type="simple">Providence, Rhode Island</text:a></text:p>
          </table:table-cell>
          <table:table-cell office:value-type="string" calcext:value-type="string">
            <text:p>1978-12-31</text:p>
          </table:table-cell>
          <table:table-cell office:value-type="float" office:value="217346" calcext:value-type="float">
            <text:p>217346</text:p>
          </table:table-cell>
          <table:table-cell office:value-type="float" office:value="1923" calcext:value-type="float">
            <text:p>1923</text:p>
          </table:table-cell>
        </table:table-row>
        <table:table-row table:style-name="ro2">
          <table:table-cell office:value-type="string" calcext:value-type="string">
            <text:p><text:a xlink:href="https://www.nyse.com/quote/XNYS:TMO" xlink:type="simple">TMO</text:a> </text:p>
          </table:table-cell>
          <table:table-cell office:value-type="string" calcext:value-type="string">
            <text:p><text:a xlink:href="https://en.wikipedia.org/wiki/Thermo_Fisher_Scientific" xlink:type="simple">Thermo Fisher Scientifi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Waltham,_Massachusetts" xlink:type="simple">Waltham, Massachusetts</text:a></text:p>
          </table:table-cell>
          <table:table-cell office:value-type="string" calcext:value-type="string">
            <text:p>2004-08-03</text:p>
          </table:table-cell>
          <table:table-cell office:value-type="float" office:value="97745" calcext:value-type="float">
            <text:p>97745</text:p>
          </table:table-cell>
          <table:table-cell office:value-type="string" calcext:value-type="string">
            <text:p>2006 (1902) </text:p>
          </table:table-cell>
        </table:table-row>
        <table:table-row table:style-name="ro1">
          <table:table-cell office:value-type="string" calcext:value-type="string">
            <text:p><text:a xlink:href="https://www.nyse.com/quote/XNYS:TJX" xlink:type="simple">TJX</text:a> </text:p>
          </table:table-cell>
          <table:table-cell office:value-type="string" calcext:value-type="string">
            <text:p><text:a xlink:href="https://en.wikipedia.org/wiki/TJX_Companies" xlink:type="simple">TJX Companie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Framingham,_Massachusetts" xlink:type="simple">Framingham, Massachusetts</text:a></text:p>
          </table:table-cell>
          <table:table-cell office:value-type="string" calcext:value-type="string">
            <text:p>1985-09-30</text:p>
          </table:table-cell>
          <table:table-cell office:value-type="float" office:value="109198" calcext:value-type="float">
            <text:p>109198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<text:a xlink:href="http://www.nasdaq.com/symbol/tsco" xlink:type="simple">TSCO</text:a> </text:p>
          </table:table-cell>
          <table:table-cell office:value-type="string" calcext:value-type="string">
            <text:p><text:a xlink:href="https://en.wikipedia.org/wiki/Tractor_Supply" xlink:type="simple">Tractor Suppl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Brentwood,_Tennessee" xlink:type="simple">Brentwood, Tennessee</text:a></text:p>
          </table:table-cell>
          <table:table-cell office:value-type="string" calcext:value-type="string">
            <text:p>2014-01-24</text:p>
          </table:table-cell>
          <table:table-cell office:value-type="float" office:value="916365" calcext:value-type="float">
            <text:p>91636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<text:a xlink:href="https://www.nyse.com/quote/XNYS:TT" xlink:type="simple">TT</text:a> </text:p>
          </table:table-cell>
          <table:table-cell office:value-type="string" calcext:value-type="string">
            <text:p><text:a xlink:href="https://en.wikipedia.org/wiki/Trane_Technologies" xlink:type="simple">Trane Technologi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0-11-17</text:p>
          </table:table-cell>
          <table:table-cell office:value-type="float" office:value="1466258" calcext:value-type="float">
            <text:p>1466258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string" calcext:value-type="string">
            <text:p><text:a xlink:href="https://www.nyse.com/quote/XNYS:TDG" xlink:type="simple">TDG</text:a> </text:p>
          </table:table-cell>
          <table:table-cell office:value-type="string" calcext:value-type="string">
            <text:p><text:a xlink:href="https://en.wikipedia.org/wiki/TransDigm_Group" xlink:type="simple">TransDigm Grou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  <table:table-cell office:value-type="string" calcext:value-type="string">
            <text:p>2016-06-03</text:p>
          </table:table-cell>
          <table:table-cell office:value-type="float" office:value="1260221" calcext:value-type="float">
            <text:p>1260221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<text:a xlink:href="https://www.nyse.com/quote/XNYS:TRV" xlink:type="simple">TRV</text:a> </text:p>
          </table:table-cell>
          <table:table-cell office:value-type="string" calcext:value-type="string">
            <text:p><text:a xlink:href="https://en.wikipedia.org/wiki/The_Travelers_Companies" xlink:type="simple">Travelers Companies (The)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2-08-21</text:p>
          </table:table-cell>
          <table:table-cell office:value-type="float" office:value="86312" calcext:value-type="float">
            <text:p>86312</text:p>
          </table:table-cell>
          <table:table-cell office:value-type="float" office:value="1853" calcext:value-type="float">
            <text:p>1853</text:p>
          </table:table-cell>
        </table:table-row>
        <table:table-row table:style-name="ro2">
          <table:table-cell office:value-type="string" calcext:value-type="string">
            <text:p><text:a xlink:href="http://www.nasdaq.com/symbol/trmb" xlink:type="simple">TRMB</text:a> </text:p>
          </table:table-cell>
          <table:table-cell office:value-type="string" calcext:value-type="string">
            <text:p><text:a xlink:href="https://en.wikipedia.org/wiki/Trimble_Inc." xlink:type="simple">Trimble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Westminster,_Colorado" xlink:type="simple">Westminster, Colorado</text:a></text:p>
          </table:table-cell>
          <table:table-cell office:value-type="string" calcext:value-type="string">
            <text:p>2021-01-21</text:p>
          </table:table-cell>
          <table:table-cell office:value-type="float" office:value="864749" calcext:value-type="float">
            <text:p>86474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<text:a xlink:href="https://www.nyse.com/quote/XNYS:TFC" xlink:type="simple">TFC</text:a> </text:p>
          </table:table-cell>
          <table:table-cell office:value-type="string" calcext:value-type="string">
            <text:p><text:a xlink:href="https://en.wikipedia.org/wiki/Truist_Financial" xlink:type="simple">Truist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97-12-04</text:p>
          </table:table-cell>
          <table:table-cell office:value-type="float" office:value="92230" calcext:value-type="float">
            <text:p>92230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<text:a xlink:href="https://www.nyse.com/quote/XNYS:TYL" xlink:type="simple">TYL</text:a> </text:p>
          </table:table-cell>
          <table:table-cell office:value-type="string" calcext:value-type="string">
            <text:p><text:a xlink:href="https://en.wikipedia.org/wiki/Tyler_Technologies" xlink:type="simple">Tyler Technologi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Plano,_Texas" xlink:type="simple">Plano, Texas</text:a></text:p>
          </table:table-cell>
          <table:table-cell office:value-type="string" calcext:value-type="string">
            <text:p>2020-06-22</text:p>
          </table:table-cell>
          <table:table-cell office:value-type="float" office:value="860731" calcext:value-type="float">
            <text:p>860731</text:p>
          </table:table-cell>
          <table:table-cell office:value-type="float" office:value="1966" calcext:value-type="float">
            <text:p>1966</text:p>
          </table:table-cell>
        </table:table-row>
        <table:table-row table:style-name="ro2">
          <table:table-cell office:value-type="string" calcext:value-type="string">
            <text:p><text:a xlink:href="https://www.nyse.com/quote/XNYS:TSN" xlink:type="simple">TSN</text:a> </text:p>
          </table:table-cell>
          <table:table-cell office:value-type="string" calcext:value-type="string">
            <text:p><text:a xlink:href="https://en.wikipedia.org/wiki/Tyson_Foods" xlink:type="simple">Tyson Food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Springdale,_Arkansas" xlink:type="simple">Springdale, Arkansas</text:a></text:p>
          </table:table-cell>
          <table:table-cell office:value-type="string" calcext:value-type="string">
            <text:p>2005-08-10</text:p>
          </table:table-cell>
          <table:table-cell office:value-type="float" office:value="100493" calcext:value-type="float">
            <text:p>100493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string" calcext:value-type="string">
            <text:p><text:a xlink:href="https://www.nyse.com/quote/XNYS:USB" xlink:type="simple">USB</text:a> </text:p>
          </table:table-cell>
          <table:table-cell office:value-type="string" calcext:value-type="string">
            <text:p><text:a xlink:href="https://en.wikipedia.org/wiki/U.S._Bank" xlink:type="simple">U.S. Ban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table:style-name="ce2" office:value-type="string" calcext:value-type="string">
            <text:p>&lt;1985?</text:p>
          </table:table-cell>
          <table:table-cell office:value-type="float" office:value="36104" calcext:value-type="float">
            <text:p>36104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<text:a xlink:href="https://www.nyse.com/quote/XNYS:UDR" xlink:type="simple">UDR</text:a> </text:p>
          </table:table-cell>
          <table:table-cell office:value-type="string" calcext:value-type="string">
            <text:p><text:a xlink:href="https://en.wikipedia.org/wiki/UDR,_Inc." xlink:type="simple">UDR, Inc.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Highlands_Ranch,_Colorado" xlink:type="simple">Highlands Ranch, Colorado</text:a></text:p>
          </table:table-cell>
          <table:table-cell office:value-type="string" calcext:value-type="string">
            <text:p>2016-03-07</text:p>
          </table:table-cell>
          <table:table-cell office:value-type="float" office:value="74208" calcext:value-type="float">
            <text:p>74208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office:value-type="string" calcext:value-type="string">
            <text:p><text:a xlink:href="http://www.nasdaq.com/symbol/ulta" xlink:type="simple">ULTA</text:a> </text:p>
          </table:table-cell>
          <table:table-cell office:value-type="string" calcext:value-type="string">
            <text:p><text:a xlink:href="https://en.wikipedia.org/wiki/Ulta_Beauty" xlink:type="simple">Ulta Beaut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Bolingbrook,_Illinois" xlink:type="simple">Bolingbrook, Illinois</text:a></text:p>
          </table:table-cell>
          <table:table-cell office:value-type="string" calcext:value-type="string">
            <text:p>2016-04-18</text:p>
          </table:table-cell>
          <table:table-cell office:value-type="float" office:value="1403568" calcext:value-type="float">
            <text:p>1403568</text:p>
          </table:table-cell>
          <table:table-cell office:value-type="float" office:value="1990" calcext:value-type="float">
            <text:p>1990</text:p>
          </table:table-cell>
        </table:table-row>
        <table:table-row table:style-name="ro5">
          <table:table-cell office:value-type="string" calcext:value-type="string">
            <text:p><text:a xlink:href="https://www.nyse.com/quote/XNYS:UNP" xlink:type="simple">UNP</text:a> </text:p>
          </table:table-cell>
          <table:table-cell office:value-type="string" calcext:value-type="string">
            <text:p><text:a xlink:href="https://en.wikipedia.org/wiki/Union_Pacific_Corporation" xlink:type="simple">Union Pacific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Omaha,_Nebraska" xlink:type="simple">Omaha, Nebraska</text:a></text:p>
          </table:table-cell>
          <table:table-cell office:value-type="string" calcext:value-type="string">
            <text:p>1957-03-04</text:p>
          </table:table-cell>
          <table:table-cell office:value-type="float" office:value="100885" calcext:value-type="float">
            <text:p>100885</text:p>
          </table:table-cell>
          <table:table-cell office:value-type="float" office:value="1862" calcext:value-type="float">
            <text:p>1862</text:p>
          </table:table-cell>
        </table:table-row>
        <table:table-row table:style-name="ro5">
          <table:table-cell office:value-type="string" calcext:value-type="string">
            <text:p><text:a xlink:href="http://www.nasdaq.com/symbol/ual" xlink:type="simple">UAL</text:a> </text:p>
          </table:table-cell>
          <table:table-cell office:value-type="string" calcext:value-type="string">
            <text:p><text:a xlink:href="https://en.wikipedia.org/wiki/United_Airlines_Holdings" xlink:type="simple">United Airlines Holding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15-09-03</text:p>
          </table:table-cell>
          <table:table-cell office:value-type="float" office:value="100517" calcext:value-type="float">
            <text:p>100517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string" calcext:value-type="string">
            <text:p><text:a xlink:href="https://www.nyse.com/quote/XNYS:UPS" xlink:type="simple">UPS</text:a> </text:p>
          </table:table-cell>
          <table:table-cell office:value-type="string" calcext:value-type="string">
            <text:p><text:a xlink:href="https://en.wikipedia.org/wiki/United_Parcel_Service" xlink:type="simple">United Parcel Servic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Sandy_Springs,_Georgia" xlink:type="simple">Sandy Springs, Georgia</text:a></text:p>
          </table:table-cell>
          <table:table-cell office:value-type="string" calcext:value-type="string">
            <text:p>2002-07-22</text:p>
          </table:table-cell>
          <table:table-cell office:value-type="float" office:value="1090727" calcext:value-type="float">
            <text:p>1090727</text:p>
          </table:table-cell>
          <table:table-cell office:value-type="float" office:value="1907" calcext:value-type="float">
            <text:p>1907</text:p>
          </table:table-cell>
        </table:table-row>
        <table:table-row table:style-name="ro2">
          <table:table-cell office:value-type="string" calcext:value-type="string">
            <text:p><text:a xlink:href="https://www.nyse.com/quote/XNYS:URI" xlink:type="simple">URI</text:a> </text:p>
          </table:table-cell>
          <table:table-cell office:value-type="string" calcext:value-type="string">
            <text:p><text:a xlink:href="https://en.wikipedia.org/wiki/United_Rentals" xlink:type="simple">United Rental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  <table:table-cell office:value-type="string" calcext:value-type="string">
            <text:p>2014-09-20</text:p>
          </table:table-cell>
          <table:table-cell office:value-type="float" office:value="1067701" calcext:value-type="float">
            <text:p>1067701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office:value-type="string" calcext:value-type="string">
            <text:p><text:a xlink:href="https://www.nyse.com/quote/XNYS:UNH" xlink:type="simple">UNH</text:a> </text:p>
          </table:table-cell>
          <table:table-cell office:value-type="string" calcext:value-type="string">
            <text:p><text:a xlink:href="https://en.wikipedia.org/wiki/UnitedHealth_Group" xlink:type="simple">UnitedHealth Group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Minnetonka,_Minnesota" xlink:type="simple">Minnetonka, Minnesota</text:a></text:p>
          </table:table-cell>
          <table:table-cell office:value-type="string" calcext:value-type="string">
            <text:p>1994-07-01</text:p>
          </table:table-cell>
          <table:table-cell office:value-type="float" office:value="731766" calcext:value-type="float">
            <text:p>731766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string" calcext:value-type="string">
            <text:p><text:a xlink:href="https://www.nyse.com/quote/XNYS:UHS" xlink:type="simple">UHS</text:a> </text:p>
          </table:table-cell>
          <table:table-cell office:value-type="string" calcext:value-type="string">
            <text:p><text:a xlink:href="https://en.wikipedia.org/wiki/Universal_Health_Services" xlink:type="simple">Universal Health Servic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string" calcext:value-type="string">
            <text:p><text:a xlink:href="https://en.wikipedia.org/wiki/King_of_Prussia,_Pennsylvania" xlink:type="simple">King of Prussia, Pennsylvania</text:a></text:p>
          </table:table-cell>
          <table:table-cell office:value-type="string" calcext:value-type="string">
            <text:p>2014-09-20</text:p>
          </table:table-cell>
          <table:table-cell office:value-type="float" office:value="352915" calcext:value-type="float">
            <text:p>352915</text:p>
          </table:table-cell>
          <table:table-cell office:value-type="float" office:value="1979" calcext:value-type="float">
            <text:p>1979</text:p>
          </table:table-cell>
        </table:table-row>
        <table:table-row table:style-name="ro2">
          <table:table-cell office:value-type="string" calcext:value-type="string">
            <text:p><text:a xlink:href="https://www.nyse.com/quote/XNYS:VLO" xlink:type="simple">VLO</text:a> </text:p>
          </table:table-cell>
          <table:table-cell office:value-type="string" calcext:value-type="string">
            <text:p><text:a xlink:href="https://en.wikipedia.org/wiki/Valero_Energy" xlink:type="simple">Valero Energy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San_Antonio,_Texas" xlink:type="simple">San Antonio, Texas</text:a></text:p>
          </table:table-cell>
          <table:table-cell office:value-type="string" calcext:value-type="string">
            <text:p>2002-12-20</text:p>
          </table:table-cell>
          <table:table-cell office:value-type="float" office:value="1035002" calcext:value-type="float">
            <text:p>1035002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<text:a xlink:href="https://www.nyse.com/quote/XNYS:VTR" xlink:type="simple">VTR</text:a> </text:p>
          </table:table-cell>
          <table:table-cell office:value-type="string" calcext:value-type="string">
            <text:p><text:a xlink:href="https://en.wikipedia.org/wiki/Ventas_(company)" xlink:type="simple">Venta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09-03-04</text:p>
          </table:table-cell>
          <table:table-cell office:value-type="float" office:value="740260" calcext:value-type="float">
            <text:p>740260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string" calcext:value-type="string">
            <text:p><text:a xlink:href="http://www.nasdaq.com/symbol/vrsn" xlink:type="simple">VRSN</text:a> </text:p>
          </table:table-cell>
          <table:table-cell office:value-type="string" calcext:value-type="string">
            <text:p><text:a xlink:href="https://en.wikipedia.org/wiki/Verisign" xlink:type="simple">Verisign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ervices &amp; Infrastructure</text:p>
          </table:table-cell>
          <table:table-cell office:value-type="string" calcext:value-type="string">
            <text:p><text:a xlink:href="https://en.wikipedia.org/wiki/Dulles,_Virginia" xlink:type="simple">Dulles, Virginia</text:a></text:p>
          </table:table-cell>
          <table:table-cell office:value-type="string" calcext:value-type="string">
            <text:p>2006-02-01</text:p>
          </table:table-cell>
          <table:table-cell office:value-type="float" office:value="1014473" calcext:value-type="float">
            <text:p>1014473</text:p>
          </table:table-cell>
          <table:table-cell office:value-type="float" office:value="1995" calcext:value-type="float">
            <text:p>1995</text:p>
          </table:table-cell>
        </table:table-row>
        <table:table-row table:style-name="ro2">
          <table:table-cell office:value-type="string" calcext:value-type="string">
            <text:p><text:a xlink:href="http://www.nasdaq.com/symbol/vrsk" xlink:type="simple">VRSK</text:a> </text:p>
          </table:table-cell>
          <table:table-cell office:value-type="string" calcext:value-type="string">
            <text:p><text:a xlink:href="https://en.wikipedia.org/wiki/Verisk" xlink:type="simple">Verisk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Jersey_City,_New_Jersey" xlink:type="simple">Jersey City, New Jersey</text:a></text:p>
          </table:table-cell>
          <table:table-cell office:value-type="string" calcext:value-type="string">
            <text:p>2015-10-08</text:p>
          </table:table-cell>
          <table:table-cell office:value-type="float" office:value="1442145" calcext:value-type="float">
            <text:p>1442145</text:p>
          </table:table-cell>
          <table:table-cell office:value-type="float" office:value="1971" calcext:value-type="float">
            <text:p>1971</text:p>
          </table:table-cell>
        </table:table-row>
        <table:table-row table:style-name="ro3">
          <table:table-cell office:value-type="string" calcext:value-type="string">
            <text:p><text:a xlink:href="https://www.nyse.com/quote/XNYS:VZ" xlink:type="simple">VZ</text:a> </text:p>
          </table:table-cell>
          <table:table-cell office:value-type="string" calcext:value-type="string">
            <text:p><text:a xlink:href="https://en.wikipedia.org/wiki/Verizon" xlink:type="simple">Verizon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grated Telecommunication Service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83-11-30</text:p>
          </table:table-cell>
          <table:table-cell office:value-type="float" office:value="732712" calcext:value-type="float">
            <text:p>732712</text:p>
          </table:table-cell>
          <table:table-cell office:value-type="string" calcext:value-type="string">
            <text:p>1983 (1877) </text:p>
          </table:table-cell>
        </table:table-row>
        <table:table-row table:style-name="ro1">
          <table:table-cell office:value-type="string" calcext:value-type="string">
            <text:p><text:a xlink:href="http://www.nasdaq.com/symbol/vrtx" xlink:type="simple">VRTX</text:a> </text:p>
          </table:table-cell>
          <table:table-cell office:value-type="string" calcext:value-type="string">
            <text:p><text:a xlink:href="https://en.wikipedia.org/wiki/Vertex_Pharmaceuticals" xlink:type="simple">Vertex Pharmaceutical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  <table:table-cell office:value-type="string" calcext:value-type="string">
            <text:p>2013-09-23</text:p>
          </table:table-cell>
          <table:table-cell office:value-type="float" office:value="875320" calcext:value-type="float">
            <text:p>875320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office:value-type="string" calcext:value-type="string">
            <text:p><text:a xlink:href="https://www.nyse.com/quote/XNYS:VFC" xlink:type="simple">VFC</text:a> </text:p>
          </table:table-cell>
          <table:table-cell office:value-type="string" calcext:value-type="string">
            <text:p><text:a xlink:href="https://en.wikipedia.org/wiki/VF_Corporation" xlink:type="simple">VF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  <table:table-cell office:value-type="string" calcext:value-type="string">
            <text:p>1979-06-30</text:p>
          </table:table-cell>
          <table:table-cell office:value-type="float" office:value="103379" calcext:value-type="float">
            <text:p>103379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<text:a xlink:href="http://www.nasdaq.com/symbol/vtrs" xlink:type="simple">VTRS</text:a> </text:p>
          </table:table-cell>
          <table:table-cell office:value-type="string" calcext:value-type="string">
            <text:p><text:a xlink:href="https://en.wikipedia.org/wiki/Viatris" xlink:type="simple">Viatri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2004-04-23</text:p>
          </table:table-cell>
          <table:table-cell office:value-type="float" office:value="1792044" calcext:value-type="float">
            <text:p>1792044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string" calcext:value-type="string">
            <text:p><text:a xlink:href="https://www.nyse.com/quote/XNYS:VICI" xlink:type="simple">VICI</text:a> </text:p>
          </table:table-cell>
          <table:table-cell office:value-type="string" calcext:value-type="string">
            <text:p><text:a xlink:href="https://en.wikipedia.org/wiki/Vici_Properties" xlink:type="simple">Vici Proper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otel &amp; Resort REIT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22-06-08</text:p>
          </table:table-cell>
          <table:table-cell office:value-type="float" office:value="1705696" calcext:value-type="float">
            <text:p>1705696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string" calcext:value-type="string">
            <text:p><text:a xlink:href="https://www.nyse.com/quote/XNYS:V" xlink:type="simple">V</text:a> </text:p>
          </table:table-cell>
          <table:table-cell office:value-type="string" calcext:value-type="string">
            <text:p><text:a xlink:href="https://en.wikipedia.org/wiki/Visa_Inc." xlink:type="simple">Visa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09-12-21</text:p>
          </table:table-cell>
          <table:table-cell office:value-type="float" office:value="1403161" calcext:value-type="float">
            <text:p>1403161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<text:a xlink:href="https://www.nyse.com/quote/XNYS:VMC" xlink:type="simple">VMC</text:a> </text:p>
          </table:table-cell>
          <table:table-cell office:value-type="string" calcext:value-type="string">
            <text:p><text:a xlink:href="https://en.wikipedia.org/wiki/Vulcan_Materials_Company" xlink:type="simple">Vulcan Materials Company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<text:a xlink:href="https://en.wikipedia.org/wiki/Birmingham,_Alabama" xlink:type="simple">Birmingham, Alabama</text:a></text:p>
          </table:table-cell>
          <table:table-cell office:value-type="string" calcext:value-type="string">
            <text:p>1999-06-30</text:p>
          </table:table-cell>
          <table:table-cell office:value-type="float" office:value="1396009" calcext:value-type="float">
            <text:p>1396009</text:p>
          </table:table-cell>
          <table:table-cell office:value-type="float" office:value="1909" calcext:value-type="float">
            <text:p>1909</text:p>
          </table:table-cell>
        </table:table-row>
        <table:table-row table:style-name="ro2">
          <table:table-cell office:value-type="string" calcext:value-type="string">
            <text:p><text:a xlink:href="https://www.nyse.com/quote/XNYS:WAB" xlink:type="simple">WAB</text:a> </text:p>
          </table:table-cell>
          <table:table-cell office:value-type="string" calcext:value-type="string">
            <text:p><text:a xlink:href="https://en.wikipedia.org/wiki/Wabtec" xlink:type="simple">Wabte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2019-02-27</text:p>
          </table:table-cell>
          <table:table-cell office:value-type="float" office:value="943452" calcext:value-type="float">
            <text:p>943452</text:p>
          </table:table-cell>
          <table:table-cell office:value-type="string" calcext:value-type="string">
            <text:p>1999 (1869) </text:p>
          </table:table-cell>
        </table:table-row>
        <table:table-row table:style-name="ro1">
          <table:table-cell office:value-type="string" calcext:value-type="string">
            <text:p><text:a xlink:href="http://www.nasdaq.com/symbol/wba" xlink:type="simple">WBA</text:a> </text:p>
          </table:table-cell>
          <table:table-cell office:value-type="string" calcext:value-type="string">
            <text:p><text:a xlink:href="https://en.wikipedia.org/wiki/Walgreens_Boots_Alliance" xlink:type="simple">Walgreens Boots Alliance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rug Retail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  <table:table-cell office:value-type="string" calcext:value-type="string">
            <text:p>1979-12-31</text:p>
          </table:table-cell>
          <table:table-cell office:value-type="float" office:value="1618921" calcext:value-type="float">
            <text:p>16189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office:value-type="string" calcext:value-type="string">
            <text:p><text:a xlink:href="https://www.nyse.com/quote/XNYS:WMT" xlink:type="simple">WMT</text:a> </text:p>
          </table:table-cell>
          <table:table-cell office:value-type="string" calcext:value-type="string">
            <text:p><text:a xlink:href="https://en.wikipedia.org/wiki/Walmart" xlink:type="simple">Walmart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ypermarkets &amp; Super Centers</text:p>
          </table:table-cell>
          <table:table-cell office:value-type="string" calcext:value-type="string">
            <text:p><text:a xlink:href="https://en.wikipedia.org/wiki/Bentonville,_Arkansas" xlink:type="simple">Bentonville, Arkansas</text:a></text:p>
          </table:table-cell>
          <table:table-cell office:value-type="string" calcext:value-type="string">
            <text:p>1982-08-31</text:p>
          </table:table-cell>
          <table:table-cell office:value-type="float" office:value="104169" calcext:value-type="float">
            <text:p>104169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string" calcext:value-type="string">
            <text:p><text:a xlink:href="http://www.nasdaq.com/symbol/wbd" xlink:type="simple">WBD</text:a> </text:p>
          </table:table-cell>
          <table:table-cell office:value-type="string" calcext:value-type="string">
            <text:p><text:a xlink:href="https://en.wikipedia.org/wiki/Warner_Bros._Discovery" xlink:type="simple">Warner Bros. Discovery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Broadcasting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22-04-11</text:p>
          </table:table-cell>
          <table:table-cell office:value-type="float" office:value="1437107" calcext:value-type="float">
            <text:p>1437107</text:p>
          </table:table-cell>
          <table:table-cell office:value-type="float" office:value="2022" calcext:value-type="float">
            <text:p>2022</text:p>
          </table:table-cell>
        </table:table-row>
        <table:table-row table:style-name="ro2">
          <table:table-cell office:value-type="string" calcext:value-type="string">
            <text:p><text:a xlink:href="https://www.nyse.com/quote/XNYS:WM" xlink:type="simple">WM</text:a> </text:p>
          </table:table-cell>
          <table:table-cell office:value-type="string" calcext:value-type="string">
            <text:p><text:a xlink:href="https://en.wikipedia.org/wiki/Waste_Management_(corporation)" xlink:type="simple">Waste Management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table:style-name="ce2" office:value-type="string" calcext:value-type="string">
            <text:p>&lt;1985?</text:p>
          </table:table-cell>
          <table:table-cell office:value-type="float" office:value="823768" calcext:value-type="float">
            <text:p>823768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office:value-type="string" calcext:value-type="string">
            <text:p><text:a xlink:href="https://www.nyse.com/quote/XNYS:WAT" xlink:type="simple">WAT</text:a> </text:p>
          </table:table-cell>
          <table:table-cell office:value-type="string" calcext:value-type="string">
            <text:p><text:a xlink:href="https://en.wikipedia.org/wiki/Waters_Corporation" xlink:type="simple">Waters Corporati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Milford,_Massachusetts" xlink:type="simple">Milford, Massachusetts</text:a></text:p>
          </table:table-cell>
          <table:table-cell office:value-type="string" calcext:value-type="string">
            <text:p>2002-01-02</text:p>
          </table:table-cell>
          <table:table-cell office:value-type="float" office:value="1000697" calcext:value-type="float">
            <text:p>1000697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<text:a xlink:href="https://www.nyse.com/quote/XNYS:WEC" xlink:type="simple">WEC</text:a> </text:p>
          </table:table-cell>
          <table:table-cell office:value-type="string" calcext:value-type="string">
            <text:p><text:a xlink:href="https://en.wikipedia.org/wiki/WEC_Energy_Group" xlink:type="simple">WEC Energy Group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  <table:table-cell office:value-type="string" calcext:value-type="string">
            <text:p>2008-10-31</text:p>
          </table:table-cell>
          <table:table-cell office:value-type="float" office:value="783325" calcext:value-type="float">
            <text:p>783325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<text:a xlink:href="https://www.nyse.com/quote/XNYS:WFC" xlink:type="simple">WFC</text:a> </text:p>
          </table:table-cell>
          <table:table-cell office:value-type="string" calcext:value-type="string">
            <text:p><text:a xlink:href="https://en.wikipedia.org/wiki/Wells_Fargo" xlink:type="simple">Wells Fargo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1976-06-30</text:p>
          </table:table-cell>
          <table:table-cell office:value-type="float" office:value="72971" calcext:value-type="float">
            <text:p>72971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<text:a xlink:href="https://www.nyse.com/quote/XNYS:WELL" xlink:type="simple">WELL</text:a> </text:p>
          </table:table-cell>
          <table:table-cell office:value-type="string" calcext:value-type="string">
            <text:p><text:a xlink:href="https://en.wikipedia.org/wiki/Welltower" xlink:type="simple">Welltower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string" calcext:value-type="string">
            <text:p><text:a xlink:href="https://en.wikipedia.org/wiki/Toledo,_Ohio" xlink:type="simple">Toledo, Ohio</text:a></text:p>
          </table:table-cell>
          <table:table-cell office:value-type="string" calcext:value-type="string">
            <text:p>2009-01-30</text:p>
          </table:table-cell>
          <table:table-cell office:value-type="float" office:value="766704" calcext:value-type="float">
            <text:p>766704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<text:a xlink:href="https://www.nyse.com/quote/XNYS:WST" xlink:type="simple">WST</text:a> </text:p>
          </table:table-cell>
          <table:table-cell office:value-type="string" calcext:value-type="string">
            <text:p><text:a xlink:href="https://en.wikipedia.org/wiki/West_Pharmaceutical_Services" xlink:type="simple">West Pharmaceutical Servic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Exton,_Pennsylvania" xlink:type="simple">Exton, Pennsylvania</text:a></text:p>
          </table:table-cell>
          <table:table-cell office:value-type="string" calcext:value-type="string">
            <text:p>2020-05-22</text:p>
          </table:table-cell>
          <table:table-cell office:value-type="float" office:value="105770" calcext:value-type="float">
            <text:p>105770</text:p>
          </table:table-cell>
          <table:table-cell office:value-type="float" office:value="1923" calcext:value-type="float">
            <text:p>1923</text:p>
          </table:table-cell>
        </table:table-row>
        <table:table-row table:style-name="ro3">
          <table:table-cell office:value-type="string" calcext:value-type="string">
            <text:p><text:a xlink:href="http://www.nasdaq.com/symbol/wdc" xlink:type="simple">WDC</text:a> </text:p>
          </table:table-cell>
          <table:table-cell office:value-type="string" calcext:value-type="string">
            <text:p><text:a xlink:href="https://en.wikipedia.org/wiki/Western_Digital" xlink:type="simple">Western Digital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09-07-01</text:p>
          </table:table-cell>
          <table:table-cell office:value-type="float" office:value="106040" calcext:value-type="float">
            <text:p>106040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<text:a xlink:href="https://www.nyse.com/quote/XNYS:WRK" xlink:type="simple">WRK</text:a> </text:p>
          </table:table-cell>
          <table:table-cell office:value-type="string" calcext:value-type="string">
            <text:p><text:a xlink:href="https://en.wikipedia.org/wiki/WestRock" xlink:type="simple">WestRock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57-03-04</text:p>
          </table:table-cell>
          <table:table-cell office:value-type="float" office:value="1732845" calcext:value-type="float">
            <text:p>17328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<text:a xlink:href="https://www.nyse.com/quote/XNYS:WY" xlink:type="simple">WY</text:a> </text:p>
          </table:table-cell>
          <table:table-cell office:value-type="string" calcext:value-type="string">
            <text:p><text:a xlink:href="https://en.wikipedia.org/wiki/Weyerhaeuser" xlink:type="simple">Weyerhaeuser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table:style-name="ce2" office:value-type="string" calcext:value-type="string">
            <text:p>&lt;1985?</text:p>
          </table:table-cell>
          <table:table-cell office:value-type="float" office:value="106535" calcext:value-type="float">
            <text:p>106535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<text:a xlink:href="https://www.nyse.com/quote/XNYS:WHR" xlink:type="simple">WHR</text:a> </text:p>
          </table:table-cell>
          <table:table-cell office:value-type="string" calcext:value-type="string">
            <text:p><text:a xlink:href="https://en.wikipedia.org/wiki/Whirlpool_Corporation" xlink:type="simple">Whirlpool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hold Appliances</text:p>
          </table:table-cell>
          <table:table-cell office:value-type="string" calcext:value-type="string">
            <text:p><text:a xlink:href="https://en.wikipedia.org/wiki/Benton_Harbor,_Michigan" xlink:type="simple">Benton Harbor, Michigan</text:a></text:p>
          </table:table-cell>
          <table:table-cell table:style-name="ce2" office:value-type="string" calcext:value-type="string">
            <text:p>&lt;1985?</text:p>
          </table:table-cell>
          <table:table-cell office:value-type="float" office:value="106640" calcext:value-type="float">
            <text:p>106640</text:p>
          </table:table-cell>
          <table:table-cell office:value-type="float" office:value="1911" calcext:value-type="float">
            <text:p>1911</text:p>
          </table:table-cell>
        </table:table-row>
        <table:table-row table:style-name="ro3">
          <table:table-cell office:value-type="string" calcext:value-type="string">
            <text:p><text:a xlink:href="https://www.nyse.com/quote/XNYS:WMB" xlink:type="simple">WMB</text:a> </text:p>
          </table:table-cell>
          <table:table-cell office:value-type="string" calcext:value-type="string">
            <text:p><text:a xlink:href="https://en.wikipedia.org/wiki/Williams_Companies" xlink:type="simple">Williams Compani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Tulsa,_Oklahoma" xlink:type="simple">Tulsa, Oklahoma</text:a></text:p>
          </table:table-cell>
          <table:table-cell office:value-type="string" calcext:value-type="string">
            <text:p>1975-03-31</text:p>
          </table:table-cell>
          <table:table-cell office:value-type="float" office:value="107263" calcext:value-type="float">
            <text:p>107263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<text:a xlink:href="http://www.nasdaq.com/symbol/wtw" xlink:type="simple">WTW</text:a> </text:p>
          </table:table-cell>
          <table:table-cell office:value-type="string" calcext:value-type="string">
            <text:p><text:a xlink:href="https://en.wikipedia.org/wiki/Willis_Towers_Watson" xlink:type="simple">Willis Towers Wats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London" xlink:type="simple">London, United Kingdom</text:a></text:p>
          </table:table-cell>
          <table:table-cell office:value-type="string" calcext:value-type="string">
            <text:p>2016-01-05</text:p>
          </table:table-cell>
          <table:table-cell office:value-type="float" office:value="1140536" calcext:value-type="float">
            <text:p>1140536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<text:a xlink:href="https://www.nyse.com/quote/XNYS:GWW" xlink:type="simple">GWW</text:a> </text:p>
          </table:table-cell>
          <table:table-cell office:value-type="string" calcext:value-type="string">
            <text:p><text:a xlink:href="https://en.wikipedia.org/wiki/W._W._Grainger" xlink:type="simple">W. W. Grainger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Lake_Forest,_Illinois" xlink:type="simple">Lake Forest, Illinois</text:a></text:p>
          </table:table-cell>
          <table:table-cell office:value-type="string" calcext:value-type="string">
            <text:p>1981-06-30</text:p>
          </table:table-cell>
          <table:table-cell office:value-type="float" office:value="277135" calcext:value-type="float">
            <text:p>277135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<text:a xlink:href="http://www.nasdaq.com/symbol/wynn" xlink:type="simple">WYNN</text:a> </text:p>
          </table:table-cell>
          <table:table-cell office:value-type="string" calcext:value-type="string">
            <text:p><text:a xlink:href="https://en.wikipedia.org/wiki/Wynn_Resorts" xlink:type="simple">Wynn Res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Paradise,_Nevada" xlink:type="simple">Paradise, Nevada</text:a></text:p>
          </table:table-cell>
          <table:table-cell office:value-type="string" calcext:value-type="string">
            <text:p>2008-11-14</text:p>
          </table:table-cell>
          <table:table-cell office:value-type="float" office:value="1174922" calcext:value-type="float">
            <text:p>1174922</text:p>
          </table:table-cell>
          <table:table-cell office:value-type="float" office:value="2002" calcext:value-type="float">
            <text:p>2002</text:p>
          </table:table-cell>
        </table:table-row>
        <table:table-row table:style-name="ro5">
          <table:table-cell office:value-type="string" calcext:value-type="string">
            <text:p><text:a xlink:href="http://www.nasdaq.com/symbol/xel" xlink:type="simple">XEL</text:a> </text:p>
          </table:table-cell>
          <table:table-cell office:value-type="string" calcext:value-type="string">
            <text:p><text:a xlink:href="https://en.wikipedia.org/wiki/Xcel_Energy" xlink:type="simple">Xcel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office:value-type="string" calcext:value-type="string">
            <text:p>1957-03-04</text:p>
          </table:table-cell>
          <table:table-cell office:value-type="float" office:value="72903" calcext:value-type="float">
            <text:p>72903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<text:a xlink:href="https://www.nyse.com/quote/XNYS:XYL" xlink:type="simple">XYL</text:a> </text:p>
          </table:table-cell>
          <table:table-cell office:value-type="string" calcext:value-type="string">
            <text:p><text:a xlink:href="https://en.wikipedia.org/wiki/Xylem_Inc." xlink:type="simple">Xylem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White_Plains,_New_York" xlink:type="simple">White Plains, New York</text:a></text:p>
          </table:table-cell>
          <table:table-cell office:value-type="string" calcext:value-type="string">
            <text:p>2011-11-01</text:p>
          </table:table-cell>
          <table:table-cell office:value-type="float" office:value="1524472" calcext:value-type="float">
            <text:p>1524472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<text:a xlink:href="https://www.nyse.com/quote/XNYS:YUM" xlink:type="simple">YUM</text:a> </text:p>
          </table:table-cell>
          <table:table-cell office:value-type="string" calcext:value-type="string">
            <text:p><text:a xlink:href="https://en.wikipedia.org/wiki/Yum!_Brands" xlink:type="simple">Yum! Brand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Louisville,_Kentucky" xlink:type="simple">Louisville, Kentucky</text:a></text:p>
          </table:table-cell>
          <table:table-cell office:value-type="string" calcext:value-type="string">
            <text:p>1997-10-06</text:p>
          </table:table-cell>
          <table:table-cell office:value-type="float" office:value="1041061" calcext:value-type="float">
            <text:p>1041061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string" calcext:value-type="string">
            <text:p><text:a xlink:href="http://www.nasdaq.com/symbol/zbra" xlink:type="simple">ZBRA</text:a> </text:p>
          </table:table-cell>
          <table:table-cell office:value-type="string" calcext:value-type="string">
            <text:p><text:a xlink:href="https://en.wikipedia.org/wiki/Zebra_Technologies" xlink:type="simple">Zebra Technologi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Lincolnshire,_Illinois" xlink:type="simple">Lincolnshire, Illinois</text:a></text:p>
          </table:table-cell>
          <table:table-cell office:value-type="string" calcext:value-type="string">
            <text:p>2019-12-23</text:p>
          </table:table-cell>
          <table:table-cell office:value-type="float" office:value="877212" calcext:value-type="float">
            <text:p>877212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<text:a xlink:href="https://www.nyse.com/quote/XNYS:ZBH" xlink:type="simple">ZBH</text:a> </text:p>
          </table:table-cell>
          <table:table-cell office:value-type="string" calcext:value-type="string">
            <text:p><text:a xlink:href="https://en.wikipedia.org/wiki/Zimmer_Biomet" xlink:type="simple">Zimmer Biomet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rsaw,_Indiana" xlink:type="simple">Warsaw, Indiana</text:a></text:p>
          </table:table-cell>
          <table:table-cell office:value-type="string" calcext:value-type="string">
            <text:p>2001-08-07</text:p>
          </table:table-cell>
          <table:table-cell office:value-type="float" office:value="1136869" calcext:value-type="float">
            <text:p>1136869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string" calcext:value-type="string">
            <text:p><text:a xlink:href="http://www.nasdaq.com/symbol/zion" xlink:type="simple">ZION</text:a> </text:p>
          </table:table-cell>
          <table:table-cell office:value-type="string" calcext:value-type="string">
            <text:p><text:a xlink:href="https://en.wikipedia.org/wiki/Zions_Bancorporation" xlink:type="simple">Zions Ban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Salt_Lake_City,_Utah" xlink:type="simple">Salt Lake City, Utah</text:a></text:p>
          </table:table-cell>
          <table:table-cell office:value-type="string" calcext:value-type="string">
            <text:p>2001-06-22</text:p>
          </table:table-cell>
          <table:table-cell office:value-type="float" office:value="109380" calcext:value-type="float">
            <text:p>109380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<text:a xlink:href="https://www.nyse.com/quote/XNYS:ZTS" xlink:type="simple">ZTS</text:a> </text:p>
          </table:table-cell>
          <table:table-cell office:value-type="string" calcext:value-type="string">
            <text:p><text:a xlink:href="https://en.wikipedia.org/wiki/Zoetis" xlink:type="simple">Zoeti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Parsippany,_New_Jersey" xlink:type="simple">Parsippany, New Jersey</text:a></text:p>
          </table:table-cell>
          <table:table-cell office:value-type="string" calcext:value-type="string">
            <text:p>2013-06-21</text:p>
          </table:table-cell>
          <table:table-cell office:value-type="float" office:value="1555280" calcext:value-type="float">
            <text:p>1555280</text:p>
          </table:table-cell>
          <table:table-cell office:value-type="float" office:value="1952" calcext:value-type="float">
            <text:p>1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4T08:24:08.564973602</meta:creation-date>
    <dc:date>2023-03-04T08:53:07.495723378</dc:date>
    <meta:editing-duration>PT18M47S</meta:editing-duration>
    <meta:editing-cycles>2</meta:editing-cycles>
    <meta:generator>LibreOffice/6.0.7.3$Linux_X86_64 LibreOffice_project/00m0$Build-3</meta:generator>
    <meta:document-statistic meta:table-count="1" meta:cell-count="4028" meta:object-count="0"/>
  </office:meta>
</office:document-meta>
</file>